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429in"/>
    </style:style>
    <style:style style:name="co9" style:family="table-column">
      <style:table-column-properties fo:break-before="auto" style:column-width="0.6618in"/>
    </style:style>
    <style:style style:name="co10" style:family="table-column">
      <style:table-column-properties fo:break-before="auto" style:column-width="0.611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772in"/>
    </style:style>
    <style:style style:name="co14" style:family="table-column">
      <style:table-column-properties fo:break-before="auto" style:column-width="0.7508in"/>
    </style:style>
    <style:style style:name="co15" style:family="table-column">
      <style:table-column-properties fo:break-before="auto" style:column-width="1.1437in"/>
    </style:style>
    <style:style style:name="co16" style:family="table-column">
      <style:table-column-properties fo:break-before="auto" style:column-width="0.7374in"/>
    </style:style>
    <style:style style:name="co17" style:family="table-column">
      <style:table-column-properties fo:break-before="auto" style:column-width="0.7252in"/>
    </style:style>
    <style:style style:name="co18" style:family="table-column">
      <style:table-column-properties fo:break-before="auto" style:column-width="0.45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1.8283in"/>
    </style:style>
    <style:style style:name="co21" style:family="table-column">
      <style:table-column-properties fo:break-before="auto" style:column-width="1.8161in"/>
    </style:style>
    <style:style style:name="co22" style:family="table-column">
      <style:table-column-properties fo:break-before="auto" style:column-width="1.8417in"/>
    </style:style>
    <style:style style:name="co23" style:family="table-column">
      <style:table-column-properties fo:break-before="auto" style:column-width="1.8543in"/>
    </style:style>
    <style:style style:name="co24" style:family="table-column">
      <style:table-column-properties fo:break-before="auto" style:column-width="1.778in"/>
    </style:style>
    <style:style style:name="co25" style:family="table-column">
      <style:table-column-properties fo:break-before="auto" style:column-width="1.7654in"/>
    </style:style>
    <style:style style:name="co26" style:family="table-column">
      <style:table-column-properties fo:break-before="auto" style:column-width="1.7902in"/>
    </style:style>
    <style:style style:name="co27" style:family="table-column">
      <style:table-column-properties fo:break-before="auto" style:column-width="1.7272in"/>
    </style:style>
    <style:style style:name="co28" style:family="table-column">
      <style:table-column-properties fo:break-before="auto" style:column-width="1.7146in"/>
    </style:style>
    <style:style style:name="co29" style:family="table-column">
      <style:table-column-properties fo:break-before="auto" style:column-width="1.7398in"/>
    </style:style>
    <style:style style:name="co30" style:family="table-column">
      <style:table-column-properties fo:break-before="auto" style:column-width="1.9807in"/>
    </style:style>
    <style:style style:name="co31" style:family="table-column">
      <style:table-column-properties fo:break-before="auto" style:column-width="1.9681in"/>
    </style:style>
    <style:style style:name="co32" style:family="table-column">
      <style:table-column-properties fo:break-before="auto" style:column-width="1.9937in"/>
    </style:style>
    <style:style style:name="co33" style:family="table-column">
      <style:table-column-properties fo:break-before="auto" style:column-width="1.8791in"/>
    </style:style>
    <style:style style:name="co34" style:family="table-column">
      <style:table-column-properties fo:break-before="auto" style:column-width="1.8665in"/>
    </style:style>
    <style:style style:name="co35" style:family="table-column">
      <style:table-column-properties fo:break-before="auto" style:column-width="1.8925in"/>
    </style:style>
    <style:style style:name="co36" style:family="table-column">
      <style:table-column-properties fo:break-before="auto" style:column-width="1.702in"/>
    </style:style>
    <style:style style:name="co37" style:family="table-column">
      <style:table-column-properties fo:break-before="auto" style:column-width="1.6638in"/>
    </style:style>
    <style:style style:name="co38" style:family="table-column">
      <style:table-column-properties fo:break-before="auto" style:column-width="1.6516in"/>
    </style:style>
    <style:style style:name="co39" style:family="table-column">
      <style:table-column-properties fo:break-before="auto" style:column-width="1.6764in"/>
    </style:style>
    <style:style style:name="co40" style:family="table-column">
      <style:table-column-properties fo:break-before="auto" style:column-width="1.6134in"/>
    </style:style>
    <style:style style:name="co41" style:family="table-column">
      <style:table-column-properties fo:break-before="auto" style:column-width="1.6in"/>
    </style:style>
    <style:style style:name="co42" style:family="table-column">
      <style:table-column-properties fo:break-before="auto" style:column-width="1.6256in"/>
    </style:style>
    <style:style style:name="co43" style:family="table-column">
      <style:table-column-properties fo:break-before="auto" style:column-width="1.7528in"/>
    </style:style>
    <style:style style:name="co44" style:family="table-column">
      <style:table-column-properties fo:break-before="auto" style:column-width="1.689in"/>
    </style:style>
    <style:style style:name="co45" style:family="table-column">
      <style:table-column-properties fo:break-before="auto" style:column-width="1.6382in"/>
    </style:style>
    <style:style style:name="co46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style:font-name="Arial Narrow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style:font-name="Arial Narrow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6" style:family="table-cell" style:parent-style-name="Default" style:data-style-name="N129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8" style:family="table-cell" style:parent-style-name="Default" style:data-style-name="N129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1" style:family="table-cell" style:parent-style-name="Red" style:data-style-name="N129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Blue" style:data-style-name="N12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Red" style:data-style-name="N12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Green" style:data-style-name="N129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9">
      <style:text-properties fo:font-weight="normal" style:font-weight-asian="normal" style:font-weight-complex="normal"/>
    </style:style>
    <style:style style:name="ce47" style:family="table-cell" style:parent-style-name="Default" style:data-style-name="N129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129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53" style:family="table-cell" style:parent-style-name="Green" style:data-style-name="N12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Blue" style:data-style-name="N12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Blue" style:data-style-name="N12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Green" style:data-style-name="N12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Blue" style:data-style-name="N12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Blue" style:data-style-name="N129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Green" style:data-style-name="N12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Red" style:data-style-name="N12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Red" style:data-style-name="N12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Green" style:data-style-name="N129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9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29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4" style:family="table-cell" style:parent-style-name="Green" style:data-style-name="N129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Blue" style:data-style-name="N129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Blue" style:data-style-name="N129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9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29">
      <style:table-cell-properties fo:border-bottom="0.74pt solid #000000" fo:background-color="#ffb66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1" style:family="table-cell" style:parent-style-name="Green" style:data-style-name="N129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Green" style:data-style-name="N12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Blue" style:data-style-name="N129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9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129">
      <style:table-cell-properties fo:border-bottom="0.74pt solid #000000" fo:background-color="#ffb66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01" style:family="table-cell" style:parent-style-name="Blue" style:data-style-name="N12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Red" style:data-style-name="N129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ffb66c" fo:border-left="none" fo:border-right="none" fo:border-top="0.74pt solid #000000"/>
    </style:style>
    <style:style style:name="ce105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106" style:family="table-cell" style:parent-style-name="Default" style:data-style-name="N129">
      <style:table-cell-properties fo:border-bottom="0.74pt solid #000000" fo:background-color="#ffb66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07" style:family="table-cell" style:parent-style-name="Blue" style:data-style-name="N129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Green" style:data-style-name="N129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29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10" style:family="table-cell" style:parent-style-name="Default" style:data-style-name="N129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11" style:family="table-cell" style:parent-style-name="Green" style:data-style-name="N13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Blue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Red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Blue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29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16" style:family="table-cell" style:parent-style-name="Default" style:data-style-name="N129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17" style:family="table-cell" style:parent-style-name="Blue" style:data-style-name="N13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Red" style:data-style-name="N13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Blue" style:data-style-name="N13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Blue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Green" style:data-style-name="N13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123" style:family="table-cell" style:parent-style-name="Red" style:data-style-name="N13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Green" style:data-style-name="N13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Green" style:data-style-name="N13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Blue" style:data-style-name="N13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Red" style:data-style-name="N13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129" style:family="table-cell" style:parent-style-name="Default" style:data-style-name="N129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30" style:family="table-cell" style:parent-style-name="Green" style:data-style-name="N13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Red" style:data-style-name="N13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Green" style:data-style-name="N13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Green" style:data-style-name="N13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" table:default-cell-style-name="ce8"/>
        <table:table-column table:style-name="co7" table:number-columns-repeated="2" table:default-cell-style-name="ce8"/>
        <table:table-row table:style-name="ro1">
          <table:table-cell table:style-name="ce3"/>
          <table:table-cell table:style-name="ce12"/>
          <table:table-cell table:style-name="ce16" table:number-columns-repeated="4"/>
          <table:table-cell table:style-name="ce26" office:value-type="string" calcext:value-type="string" table:number-columns-spanned="6" table:number-rows-spanned="1">
            <text:p>BothSides</text:p>
          </table:table-cell>
          <table:covered-table-cell table:number-columns-repeated="4" table:style-name="ce47"/>
          <table:covered-table-cell table:style-name="ce81"/>
          <table:table-cell table:style-name="ce89" office:value-type="string" calcext:value-type="string" table:number-columns-spanned="6" table:number-rows-spanned="1">
            <text:p>PosSide</text:p>
          </table:table-cell>
          <table:covered-table-cell table:number-columns-repeated="2" table:style-name="ce97"/>
          <table:covered-table-cell table:number-columns-repeated="2" table:style-name="ce104"/>
          <table:covered-table-cell table:style-name="ce105"/>
          <table:table-cell table:style-name="ce109" office:value-type="string" calcext:value-type="string" table:number-columns-spanned="6" table:number-rows-spanned="1">
            <text:p>NegSide</text:p>
          </table:table-cell>
          <table:covered-table-cell table:number-columns-repeated="2" table:style-name="ce115"/>
          <table:covered-table-cell table:number-columns-repeated="2" table:style-name="ce122"/>
          <table:covered-table-cell table:style-name="ce128"/>
        </table:table-row>
        <table:table-row table:style-name="ro1">
          <table:table-cell table:style-name="ce4" office:value-type="string" calcext:value-type="string">
            <text:p>Scenario</text:p>
          </table:table-cell>
          <table:table-cell table:style-name="ce15" office:value-type="string" calcext:value-type="string">
            <text:p>Scenario #</text:p>
          </table:table-cell>
          <table:table-cell table:style-name="ce25" office:value-type="string" calcext:value-type="string">
            <text:p>fracPos</text:p>
          </table:table-cell>
          <table:table-cell table:style-name="ce25" office:value-type="string" calcext:value-type="string">
            <text:p>fracNeg</text:p>
          </table:table-cell>
          <table:table-cell table:style-name="ce25" office:value-type="string" calcext:value-type="string">
            <text:p>rho</text:p>
          </table:table-cell>
          <table:table-cell table:style-name="ce25" office:value-type="string" calcext:value-type="string">
            <text:p>FDRmethod</text:p>
          </table:table-cell>
          <table:table-cell table:style-name="ce28" office:value-type="string" calcext:value-type="string">
            <text:p>canonical</text:p>
          </table:table-cell>
          <table:table-cell table:style-name="ce49" office:value-type="string" calcext:value-type="string">
            <text:p>combined</text:p>
          </table:table-cell>
          <table:table-cell table:style-name="ce49" office:value-type="string" calcext:value-type="string">
            <text:p>twotailed</text:p>
          </table:table-cell>
          <table:table-cell table:style-name="ce49" office:value-type="string" calcext:value-type="string">
            <text:p>split</text:p>
          </table:table-cell>
          <table:table-cell table:style-name="ce49" office:value-type="string" calcext:value-type="string">
            <text:p>canbb</text:p>
          </table:table-cell>
          <table:table-cell table:style-name="ce83" office:value-type="string" calcext:value-type="string">
            <text:p>splitbb</text:p>
          </table:table-cell>
          <table:table-cell table:style-name="ce90" office:value-type="string" calcext:value-type="string">
            <text:p>canonical</text:p>
          </table:table-cell>
          <table:table-cell table:style-name="ce99" office:value-type="string" calcext:value-type="string">
            <text:p>combined</text:p>
          </table:table-cell>
          <table:table-cell table:style-name="ce99" office:value-type="string" calcext:value-type="string">
            <text:p>twotailed</text:p>
          </table:table-cell>
          <table:table-cell table:style-name="ce99" office:value-type="string" calcext:value-type="string">
            <text:p>split</text:p>
          </table:table-cell>
          <table:table-cell table:style-name="ce99" office:value-type="string" calcext:value-type="string">
            <text:p>canbb</text:p>
          </table:table-cell>
          <table:table-cell table:style-name="ce106" office:value-type="string" calcext:value-type="string">
            <text:p>splitbb</text:p>
          </table:table-cell>
          <table:table-cell table:style-name="ce110" office:value-type="string" calcext:value-type="string">
            <text:p>canonical</text:p>
          </table:table-cell>
          <table:table-cell table:style-name="ce116" office:value-type="string" calcext:value-type="string">
            <text:p>combined</text:p>
          </table:table-cell>
          <table:table-cell table:style-name="ce116" office:value-type="string" calcext:value-type="string">
            <text:p>twotailed</text:p>
          </table:table-cell>
          <table:table-cell table:style-name="ce116" office:value-type="string" calcext:value-type="string">
            <text:p>split</text:p>
          </table:table-cell>
          <table:table-cell table:style-name="ce116" office:value-type="string" calcext:value-type="string">
            <text:p>canbb</text:p>
          </table:table-cell>
          <table:table-cell table:style-name="ce129" office:value-type="string" calcext:value-type="string">
            <text:p>splitbb</text:p>
          </table:table-cell>
        </table:table-row>
        <table:table-row table:style-name="ro1">
          <table:table-cell table:style-name="ce3" table:formula="of:=[$raw.A2]" office:value-type="string" office:string-value="bh_indep_null_fdp" calcext:value-type="string">
            <text:p>bh_indep_null_fdp</text:p>
          </table:table-cell>
          <table:table-cell table:style-name="ce16" table:formula="of:=[$raw.B2]" office:value-type="float" office:value="1" calcext:value-type="float">
            <text:p>1</text:p>
          </table:table-cell>
          <table:table-cell table:style-name="ce16" table:formula="of:=[$raw.C2]" office:value-type="float" office:value="0" calcext:value-type="float">
            <text:p>0</text:p>
          </table:table-cell>
          <table:table-cell table:style-name="ce16" table:formula="of:=[$raw.D2]" office:value-type="float" office:value="0" calcext:value-type="float">
            <text:p>0</text:p>
          </table:table-cell>
          <table:table-cell table:style-name="ce16" table:formula="of:=[$raw.E2]" office:value-type="float" office:value="0" calcext:value-type="float">
            <text:p>0</text:p>
          </table:table-cell>
          <table:table-cell table:style-name="ce16" table:formula="of:=[$raw.F2]" office:value-type="string" office:string-value="BH1995" calcext:value-type="string">
            <text:p>BH1995</text:p>
          </table:table-cell>
          <table:table-cell table:style-name="ce31" table:formula="of:=[raw.N2]+ORG.OPENOFFICE.STYLE(IF([raw.K2]&lt;[raw.O2];&quot;Red&quot;;IF([raw.K2]&gt;[raw.P2];&quot;Blue&quot;;&quot;Green&quot;)))" office:value-type="float" office:value="0.1005" calcext:value-type="float">
            <text:p>0.1005</text:p>
          </table:table-cell>
          <table:table-cell table:style-name="ce53" table:formula="of:=[raw.Q2]+ORG.OPENOFFICE.STYLE(IF([raw.K2]&lt;[raw.R2];&quot;Red&quot;;IF([raw.K2]&gt;[raw.S2];&quot;Blue&quot;;&quot;Green&quot;)))" office:value-type="float" office:value="0.052" calcext:value-type="float">
            <text:p>0.0520</text:p>
          </table:table-cell>
          <table:table-cell table:style-name="ce53" table:formula="of:=[raw.T2]+ORG.OPENOFFICE.STYLE(IF([raw.K2]&lt;[raw.U2];&quot;Red&quot;;IF([raw.K2]&gt;[raw.V2];&quot;Blue&quot;;&quot;Green&quot;)))" office:value-type="float" office:value="0.052" calcext:value-type="float">
            <text:p>0.0520</text:p>
          </table:table-cell>
          <table:table-cell table:style-name="ce76" table:formula="of:=[raw.W2]+ORG.OPENOFFICE.STYLE(IF([raw.K2]&lt;[raw.X2];&quot;Red&quot;;IF([raw.K2]&gt;[raw.Y2];&quot;Blue&quot;;&quot;Green&quot;)))" office:value-type="float" office:value="0.1015" calcext:value-type="float">
            <text:p>0.1015</text:p>
          </table:table-cell>
          <table:table-cell table:style-name="ce53" table:formula="of:=[raw.Z2]+ORG.OPENOFFICE.STYLE(IF([raw.K2]&lt;[raw.AA2];&quot;Red&quot;;IF([raw.K2]&gt;[raw.AB2];&quot;Blue&quot;;&quot;Green&quot;)))" office:value-type="float" office:value="0.052" calcext:value-type="float">
            <text:p>0.0520</text:p>
          </table:table-cell>
          <table:table-cell table:style-name="ce84" table:formula="of:=[raw.AC2]+ORG.OPENOFFICE.STYLE(IF([raw.K2]&lt;[raw.AD2];&quot;Red&quot;;IF([raw.K2]&gt;[raw.AE2];&quot;Blue&quot;;&quot;Green&quot;)))" office:value-type="float" office:value="0.052" calcext:value-type="float">
            <text:p>0.0520</text:p>
          </table:table-cell>
          <table:table-cell table:style-name="ce91" table:formula="of:=[raw.AF2]+ORG.OPENOFFICE.STYLE(IF([raw.K2]&lt;[raw.AG2];&quot;Red&quot;;IF([raw.K2]&gt;[raw.AH2];&quot;Blue&quot;;&quot;Green&quot;)))" office:value-type="float" office:value="0.0475" calcext:value-type="float">
            <text:p>0.0475</text:p>
          </table:table-cell>
          <table:table-cell table:style-name="ce101" table:formula="of:=[raw.AI2]+ORG.OPENOFFICE.STYLE(IF([raw.K2]&lt;[raw.AJ2];&quot;Red&quot;;IF([raw.K2]&gt;[raw.AK2];&quot;Blue&quot;;&quot;Green&quot;)))" office:value-type="float" office:value="0.0285" calcext:value-type="float">
            <text:p>0.0285</text:p>
          </table:table-cell>
          <table:table-cell table:style-name="ce101" table:formula="of:=[raw.AL2]+ORG.OPENOFFICE.STYLE(IF([raw.K2]&lt;[raw.AM2];&quot;Red&quot;;IF([raw.K2]&gt;[raw.AN2];&quot;Blue&quot;;&quot;Green&quot;)))" office:value-type="float" office:value="0.0285" calcext:value-type="float">
            <text:p>0.0285</text:p>
          </table:table-cell>
          <table:table-cell table:style-name="ce53" table:formula="of:=[raw.AO2]+ORG.OPENOFFICE.STYLE(IF([raw.K2]&lt;[raw.AP2];&quot;Red&quot;;IF([raw.K2]&gt;[raw.AQ2];&quot;Blue&quot;;&quot;Green&quot;)))" office:value-type="float" office:value="0.048" calcext:value-type="float">
            <text:p>0.0480</text:p>
          </table:table-cell>
          <table:table-cell table:style-name="ce101" table:formula="of:=[raw.AR2]+ORG.OPENOFFICE.STYLE(IF([raw.K2]&lt;[raw.AS2];&quot;Red&quot;;IF([raw.K2]&gt;[raw.AT2];&quot;Blue&quot;;&quot;Green&quot;)))" office:value-type="float" office:value="0.0285" calcext:value-type="float">
            <text:p>0.0285</text:p>
          </table:table-cell>
          <table:table-cell table:style-name="ce107" table:formula="of:=[raw.AU2]+ORG.OPENOFFICE.STYLE(IF([raw.K2]&lt;[raw.AV2];&quot;Red&quot;;IF([raw.K2]&gt;[raw.AW2];&quot;Blue&quot;;&quot;Green&quot;)))" office:value-type="float" office:value="0.0285" calcext:value-type="float">
            <text:p>0.0285</text:p>
          </table:table-cell>
          <table:table-cell table:style-name="ce111" table:formula="of:=[raw.AX2]+ORG.OPENOFFICE.STYLE(IF([raw.K2]&lt;[raw.AY2];&quot;Red&quot;;IF([raw.K2]&gt;[raw.AZ2];&quot;Blue&quot;;&quot;Green&quot;)))" office:value-type="float" office:value="0.055" calcext:value-type="float">
            <text:p>0.0550</text:p>
          </table:table-cell>
          <table:table-cell table:style-name="ce117" table:formula="of:=[raw.BA2]+ORG.OPENOFFICE.STYLE(IF([raw.K2]&lt;[raw.BB2];&quot;Red&quot;;IF([raw.K2]&gt;[raw.BC2];&quot;Blue&quot;;&quot;Green&quot;)))" office:value-type="float" office:value="0.0255" calcext:value-type="float">
            <text:p>0.0255</text:p>
          </table:table-cell>
          <table:table-cell table:style-name="ce121" table:formula="of:=[raw.BD2]+ORG.OPENOFFICE.STYLE(IF([raw.K2]&lt;[raw.BF2];&quot;Red&quot;;IF([raw.K2]&gt;[raw.BG2];&quot;Blue&quot;;&quot;Green&quot;)))" office:value-type="float" office:value="0.0255" calcext:value-type="float">
            <text:p>0.0255</text:p>
          </table:table-cell>
          <table:table-cell table:style-name="ce123" table:formula="of:=[raw.BH2]+ORG.OPENOFFICE.STYLE(IF([raw.K2]&lt;[raw.BI2];&quot;Red&quot;;IF([raw.K2]&gt;[raw.BJ2];&quot;Blue&quot;;&quot;Green&quot;)))" office:value-type="float" office:value="0.0454633410554396" calcext:value-type="float">
            <text:p>0.0455</text:p>
          </table:table-cell>
          <table:table-cell table:style-name="ce117" table:formula="of:=[raw.BK2]+ORG.OPENOFFICE.STYLE(IF([raw.K2]&lt;[raw.BL2];&quot;Red&quot;;IF([raw.K2]&gt;[raw.BM2];&quot;Blue&quot;;&quot;Green&quot;)))" office:value-type="float" office:value="0.0185896076503584" calcext:value-type="float">
            <text:p>0.0186</text:p>
          </table:table-cell>
          <table:table-cell table:style-name="ce130" table:formula="of:=[raw.BN2]+ORG.OPENOFFICE.STYLE(IF([raw.K2]&lt;[raw.BO2];&quot;Red&quot;;IF([raw.K2]&gt;[raw.BP2];&quot;Blue&quot;;&quot;Green&quot;)))" office:value-type="float" office:value="0.0185896076503584" calcext:value-type="float">
            <text:p>0.0186</text:p>
          </table:table-cell>
        </table:table-row>
        <table:table-row table:style-name="ro1">
          <table:table-cell table:style-name="ce7" table:formula="of:=[$raw.A3]" office:value-type="string" office:string-value="bh_indep_posonly_fdp" calcext:value-type="string">
            <text:p>bh_indep_posonly_fdp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18" table:formula="of:=[$raw.F3]" office:value-type="string" office:string-value="BH1995" calcext:value-type="string">
            <text:p>BH1995</text:p>
          </table:table-cell>
          <table:table-cell table:style-name="ce33" table:formula="of:=[raw.N3]+ORG.OPENOFFICE.STYLE(IF([raw.K3]&lt;[raw.O3];&quot;Red&quot;;IF([raw.K3]&gt;[raw.P3];&quot;Blue&quot;;&quot;Green&quot;)))" office:value-type="float" office:value="0.0375670357384195" calcext:value-type="float">
            <text:p>0.0376</text:p>
          </table:table-cell>
          <table:table-cell table:style-name="ce52" table:formula="of:=[raw.Q3]+ORG.OPENOFFICE.STYLE(IF([raw.K3]&lt;[raw.R3];&quot;Red&quot;;IF([raw.K3]&gt;[raw.S3];&quot;Blue&quot;;&quot;Green&quot;)))" office:value-type="float" office:value="0.0372975635748802" calcext:value-type="float">
            <text:p>0.0373</text:p>
          </table:table-cell>
          <table:table-cell table:style-name="ce52" table:formula="of:=[raw.T3]+ORG.OPENOFFICE.STYLE(IF([raw.K3]&lt;[raw.U3];&quot;Red&quot;;IF([raw.K3]&gt;[raw.V3];&quot;Blue&quot;;&quot;Green&quot;)))" office:value-type="float" office:value="0.0372975635748802" calcext:value-type="float">
            <text:p>0.0373</text:p>
          </table:table-cell>
          <table:table-cell table:style-name="ce61" table:formula="of:=[raw.W3]+ORG.OPENOFFICE.STYLE(IF([raw.K3]&lt;[raw.X3];&quot;Red&quot;;IF([raw.K3]&gt;[raw.Y3];&quot;Blue&quot;;&quot;Green&quot;)))" office:value-type="float" office:value="0.0300485255785265" calcext:value-type="float">
            <text:p>0.0300</text:p>
          </table:table-cell>
          <table:table-cell table:style-name="ce61" table:formula="of:=[raw.Z3]+ORG.OPENOFFICE.STYLE(IF([raw.K3]&lt;[raw.AA3];&quot;Red&quot;;IF([raw.K3]&gt;[raw.AB3];&quot;Blue&quot;;&quot;Green&quot;)))" office:value-type="float" office:value="0.0375670357384195" calcext:value-type="float">
            <text:p>0.0376</text:p>
          </table:table-cell>
          <table:table-cell table:style-name="ce86" table:formula="of:=[raw.AC3]+ORG.OPENOFFICE.STYLE(IF([raw.K3]&lt;[raw.AD3];&quot;Red&quot;;IF([raw.K3]&gt;[raw.AE3];&quot;Blue&quot;;&quot;Green&quot;)))" office:value-type="float" office:value="0.0300485255785265" calcext:value-type="float">
            <text:p>0.0300</text:p>
          </table:table-cell>
          <table:table-cell table:style-name="ce33" table:formula="of:=[raw.AF3]+ORG.OPENOFFICE.STYLE(IF([raw.K3]&lt;[raw.AG3];&quot;Red&quot;;IF([raw.K3]&gt;[raw.AH3];&quot;Blue&quot;;&quot;Green&quot;)))" office:value-type="float" office:value="0.0374636224984725" calcext:value-type="float">
            <text:p>0.0375</text:p>
          </table:table-cell>
          <table:table-cell table:style-name="ce61" table:formula="of:=[raw.AI3]+ORG.OPENOFFICE.STYLE(IF([raw.K3]&lt;[raw.AJ3];&quot;Red&quot;;IF([raw.K3]&gt;[raw.AK3];&quot;Blue&quot;;&quot;Green&quot;)))" office:value-type="float" office:value="0.0189513056803985" calcext:value-type="float">
            <text:p>0.0190</text:p>
          </table:table-cell>
          <table:table-cell table:style-name="ce61" table:formula="of:=[raw.AL3]+ORG.OPENOFFICE.STYLE(IF([raw.K3]&lt;[raw.AM3];&quot;Red&quot;;IF([raw.K3]&gt;[raw.AN3];&quot;Blue&quot;;&quot;Green&quot;)))" office:value-type="float" office:value="0.0189513056803985" calcext:value-type="float">
            <text:p>0.0190</text:p>
          </table:table-cell>
          <table:table-cell table:style-name="ce52" table:formula="of:=[raw.AO3]+ORG.OPENOFFICE.STYLE(IF([raw.K3]&lt;[raw.AP3];&quot;Red&quot;;IF([raw.K3]&gt;[raw.AQ3];&quot;Blue&quot;;&quot;Green&quot;)))" office:value-type="float" office:value="0.0299027428078918" calcext:value-type="float">
            <text:p>0.0299</text:p>
          </table:table-cell>
          <table:table-cell table:style-name="ce52" table:formula="of:=[raw.AR3]+ORG.OPENOFFICE.STYLE(IF([raw.K3]&lt;[raw.AS3];&quot;Red&quot;;IF([raw.K3]&gt;[raw.AT3];&quot;Blue&quot;;&quot;Green&quot;)))" office:value-type="float" office:value="0.0374636224984725" calcext:value-type="float">
            <text:p>0.0375</text:p>
          </table:table-cell>
          <table:table-cell table:style-name="ce86" table:formula="of:=[raw.AU3]+ORG.OPENOFFICE.STYLE(IF([raw.K3]&lt;[raw.AV3];&quot;Red&quot;;IF([raw.K3]&gt;[raw.AW3];&quot;Blue&quot;;&quot;Green&quot;)))" office:value-type="float" office:value="0.0299027428078918" calcext:value-type="float">
            <text:p>0.0299</text:p>
          </table:table-cell>
          <table:table-cell table:style-name="ce112" table:formula="of:=[raw.AX3]+ORG.OPENOFFICE.STYLE(IF([raw.K3]&lt;[raw.AY3];&quot;Red&quot;;IF([raw.K3]&gt;[raw.AZ3];&quot;Blue&quot;;&quot;Green&quot;)))" office:value-type="float" office:value="0.04" calcext:value-type="float">
            <text:p>0.0400</text:p>
          </table:table-cell>
          <table:table-cell table:style-name="ce118" table:formula="of:=[raw.BA3]+ORG.OPENOFFICE.STYLE(IF([raw.K3]&lt;[raw.BB3];&quot;Red&quot;;IF([raw.K3]&gt;[raw.BC3];&quot;Blue&quot;;&quot;Green&quot;)))" office:value-type="float" office:value="0.9965" calcext:value-type="float">
            <text:p>0.9965</text:p>
          </table:table-cell>
          <table:table-cell table:style-name="ce118" table:formula="of:=[raw.BD3]+ORG.OPENOFFICE.STYLE(IF([raw.K3]&lt;[raw.BF3];&quot;Red&quot;;IF([raw.K3]&gt;[raw.BG3];&quot;Blue&quot;;&quot;Green&quot;)))" office:value-type="float" office:value="0.9965" calcext:value-type="float">
            <text:p>0.9965</text:p>
          </table:table-cell>
          <table:table-cell table:style-name="ce118" table:formula="of:=[raw.BH3]+ORG.OPENOFFICE.STYLE(IF([raw.K3]&lt;[raw.BI3];&quot;Red&quot;;IF([raw.K3]&gt;[raw.BJ3];&quot;Blue&quot;;&quot;Green&quot;)))" office:value-type="float" office:value="0.0422669818229962" calcext:value-type="float">
            <text:p>0.0423</text:p>
          </table:table-cell>
          <table:table-cell table:style-name="ce125" table:formula="of:=[raw.BK3]+ORG.OPENOFFICE.STYLE(IF([raw.K3]&lt;[raw.BL3];&quot;Red&quot;;IF([raw.K3]&gt;[raw.BM3];&quot;Blue&quot;;&quot;Green&quot;)))" office:value-type="float" office:value="0.0314097202717122" calcext:value-type="float">
            <text:p>0.0314</text:p>
          </table:table-cell>
          <table:table-cell table:style-name="ce131" table:formula="of:=[raw.BN3]+ORG.OPENOFFICE.STYLE(IF([raw.K3]&lt;[raw.BO3];&quot;Red&quot;;IF([raw.K3]&gt;[raw.BP3];&quot;Blue&quot;;&quot;Green&quot;)))" office:value-type="float" office:value="0.0422669818229962" calcext:value-type="float">
            <text:p>0.0423</text:p>
          </table:table-cell>
        </table:table-row>
        <table:table-row table:style-name="ro1">
          <table:table-cell table:style-name="ce7" table:formula="of:=[$raw.A4]" office:value-type="string" office:string-value="bh_indep_negonly_fdp" calcext:value-type="string">
            <text:p>bh_indep_negonly_fdp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18" table:formula="of:=[$raw.F4]" office:value-type="string" office:string-value="BH1995" calcext:value-type="string">
            <text:p>BH1995</text:p>
          </table:table-cell>
          <table:table-cell table:style-name="ce33" table:formula="of:=[raw.N4]+ORG.OPENOFFICE.STYLE(IF([raw.K4]&lt;[raw.O4];&quot;Red&quot;;IF([raw.K4]&gt;[raw.P4];&quot;Blue&quot;;&quot;Green&quot;)))" office:value-type="float" office:value="0.0391941602414151" calcext:value-type="float">
            <text:p>0.0392</text:p>
          </table:table-cell>
          <table:table-cell table:style-name="ce52" table:formula="of:=[raw.Q4]+ORG.OPENOFFICE.STYLE(IF([raw.K4]&lt;[raw.R4];&quot;Red&quot;;IF([raw.K4]&gt;[raw.S4];&quot;Blue&quot;;&quot;Green&quot;)))" office:value-type="float" office:value="0.0392874258358035" calcext:value-type="float">
            <text:p>0.0393</text:p>
          </table:table-cell>
          <table:table-cell table:style-name="ce52" table:formula="of:=[raw.T4]+ORG.OPENOFFICE.STYLE(IF([raw.K4]&lt;[raw.U4];&quot;Red&quot;;IF([raw.K4]&gt;[raw.V4];&quot;Blue&quot;;&quot;Green&quot;)))" office:value-type="float" office:value="0.0392874258358035" calcext:value-type="float">
            <text:p>0.0393</text:p>
          </table:table-cell>
          <table:table-cell table:style-name="ce61" table:formula="of:=[raw.W4]+ORG.OPENOFFICE.STYLE(IF([raw.K4]&lt;[raw.X4];&quot;Red&quot;;IF([raw.K4]&gt;[raw.Y4];&quot;Blue&quot;;&quot;Green&quot;)))" office:value-type="float" office:value="0.031994939871643" calcext:value-type="float">
            <text:p>0.0320</text:p>
          </table:table-cell>
          <table:table-cell table:style-name="ce61" table:formula="of:=[raw.Z4]+ORG.OPENOFFICE.STYLE(IF([raw.K4]&lt;[raw.AA4];&quot;Red&quot;;IF([raw.K4]&gt;[raw.AB4];&quot;Blue&quot;;&quot;Green&quot;)))" office:value-type="float" office:value="0.0391941602414151" calcext:value-type="float">
            <text:p>0.0392</text:p>
          </table:table-cell>
          <table:table-cell table:style-name="ce86" table:formula="of:=[raw.AC4]+ORG.OPENOFFICE.STYLE(IF([raw.K4]&lt;[raw.AD4];&quot;Red&quot;;IF([raw.K4]&gt;[raw.AE4];&quot;Blue&quot;;&quot;Green&quot;)))" office:value-type="float" office:value="0.031994939871643" calcext:value-type="float">
            <text:p>0.0320</text:p>
          </table:table-cell>
          <table:table-cell table:style-name="ce92" table:formula="of:=[raw.AF4]+ORG.OPENOFFICE.STYLE(IF([raw.K4]&lt;[raw.AG4];&quot;Red&quot;;IF([raw.K4]&gt;[raw.AH4];&quot;Blue&quot;;&quot;Green&quot;)))" office:value-type="float" office:value="0.0425" calcext:value-type="float">
            <text:p>0.0425</text:p>
          </table:table-cell>
          <table:table-cell table:style-name="ce77" table:formula="of:=[raw.AI4]+ORG.OPENOFFICE.STYLE(IF([raw.K4]&lt;[raw.AJ4];&quot;Red&quot;;IF([raw.K4]&gt;[raw.AK4];&quot;Blue&quot;;&quot;Green&quot;)))" office:value-type="float" office:value="0.998" calcext:value-type="float">
            <text:p>0.9980</text:p>
          </table:table-cell>
          <table:table-cell table:style-name="ce77" table:formula="of:=[raw.AL4]+ORG.OPENOFFICE.STYLE(IF([raw.K4]&lt;[raw.AM4];&quot;Red&quot;;IF([raw.K4]&gt;[raw.AN4];&quot;Blue&quot;;&quot;Green&quot;)))" office:value-type="float" office:value="0.998" calcext:value-type="float">
            <text:p>0.9980</text:p>
          </table:table-cell>
          <table:table-cell table:style-name="ce55" table:formula="of:=[raw.AO4]+ORG.OPENOFFICE.STYLE(IF([raw.K4]&lt;[raw.AP4];&quot;Red&quot;;IF([raw.K4]&gt;[raw.AQ4];&quot;Blue&quot;;&quot;Green&quot;)))" office:value-type="float" office:value="0.0545" calcext:value-type="float">
            <text:p>0.0545</text:p>
          </table:table-cell>
          <table:table-cell table:style-name="ce55" table:formula="of:=[raw.AR4]+ORG.OPENOFFICE.STYLE(IF([raw.K4]&lt;[raw.AS4];&quot;Red&quot;;IF([raw.K4]&gt;[raw.AT4];&quot;Blue&quot;;&quot;Green&quot;)))" office:value-type="float" office:value="0.0425" calcext:value-type="float">
            <text:p>0.0425</text:p>
          </table:table-cell>
          <table:table-cell table:style-name="ce108" table:formula="of:=[raw.AU4]+ORG.OPENOFFICE.STYLE(IF([raw.K4]&lt;[raw.AV4];&quot;Red&quot;;IF([raw.K4]&gt;[raw.AW4];&quot;Blue&quot;;&quot;Green&quot;)))" office:value-type="float" office:value="0.0545" calcext:value-type="float">
            <text:p>0.0545</text:p>
          </table:table-cell>
          <table:table-cell table:style-name="ce112" table:formula="of:=[raw.AX4]+ORG.OPENOFFICE.STYLE(IF([raw.K4]&lt;[raw.AY4];&quot;Red&quot;;IF([raw.K4]&gt;[raw.AZ4];&quot;Blue&quot;;&quot;Green&quot;)))" office:value-type="float" office:value="0.0390839991052018" calcext:value-type="float">
            <text:p>0.0391</text:p>
          </table:table-cell>
          <table:table-cell table:style-name="ce119" table:formula="of:=[raw.BA4]+ORG.OPENOFFICE.STYLE(IF([raw.K4]&lt;[raw.BB4];&quot;Red&quot;;IF([raw.K4]&gt;[raw.BC4];&quot;Blue&quot;;&quot;Green&quot;)))" office:value-type="float" office:value="0.020870322787235" calcext:value-type="float">
            <text:p>0.0209</text:p>
          </table:table-cell>
          <table:table-cell table:style-name="ce119" table:formula="of:=[raw.BD4]+ORG.OPENOFFICE.STYLE(IF([raw.K4]&lt;[raw.BF4];&quot;Red&quot;;IF([raw.K4]&gt;[raw.BG4];&quot;Blue&quot;;&quot;Green&quot;)))" office:value-type="float" office:value="0.020870322787235" calcext:value-type="float">
            <text:p>0.0209</text:p>
          </table:table-cell>
          <table:table-cell table:style-name="ce119" table:formula="of:=[raw.BH4]+ORG.OPENOFFICE.STYLE(IF([raw.K4]&lt;[raw.BI4];&quot;Red&quot;;IF([raw.K4]&gt;[raw.BJ4];&quot;Blue&quot;;&quot;Green&quot;)))" office:value-type="float" office:value="0.0314523208817955" calcext:value-type="float">
            <text:p>0.0315</text:p>
          </table:table-cell>
          <table:table-cell table:style-name="ce126" table:formula="of:=[raw.BK4]+ORG.OPENOFFICE.STYLE(IF([raw.K4]&lt;[raw.BL4];&quot;Red&quot;;IF([raw.K4]&gt;[raw.BM4];&quot;Blue&quot;;&quot;Green&quot;)))" office:value-type="float" office:value="0.0386579825773307" calcext:value-type="float">
            <text:p>0.0387</text:p>
          </table:table-cell>
          <table:table-cell table:style-name="ce132" table:formula="of:=[raw.BN4]+ORG.OPENOFFICE.STYLE(IF([raw.K4]&lt;[raw.BO4];&quot;Red&quot;;IF([raw.K4]&gt;[raw.BP4];&quot;Blue&quot;;&quot;Green&quot;)))" office:value-type="float" office:value="0.0314523208817955" calcext:value-type="float">
            <text:p>0.0315</text:p>
          </table:table-cell>
        </table:table-row>
        <table:table-row table:style-name="ro1">
          <table:table-cell table:style-name="ce7" table:formula="of:=[$raw.A5]" office:value-type="string" office:string-value="bh_indep_balanced_fdp" calcext:value-type="string">
            <text:p>bh_indep_balanced_fdp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18" table:formula="of:=[$raw.F5]" office:value-type="string" office:string-value="BH1995" calcext:value-type="string">
            <text:p>BH1995</text:p>
          </table:table-cell>
          <table:table-cell table:style-name="ce33" table:formula="of:=[raw.N5]+ORG.OPENOFFICE.STYLE(IF([raw.K5]&lt;[raw.O5];&quot;Red&quot;;IF([raw.K5]&gt;[raw.P5];&quot;Blue&quot;;&quot;Green&quot;)))" office:value-type="float" office:value="0.0259306890882386" calcext:value-type="float">
            <text:p>0.0259</text:p>
          </table:table-cell>
          <table:table-cell table:style-name="ce52" table:formula="of:=[raw.Q5]+ORG.OPENOFFICE.STYLE(IF([raw.K5]&lt;[raw.R5];&quot;Red&quot;;IF([raw.K5]&gt;[raw.S5];&quot;Blue&quot;;&quot;Green&quot;)))" office:value-type="float" office:value="0.025886275850786" calcext:value-type="float">
            <text:p>0.0259</text:p>
          </table:table-cell>
          <table:table-cell table:style-name="ce52" table:formula="of:=[raw.T5]+ORG.OPENOFFICE.STYLE(IF([raw.K5]&lt;[raw.U5];&quot;Red&quot;;IF([raw.K5]&gt;[raw.V5];&quot;Blue&quot;;&quot;Green&quot;)))" office:value-type="float" office:value="0.0258856214005242" calcext:value-type="float">
            <text:p>0.0259</text:p>
          </table:table-cell>
          <table:table-cell table:style-name="ce61" table:formula="of:=[raw.W5]+ORG.OPENOFFICE.STYLE(IF([raw.K5]&lt;[raw.X5];&quot;Red&quot;;IF([raw.K5]&gt;[raw.Y5];&quot;Blue&quot;;&quot;Green&quot;)))" office:value-type="float" office:value="0.0259320876263977" calcext:value-type="float">
            <text:p>0.0259</text:p>
          </table:table-cell>
          <table:table-cell table:style-name="ce61" table:formula="of:=[raw.Z5]+ORG.OPENOFFICE.STYLE(IF([raw.K5]&lt;[raw.AA5];&quot;Red&quot;;IF([raw.K5]&gt;[raw.AB5];&quot;Blue&quot;;&quot;Green&quot;)))" office:value-type="float" office:value="0.0259306890882386" calcext:value-type="float">
            <text:p>0.0259</text:p>
          </table:table-cell>
          <table:table-cell table:style-name="ce86" table:formula="of:=[raw.AC5]+ORG.OPENOFFICE.STYLE(IF([raw.K5]&lt;[raw.AD5];&quot;Red&quot;;IF([raw.K5]&gt;[raw.AE5];&quot;Blue&quot;;&quot;Green&quot;)))" office:value-type="float" office:value="0.0259320876263977" calcext:value-type="float">
            <text:p>0.0259</text:p>
          </table:table-cell>
          <table:table-cell table:style-name="ce33" table:formula="of:=[raw.AF5]+ORG.OPENOFFICE.STYLE(IF([raw.K5]&lt;[raw.AG5];&quot;Red&quot;;IF([raw.K5]&gt;[raw.AH5];&quot;Blue&quot;;&quot;Green&quot;)))" office:value-type="float" office:value="0.024784526382293" calcext:value-type="float">
            <text:p>0.0248</text:p>
          </table:table-cell>
          <table:table-cell table:style-name="ce61" table:formula="of:=[raw.AI5]+ORG.OPENOFFICE.STYLE(IF([raw.K5]&lt;[raw.AJ5];&quot;Red&quot;;IF([raw.K5]&gt;[raw.AK5];&quot;Blue&quot;;&quot;Green&quot;)))" office:value-type="float" office:value="0.0247954542007354" calcext:value-type="float">
            <text:p>0.0248</text:p>
          </table:table-cell>
          <table:table-cell table:style-name="ce61" table:formula="of:=[raw.AL5]+ORG.OPENOFFICE.STYLE(IF([raw.K5]&lt;[raw.AM5];&quot;Red&quot;;IF([raw.K5]&gt;[raw.AN5];&quot;Blue&quot;;&quot;Green&quot;)))" office:value-type="float" office:value="0.0247954542007354" calcext:value-type="float">
            <text:p>0.0248</text:p>
          </table:table-cell>
          <table:table-cell table:style-name="ce52" table:formula="of:=[raw.AO5]+ORG.OPENOFFICE.STYLE(IF([raw.K5]&lt;[raw.AP5];&quot;Red&quot;;IF([raw.K5]&gt;[raw.AQ5];&quot;Blue&quot;;&quot;Green&quot;)))" office:value-type="float" office:value="0.0247935593244549" calcext:value-type="float">
            <text:p>0.0248</text:p>
          </table:table-cell>
          <table:table-cell table:style-name="ce52" table:formula="of:=[raw.AR5]+ORG.OPENOFFICE.STYLE(IF([raw.K5]&lt;[raw.AS5];&quot;Red&quot;;IF([raw.K5]&gt;[raw.AT5];&quot;Blue&quot;;&quot;Green&quot;)))" office:value-type="float" office:value="0.024784526382293" calcext:value-type="float">
            <text:p>0.0248</text:p>
          </table:table-cell>
          <table:table-cell table:style-name="ce86" table:formula="of:=[raw.AU5]+ORG.OPENOFFICE.STYLE(IF([raw.K5]&lt;[raw.AV5];&quot;Red&quot;;IF([raw.K5]&gt;[raw.AW5];&quot;Blue&quot;;&quot;Green&quot;)))" office:value-type="float" office:value="0.0247935593244549" calcext:value-type="float">
            <text:p>0.0248</text:p>
          </table:table-cell>
          <table:table-cell table:style-name="ce112" table:formula="of:=[raw.AX5]+ORG.OPENOFFICE.STYLE(IF([raw.K5]&lt;[raw.AY5];&quot;Red&quot;;IF([raw.K5]&gt;[raw.AZ5];&quot;Blue&quot;;&quot;Green&quot;)))" office:value-type="float" office:value="0.0269945589855103" calcext:value-type="float">
            <text:p>0.0270</text:p>
          </table:table-cell>
          <table:table-cell table:style-name="ce119" table:formula="of:=[raw.BA5]+ORG.OPENOFFICE.STYLE(IF([raw.K5]&lt;[raw.BB5];&quot;Red&quot;;IF([raw.K5]&gt;[raw.BC5];&quot;Blue&quot;;&quot;Green&quot;)))" office:value-type="float" office:value="0.0269274987860856" calcext:value-type="float">
            <text:p>0.0269</text:p>
          </table:table-cell>
          <table:table-cell table:style-name="ce119" table:formula="of:=[raw.BD5]+ORG.OPENOFFICE.STYLE(IF([raw.K5]&lt;[raw.BF5];&quot;Red&quot;;IF([raw.K5]&gt;[raw.BG5];&quot;Blue&quot;;&quot;Green&quot;)))" office:value-type="float" office:value="0.0269274987860856" calcext:value-type="float">
            <text:p>0.0269</text:p>
          </table:table-cell>
          <table:table-cell table:style-name="ce119" table:formula="of:=[raw.BH5]+ORG.OPENOFFICE.STYLE(IF([raw.K5]&lt;[raw.BI5];&quot;Red&quot;;IF([raw.K5]&gt;[raw.BJ5];&quot;Blue&quot;;&quot;Green&quot;)))" office:value-type="float" office:value="0.0266322805514266" calcext:value-type="float">
            <text:p>0.0266</text:p>
          </table:table-cell>
          <table:table-cell table:style-name="ce126" table:formula="of:=[raw.BK5]+ORG.OPENOFFICE.STYLE(IF([raw.K5]&lt;[raw.BL5];&quot;Red&quot;;IF([raw.K5]&gt;[raw.BM5];&quot;Blue&quot;;&quot;Green&quot;)))" office:value-type="float" office:value="0.0266363579131877" calcext:value-type="float">
            <text:p>0.0266</text:p>
          </table:table-cell>
          <table:table-cell table:style-name="ce132" table:formula="of:=[raw.BN5]+ORG.OPENOFFICE.STYLE(IF([raw.K5]&lt;[raw.BO5];&quot;Red&quot;;IF([raw.K5]&gt;[raw.BP5];&quot;Blue&quot;;&quot;Green&quot;)))" office:value-type="float" office:value="0.0266322805514266" calcext:value-type="float">
            <text:p>0.0266</text:p>
          </table:table-cell>
        </table:table-row>
        <table:table-row table:style-name="ro1">
          <table:table-cell table:style-name="ce7" table:formula="of:=[$raw.A6]" office:value-type="string" office:string-value="bh_indep_unbalanced_fdp" calcext:value-type="string">
            <text:p>bh_indep_unbalanced_fdp</text:p>
          </table:table-cell>
          <table:table-cell table:style-name="ce2" table:formula="of:=[$raw.B6]" office:value-type="float" office:value="5" calcext:value-type="float">
            <text:p>5</text:p>
          </table:table-cell>
          <table:table-cell table:formula="of:=[$raw.C6]" office:value-type="float" office:value="0.1" calcext:value-type="float">
            <text:p>0.1</text:p>
          </table:table-cell>
          <table:table-cell table:formula="of:=[$raw.D6]" office:value-type="float" office:value="0.4" calcext:value-type="float">
            <text:p>0.4</text:p>
          </table:table-cell>
          <table:table-cell table:formula="of:=[$raw.E6]" office:value-type="float" office:value="0" calcext:value-type="float">
            <text:p>0</text:p>
          </table:table-cell>
          <table:table-cell table:style-name="ce18" table:formula="of:=[$raw.F6]" office:value-type="string" office:string-value="BH1995" calcext:value-type="string">
            <text:p>BH1995</text:p>
          </table:table-cell>
          <table:table-cell table:style-name="ce33" table:formula="of:=[raw.N6]+ORG.OPENOFFICE.STYLE(IF([raw.K6]&lt;[raw.O6];&quot;Red&quot;;IF([raw.K6]&gt;[raw.P6];&quot;Blue&quot;;&quot;Green&quot;)))" office:value-type="float" office:value="0.0260043850753" calcext:value-type="float">
            <text:p>0.0260</text:p>
          </table:table-cell>
          <table:table-cell table:style-name="ce52" table:formula="of:=[raw.Q6]+ORG.OPENOFFICE.STYLE(IF([raw.K6]&lt;[raw.R6];&quot;Red&quot;;IF([raw.K6]&gt;[raw.S6];&quot;Blue&quot;;&quot;Green&quot;)))" office:value-type="float" office:value="0.0259776356725894" calcext:value-type="float">
            <text:p>0.0260</text:p>
          </table:table-cell>
          <table:table-cell table:style-name="ce52" table:formula="of:=[raw.T6]+ORG.OPENOFFICE.STYLE(IF([raw.K6]&lt;[raw.U6];&quot;Red&quot;;IF([raw.K6]&gt;[raw.V6];&quot;Blue&quot;;&quot;Green&quot;)))" office:value-type="float" office:value="0.0259776356725894" calcext:value-type="float">
            <text:p>0.0260</text:p>
          </table:table-cell>
          <table:table-cell table:style-name="ce61" table:formula="of:=[raw.W6]+ORG.OPENOFFICE.STYLE(IF([raw.K6]&lt;[raw.X6];&quot;Red&quot;;IF([raw.K6]&gt;[raw.Y6];&quot;Blue&quot;;&quot;Green&quot;)))" office:value-type="float" office:value="0.0231963671859484" calcext:value-type="float">
            <text:p>0.0232</text:p>
          </table:table-cell>
          <table:table-cell table:style-name="ce61" table:formula="of:=[raw.Z6]+ORG.OPENOFFICE.STYLE(IF([raw.K6]&lt;[raw.AA6];&quot;Red&quot;;IF([raw.K6]&gt;[raw.AB6];&quot;Blue&quot;;&quot;Green&quot;)))" office:value-type="float" office:value="0.0260043850753" calcext:value-type="float">
            <text:p>0.0260</text:p>
          </table:table-cell>
          <table:table-cell table:style-name="ce86" table:formula="of:=[raw.AC6]+ORG.OPENOFFICE.STYLE(IF([raw.K6]&lt;[raw.AD6];&quot;Red&quot;;IF([raw.K6]&gt;[raw.AE6];&quot;Blue&quot;;&quot;Green&quot;)))" office:value-type="float" office:value="0.0231963671859484" calcext:value-type="float">
            <text:p>0.0232</text:p>
          </table:table-cell>
          <table:table-cell table:style-name="ce33" table:formula="of:=[raw.AF6]+ORG.OPENOFFICE.STYLE(IF([raw.K6]&lt;[raw.AG6];&quot;Red&quot;;IF([raw.K6]&gt;[raw.AH6];&quot;Blue&quot;;&quot;Green&quot;)))" office:value-type="float" office:value="0.025271214999711" calcext:value-type="float">
            <text:p>0.0253</text:p>
          </table:table-cell>
          <table:table-cell table:style-name="ce77" table:formula="of:=[raw.AI6]+ORG.OPENOFFICE.STYLE(IF([raw.K6]&lt;[raw.AJ6];&quot;Red&quot;;IF([raw.K6]&gt;[raw.AK6];&quot;Blue&quot;;&quot;Green&quot;)))" office:value-type="float" office:value="0.0605742597396438" calcext:value-type="float">
            <text:p>0.0606</text:p>
          </table:table-cell>
          <table:table-cell table:style-name="ce77" table:formula="of:=[raw.AL6]+ORG.OPENOFFICE.STYLE(IF([raw.K6]&lt;[raw.AM6];&quot;Red&quot;;IF([raw.K6]&gt;[raw.AN6];&quot;Blue&quot;;&quot;Green&quot;)))" office:value-type="float" office:value="0.0605742597396438" calcext:value-type="float">
            <text:p>0.0606</text:p>
          </table:table-cell>
          <table:table-cell table:style-name="ce52" table:formula="of:=[raw.AO6]+ORG.OPENOFFICE.STYLE(IF([raw.K6]&lt;[raw.AP6];&quot;Red&quot;;IF([raw.K6]&gt;[raw.AQ6];&quot;Blue&quot;;&quot;Green&quot;)))" office:value-type="float" office:value="0.0363031811098576" calcext:value-type="float">
            <text:p>0.0363</text:p>
          </table:table-cell>
          <table:table-cell table:style-name="ce52" table:formula="of:=[raw.AR6]+ORG.OPENOFFICE.STYLE(IF([raw.K6]&lt;[raw.AS6];&quot;Red&quot;;IF([raw.K6]&gt;[raw.AT6];&quot;Blue&quot;;&quot;Green&quot;)))" office:value-type="float" office:value="0.025271214999711" calcext:value-type="float">
            <text:p>0.0253</text:p>
          </table:table-cell>
          <table:table-cell table:style-name="ce86" table:formula="of:=[raw.AU6]+ORG.OPENOFFICE.STYLE(IF([raw.K6]&lt;[raw.AV6];&quot;Red&quot;;IF([raw.K6]&gt;[raw.AW6];&quot;Blue&quot;;&quot;Green&quot;)))" office:value-type="float" office:value="0.0363031811098576" calcext:value-type="float">
            <text:p>0.0363</text:p>
          </table:table-cell>
          <table:table-cell table:style-name="ce112" table:formula="of:=[raw.AX6]+ORG.OPENOFFICE.STYLE(IF([raw.K6]&lt;[raw.AY6];&quot;Red&quot;;IF([raw.K6]&gt;[raw.AZ6];&quot;Blue&quot;;&quot;Green&quot;)))" office:value-type="float" office:value="0.026093552208389" calcext:value-type="float">
            <text:p>0.0261</text:p>
          </table:table-cell>
          <table:table-cell table:style-name="ce119" table:formula="of:=[raw.BA6]+ORG.OPENOFFICE.STYLE(IF([raw.K6]&lt;[raw.BB6];&quot;Red&quot;;IF([raw.K6]&gt;[raw.BC6];&quot;Blue&quot;;&quot;Green&quot;)))" office:value-type="float" office:value="0.0168755684392344" calcext:value-type="float">
            <text:p>0.0169</text:p>
          </table:table-cell>
          <table:table-cell table:style-name="ce119" table:formula="of:=[raw.BD6]+ORG.OPENOFFICE.STYLE(IF([raw.K6]&lt;[raw.BF6];&quot;Red&quot;;IF([raw.K6]&gt;[raw.BG6];&quot;Blue&quot;;&quot;Green&quot;)))" office:value-type="float" office:value="0.0168755684392344" calcext:value-type="float">
            <text:p>0.0169</text:p>
          </table:table-cell>
          <table:table-cell table:style-name="ce119" table:formula="of:=[raw.BH6]+ORG.OPENOFFICE.STYLE(IF([raw.K6]&lt;[raw.BI6];&quot;Red&quot;;IF([raw.K6]&gt;[raw.BJ6];&quot;Blue&quot;;&quot;Green&quot;)))" office:value-type="float" office:value="0.0200418739147297" calcext:value-type="float">
            <text:p>0.0200</text:p>
          </table:table-cell>
          <table:table-cell table:style-name="ce126" table:formula="of:=[raw.BK6]+ORG.OPENOFFICE.STYLE(IF([raw.K6]&lt;[raw.BL6];&quot;Red&quot;;IF([raw.K6]&gt;[raw.BM6];&quot;Blue&quot;;&quot;Green&quot;)))" office:value-type="float" office:value="0.0258262512069047" calcext:value-type="float">
            <text:p>0.0258</text:p>
          </table:table-cell>
          <table:table-cell table:style-name="ce132" table:formula="of:=[raw.BN6]+ORG.OPENOFFICE.STYLE(IF([raw.K6]&lt;[raw.BO6];&quot;Red&quot;;IF([raw.K6]&gt;[raw.BP6];&quot;Blue&quot;;&quot;Green&quot;)))" office:value-type="float" office:value="0.0200418739147297" calcext:value-type="float">
            <text:p>0.0200</text:p>
          </table:table-cell>
        </table:table-row>
        <table:table-row table:style-name="ro1">
          <table:table-cell table:style-name="ce7" table:formula="of:=[$raw.A7]" office:value-type="string" office:string-value="bh_posdep_null_fdp" calcext:value-type="string">
            <text:p>bh_posdep_null_fdp</text:p>
          </table:table-cell>
          <table:table-cell table:style-name="ce18" table:formula="of:=[$raw.B7]" office:value-type="float" office:value="6" calcext:value-type="float">
            <text:p>6</text:p>
          </table:table-cell>
          <table:table-cell table:style-name="ce18" table:formula="of:=[$raw.C7]" office:value-type="float" office:value="0" calcext:value-type="float">
            <text:p>0</text:p>
          </table:table-cell>
          <table:table-cell table:style-name="ce18" table:formula="of:=[$raw.D7]" office:value-type="float" office:value="0" calcext:value-type="float">
            <text:p>0</text:p>
          </table:table-cell>
          <table:table-cell table:style-name="ce18" table:formula="of:=[$raw.E7]" office:value-type="float" office:value="0.25" calcext:value-type="float">
            <text:p>0.25</text:p>
          </table:table-cell>
          <table:table-cell table:style-name="ce18" table:formula="of:=[$raw.F7]" office:value-type="string" office:string-value="BH1995" calcext:value-type="string">
            <text:p>BH1995</text:p>
          </table:table-cell>
          <table:table-cell table:style-name="ce35" table:formula="of:=[raw.N7]+ORG.OPENOFFICE.STYLE(IF([raw.K7]&lt;[raw.O7];&quot;Red&quot;;IF([raw.K7]&gt;[raw.P7];&quot;Blue&quot;;&quot;Green&quot;)))" office:value-type="float" office:value="0.074" calcext:value-type="float">
            <text:p>0.0740</text:p>
          </table:table-cell>
          <table:table-cell table:style-name="ce61" table:formula="of:=[raw.Q7]+ORG.OPENOFFICE.STYLE(IF([raw.K7]&lt;[raw.R7];&quot;Red&quot;;IF([raw.K7]&gt;[raw.S7];&quot;Blue&quot;;&quot;Green&quot;)))" office:value-type="float" office:value="0.041" calcext:value-type="float">
            <text:p>0.0410</text:p>
          </table:table-cell>
          <table:table-cell table:style-name="ce61" table:formula="of:=[raw.T7]+ORG.OPENOFFICE.STYLE(IF([raw.K7]&lt;[raw.U7];&quot;Red&quot;;IF([raw.K7]&gt;[raw.V7];&quot;Blue&quot;;&quot;Green&quot;)))" office:value-type="float" office:value="0.041" calcext:value-type="float">
            <text:p>0.0410</text:p>
          </table:table-cell>
          <table:table-cell table:style-name="ce64" table:formula="of:=[raw.W7]+ORG.OPENOFFICE.STYLE(IF([raw.K7]&lt;[raw.X7];&quot;Red&quot;;IF([raw.K7]&gt;[raw.Y7];&quot;Blue&quot;;&quot;Green&quot;)))" office:value-type="float" office:value="0.047" calcext:value-type="float">
            <text:p>0.0470</text:p>
          </table:table-cell>
          <table:table-cell table:style-name="ce61" table:formula="of:=[raw.Z7]+ORG.OPENOFFICE.STYLE(IF([raw.K7]&lt;[raw.AA7];&quot;Red&quot;;IF([raw.K7]&gt;[raw.AB7];&quot;Blue&quot;;&quot;Green&quot;)))" office:value-type="float" office:value="0.041" calcext:value-type="float">
            <text:p>0.0410</text:p>
          </table:table-cell>
          <table:table-cell table:style-name="ce86" table:formula="of:=[raw.AC7]+ORG.OPENOFFICE.STYLE(IF([raw.K7]&lt;[raw.AD7];&quot;Red&quot;;IF([raw.K7]&gt;[raw.AE7];&quot;Blue&quot;;&quot;Green&quot;)))" office:value-type="float" office:value="0.025" calcext:value-type="float">
            <text:p>0.0250</text:p>
          </table:table-cell>
          <table:table-cell table:style-name="ce33" table:formula="of:=[raw.AF7]+ORG.OPENOFFICE.STYLE(IF([raw.K7]&lt;[raw.AG7];&quot;Red&quot;;IF([raw.K7]&gt;[raw.AH7];&quot;Blue&quot;;&quot;Green&quot;)))" office:value-type="float" office:value="0.0385" calcext:value-type="float">
            <text:p>0.0385</text:p>
          </table:table-cell>
          <table:table-cell table:style-name="ce61" table:formula="of:=[raw.AI7]+ORG.OPENOFFICE.STYLE(IF([raw.K7]&lt;[raw.AJ7];&quot;Red&quot;;IF([raw.K7]&gt;[raw.AK7];&quot;Blue&quot;;&quot;Green&quot;)))" office:value-type="float" office:value="0.022" calcext:value-type="float">
            <text:p>0.0220</text:p>
          </table:table-cell>
          <table:table-cell table:style-name="ce61" table:formula="of:=[raw.AL7]+ORG.OPENOFFICE.STYLE(IF([raw.K7]&lt;[raw.AM7];&quot;Red&quot;;IF([raw.K7]&gt;[raw.AN7];&quot;Blue&quot;;&quot;Green&quot;)))" office:value-type="float" office:value="0.022" calcext:value-type="float">
            <text:p>0.0220</text:p>
          </table:table-cell>
          <table:table-cell table:style-name="ce61" table:formula="of:=[raw.AO7]+ORG.OPENOFFICE.STYLE(IF([raw.K7]&lt;[raw.AP7];&quot;Red&quot;;IF([raw.K7]&gt;[raw.AQ7];&quot;Blue&quot;;&quot;Green&quot;)))" office:value-type="float" office:value="0.0245" calcext:value-type="float">
            <text:p>0.0245</text:p>
          </table:table-cell>
          <table:table-cell table:style-name="ce61" table:formula="of:=[raw.AR7]+ORG.OPENOFFICE.STYLE(IF([raw.K7]&lt;[raw.AS7];&quot;Red&quot;;IF([raw.K7]&gt;[raw.AT7];&quot;Blue&quot;;&quot;Green&quot;)))" office:value-type="float" office:value="0.022" calcext:value-type="float">
            <text:p>0.0220</text:p>
          </table:table-cell>
          <table:table-cell table:style-name="ce86" table:formula="of:=[raw.AU7]+ORG.OPENOFFICE.STYLE(IF([raw.K7]&lt;[raw.AV7];&quot;Red&quot;;IF([raw.K7]&gt;[raw.AW7];&quot;Blue&quot;;&quot;Green&quot;)))" office:value-type="float" office:value="0.015" calcext:value-type="float">
            <text:p>0.0150</text:p>
          </table:table-cell>
          <table:table-cell table:style-name="ce112" table:formula="of:=[raw.AX7]+ORG.OPENOFFICE.STYLE(IF([raw.K7]&lt;[raw.AY7];&quot;Red&quot;;IF([raw.K7]&gt;[raw.AZ7];&quot;Blue&quot;;&quot;Green&quot;)))" office:value-type="float" office:value="0.0355" calcext:value-type="float">
            <text:p>0.0355</text:p>
          </table:table-cell>
          <table:table-cell table:style-name="ce119" table:formula="of:=[raw.BA7]+ORG.OPENOFFICE.STYLE(IF([raw.K7]&lt;[raw.BB7];&quot;Red&quot;;IF([raw.K7]&gt;[raw.BC7];&quot;Blue&quot;;&quot;Green&quot;)))" office:value-type="float" office:value="0.019" calcext:value-type="float">
            <text:p>0.0190</text:p>
          </table:table-cell>
          <table:table-cell table:style-name="ce119" table:formula="of:=[raw.BD7]+ORG.OPENOFFICE.STYLE(IF([raw.K7]&lt;[raw.BF7];&quot;Red&quot;;IF([raw.K7]&gt;[raw.BG7];&quot;Blue&quot;;&quot;Green&quot;)))" office:value-type="float" office:value="0.019" calcext:value-type="float">
            <text:p>0.0190</text:p>
          </table:table-cell>
          <table:table-cell table:style-name="ce119" table:formula="of:=[raw.BH7]+ORG.OPENOFFICE.STYLE(IF([raw.K7]&lt;[raw.BI7];&quot;Red&quot;;IF([raw.K7]&gt;[raw.BJ7];&quot;Blue&quot;;&quot;Green&quot;)))" office:value-type="float" office:value="0.015998832792771" calcext:value-type="float">
            <text:p>0.0160</text:p>
          </table:table-cell>
          <table:table-cell table:style-name="ce126" table:formula="of:=[raw.BK7]+ORG.OPENOFFICE.STYLE(IF([raw.K7]&lt;[raw.BL7];&quot;Red&quot;;IF([raw.K7]&gt;[raw.BM7];&quot;Blue&quot;;&quot;Green&quot;)))" office:value-type="float" office:value="0.0130151537470212" calcext:value-type="float">
            <text:p>0.0130</text:p>
          </table:table-cell>
          <table:table-cell table:style-name="ce132" table:formula="of:=[raw.BN7]+ORG.OPENOFFICE.STYLE(IF([raw.K7]&lt;[raw.BO7];&quot;Red&quot;;IF([raw.K7]&gt;[raw.BP7];&quot;Blue&quot;;&quot;Green&quot;)))" office:value-type="float" office:value="0.00563826484880151" calcext:value-type="float">
            <text:p>0.0056</text:p>
          </table:table-cell>
        </table:table-row>
        <table:table-row table:style-name="ro1">
          <table:table-cell table:style-name="ce7" table:formula="of:=[$raw.A8]" office:value-type="string" office:string-value="bh_posdep_posonly_fdp" calcext:value-type="string">
            <text:p>bh_posdep_posonly_fdp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0.25" calcext:value-type="float">
            <text:p>0.25</text:p>
          </table:table-cell>
          <table:table-cell table:style-name="ce18" table:formula="of:=[$raw.F8]" office:value-type="string" office:string-value="BH1995" calcext:value-type="string">
            <text:p>BH1995</text:p>
          </table:table-cell>
          <table:table-cell table:style-name="ce33" table:formula="of:=[raw.N8]+ORG.OPENOFFICE.STYLE(IF([raw.K8]&lt;[raw.O8];&quot;Red&quot;;IF([raw.K8]&gt;[raw.P8];&quot;Blue&quot;;&quot;Green&quot;)))" office:value-type="float" office:value="0.0420789744286526" calcext:value-type="float">
            <text:p>0.0421</text:p>
          </table:table-cell>
          <table:table-cell table:style-name="ce52" table:formula="of:=[raw.Q8]+ORG.OPENOFFICE.STYLE(IF([raw.K8]&lt;[raw.R8];&quot;Red&quot;;IF([raw.K8]&gt;[raw.S8];&quot;Blue&quot;;&quot;Green&quot;)))" office:value-type="float" office:value="0.0394184574807533" calcext:value-type="float">
            <text:p>0.0394</text:p>
          </table:table-cell>
          <table:table-cell table:style-name="ce52" table:formula="of:=[raw.T8]+ORG.OPENOFFICE.STYLE(IF([raw.K8]&lt;[raw.U8];&quot;Red&quot;;IF([raw.K8]&gt;[raw.V8];&quot;Blue&quot;;&quot;Green&quot;)))" office:value-type="float" office:value="0.0394184574807533" calcext:value-type="float">
            <text:p>0.0394</text:p>
          </table:table-cell>
          <table:table-cell table:style-name="ce61" table:formula="of:=[raw.W8]+ORG.OPENOFFICE.STYLE(IF([raw.K8]&lt;[raw.X8];&quot;Red&quot;;IF([raw.K8]&gt;[raw.Y8];&quot;Blue&quot;;&quot;Green&quot;)))" office:value-type="float" office:value="0.0257476243280218" calcext:value-type="float">
            <text:p>0.0257</text:p>
          </table:table-cell>
          <table:table-cell table:style-name="ce61" table:formula="of:=[raw.Z8]+ORG.OPENOFFICE.STYLE(IF([raw.K8]&lt;[raw.AA8];&quot;Red&quot;;IF([raw.K8]&gt;[raw.AB8];&quot;Blue&quot;;&quot;Green&quot;)))" office:value-type="float" office:value="0.0410789744286526" calcext:value-type="float">
            <text:p>0.0411</text:p>
          </table:table-cell>
          <table:table-cell table:style-name="ce86" table:formula="of:=[raw.AC8]+ORG.OPENOFFICE.STYLE(IF([raw.K8]&lt;[raw.AD8];&quot;Red&quot;;IF([raw.K8]&gt;[raw.AE8];&quot;Blue&quot;;&quot;Green&quot;)))" office:value-type="float" office:value="0.0252476243280218" calcext:value-type="float">
            <text:p>0.0252</text:p>
          </table:table-cell>
          <table:table-cell table:style-name="ce33" table:formula="of:=[raw.AF8]+ORG.OPENOFFICE.STYLE(IF([raw.K8]&lt;[raw.AG8];&quot;Red&quot;;IF([raw.K8]&gt;[raw.AH8];&quot;Blue&quot;;&quot;Green&quot;)))" office:value-type="float" office:value="0.0349886110011043" calcext:value-type="float">
            <text:p>0.0350</text:p>
          </table:table-cell>
          <table:table-cell table:style-name="ce61" table:formula="of:=[raw.AI8]+ORG.OPENOFFICE.STYLE(IF([raw.K8]&lt;[raw.AJ8];&quot;Red&quot;;IF([raw.K8]&gt;[raw.AK8];&quot;Blue&quot;;&quot;Green&quot;)))" office:value-type="float" office:value="0.0175282457297639" calcext:value-type="float">
            <text:p>0.0175</text:p>
          </table:table-cell>
          <table:table-cell table:style-name="ce61" table:formula="of:=[raw.AL8]+ORG.OPENOFFICE.STYLE(IF([raw.K8]&lt;[raw.AM8];&quot;Red&quot;;IF([raw.K8]&gt;[raw.AN8];&quot;Blue&quot;;&quot;Green&quot;)))" office:value-type="float" office:value="0.0175282457297639" calcext:value-type="float">
            <text:p>0.0175</text:p>
          </table:table-cell>
          <table:table-cell table:style-name="ce52" table:formula="of:=[raw.AO8]+ORG.OPENOFFICE.STYLE(IF([raw.K8]&lt;[raw.AP8];&quot;Red&quot;;IF([raw.K8]&gt;[raw.AQ8];&quot;Blue&quot;;&quot;Green&quot;)))" office:value-type="float" office:value="0.0225275396131635" calcext:value-type="float">
            <text:p>0.0225</text:p>
          </table:table-cell>
          <table:table-cell table:style-name="ce52" table:formula="of:=[raw.AR8]+ORG.OPENOFFICE.STYLE(IF([raw.K8]&lt;[raw.AS8];&quot;Red&quot;;IF([raw.K8]&gt;[raw.AT8];&quot;Blue&quot;;&quot;Green&quot;)))" office:value-type="float" office:value="0.0349886110011043" calcext:value-type="float">
            <text:p>0.0350</text:p>
          </table:table-cell>
          <table:table-cell table:style-name="ce86" table:formula="of:=[raw.AU8]+ORG.OPENOFFICE.STYLE(IF([raw.K8]&lt;[raw.AV8];&quot;Red&quot;;IF([raw.K8]&gt;[raw.AW8];&quot;Blue&quot;;&quot;Green&quot;)))" office:value-type="float" office:value="0.0225275396131635" calcext:value-type="float">
            <text:p>0.0225</text:p>
          </table:table-cell>
          <table:table-cell table:style-name="ce112" table:formula="of:=[raw.AX8]+ORG.OPENOFFICE.STYLE(IF([raw.K8]&lt;[raw.AY8];&quot;Red&quot;;IF([raw.K8]&gt;[raw.AZ8];&quot;Blue&quot;;&quot;Green&quot;)))" office:value-type="float" office:value="0.0375" calcext:value-type="float">
            <text:p>0.0375</text:p>
          </table:table-cell>
          <table:table-cell table:style-name="ce118" table:formula="of:=[raw.BA8]+ORG.OPENOFFICE.STYLE(IF([raw.K8]&lt;[raw.BB8];&quot;Red&quot;;IF([raw.K8]&gt;[raw.BC8];&quot;Blue&quot;;&quot;Green&quot;)))" office:value-type="float" office:value="0.7035" calcext:value-type="float">
            <text:p>0.7035</text:p>
          </table:table-cell>
          <table:table-cell table:style-name="ce118" table:formula="of:=[raw.BD8]+ORG.OPENOFFICE.STYLE(IF([raw.K8]&lt;[raw.BF8];&quot;Red&quot;;IF([raw.K8]&gt;[raw.BG8];&quot;Blue&quot;;&quot;Green&quot;)))" office:value-type="float" office:value="0.7035" calcext:value-type="float">
            <text:p>0.7035</text:p>
          </table:table-cell>
          <table:table-cell table:style-name="ce119" table:formula="of:=[raw.BH8]+ORG.OPENOFFICE.STYLE(IF([raw.K8]&lt;[raw.BI8];&quot;Red&quot;;IF([raw.K8]&gt;[raw.BJ8];&quot;Blue&quot;;&quot;Green&quot;)))" office:value-type="float" office:value="0.0212056679969293" calcext:value-type="float">
            <text:p>0.0212</text:p>
          </table:table-cell>
          <table:table-cell table:style-name="ce126" table:formula="of:=[raw.BK8]+ORG.OPENOFFICE.STYLE(IF([raw.K8]&lt;[raw.BL8];&quot;Red&quot;;IF([raw.K8]&gt;[raw.BM8];&quot;Blue&quot;;&quot;Green&quot;)))" office:value-type="float" office:value="0.0282792018342515" calcext:value-type="float">
            <text:p>0.0283</text:p>
          </table:table-cell>
          <table:table-cell table:style-name="ce132" table:formula="of:=[raw.BN8]+ORG.OPENOFFICE.STYLE(IF([raw.K8]&lt;[raw.BO8];&quot;Red&quot;;IF([raw.K8]&gt;[raw.BP8];&quot;Blue&quot;;&quot;Green&quot;)))" office:value-type="float" office:value="0.0207680761900445" calcext:value-type="float">
            <text:p>0.0208</text:p>
          </table:table-cell>
        </table:table-row>
        <table:table-row table:style-name="ro1">
          <table:table-cell table:style-name="ce7" table:formula="of:=[$raw.A9]" office:value-type="string" office:string-value="bh_posdep_negonly_fdp" calcext:value-type="string">
            <text:p>bh_posdep_negonly_fdp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0.25" calcext:value-type="float">
            <text:p>0.25</text:p>
          </table:table-cell>
          <table:table-cell table:style-name="ce18" table:formula="of:=[$raw.F9]" office:value-type="string" office:string-value="BH1995" calcext:value-type="string">
            <text:p>BH1995</text:p>
          </table:table-cell>
          <table:table-cell table:style-name="ce33" table:formula="of:=[raw.N9]+ORG.OPENOFFICE.STYLE(IF([raw.K9]&lt;[raw.O9];&quot;Red&quot;;IF([raw.K9]&gt;[raw.P9];&quot;Blue&quot;;&quot;Green&quot;)))" office:value-type="float" office:value="0.0431386535490021" calcext:value-type="float">
            <text:p>0.0431</text:p>
          </table:table-cell>
          <table:table-cell table:style-name="ce52" table:formula="of:=[raw.Q9]+ORG.OPENOFFICE.STYLE(IF([raw.K9]&lt;[raw.R9];&quot;Red&quot;;IF([raw.K9]&gt;[raw.S9];&quot;Blue&quot;;&quot;Green&quot;)))" office:value-type="float" office:value="0.0403384486711098" calcext:value-type="float">
            <text:p>0.0403</text:p>
          </table:table-cell>
          <table:table-cell table:style-name="ce52" table:formula="of:=[raw.T9]+ORG.OPENOFFICE.STYLE(IF([raw.K9]&lt;[raw.U9];&quot;Red&quot;;IF([raw.K9]&gt;[raw.V9];&quot;Blue&quot;;&quot;Green&quot;)))" office:value-type="float" office:value="0.0403384486711098" calcext:value-type="float">
            <text:p>0.0403</text:p>
          </table:table-cell>
          <table:table-cell table:style-name="ce61" table:formula="of:=[raw.W9]+ORG.OPENOFFICE.STYLE(IF([raw.K9]&lt;[raw.X9];&quot;Red&quot;;IF([raw.K9]&gt;[raw.Y9];&quot;Blue&quot;;&quot;Green&quot;)))" office:value-type="float" office:value="0.0276461336372727" calcext:value-type="float">
            <text:p>0.0276</text:p>
          </table:table-cell>
          <table:table-cell table:style-name="ce61" table:formula="of:=[raw.Z9]+ORG.OPENOFFICE.STYLE(IF([raw.K9]&lt;[raw.AA9];&quot;Red&quot;;IF([raw.K9]&gt;[raw.AB9];&quot;Blue&quot;;&quot;Green&quot;)))" office:value-type="float" office:value="0.0426386535490021" calcext:value-type="float">
            <text:p>0.0426</text:p>
          </table:table-cell>
          <table:table-cell table:style-name="ce86" table:formula="of:=[raw.AC9]+ORG.OPENOFFICE.STYLE(IF([raw.K9]&lt;[raw.AD9];&quot;Red&quot;;IF([raw.K9]&gt;[raw.AE9];&quot;Blue&quot;;&quot;Green&quot;)))" office:value-type="float" office:value="0.0276461336372727" calcext:value-type="float">
            <text:p>0.0276</text:p>
          </table:table-cell>
          <table:table-cell table:style-name="ce33" table:formula="of:=[raw.AF9]+ORG.OPENOFFICE.STYLE(IF([raw.K9]&lt;[raw.AG9];&quot;Red&quot;;IF([raw.K9]&gt;[raw.AH9];&quot;Blue&quot;;&quot;Green&quot;)))" office:value-type="float" office:value="0.0295" calcext:value-type="float">
            <text:p>0.0295</text:p>
          </table:table-cell>
          <table:table-cell table:style-name="ce77" table:formula="of:=[raw.AI9]+ORG.OPENOFFICE.STYLE(IF([raw.K9]&lt;[raw.AJ9];&quot;Red&quot;;IF([raw.K9]&gt;[raw.AK9];&quot;Blue&quot;;&quot;Green&quot;)))" office:value-type="float" office:value="0.716" calcext:value-type="float">
            <text:p>0.7160</text:p>
          </table:table-cell>
          <table:table-cell table:style-name="ce77" table:formula="of:=[raw.AL9]+ORG.OPENOFFICE.STYLE(IF([raw.K9]&lt;[raw.AM9];&quot;Red&quot;;IF([raw.K9]&gt;[raw.AN9];&quot;Blue&quot;;&quot;Green&quot;)))" office:value-type="float" office:value="0.716" calcext:value-type="float">
            <text:p>0.7160</text:p>
          </table:table-cell>
          <table:table-cell table:style-name="ce52" table:formula="of:=[raw.AO9]+ORG.OPENOFFICE.STYLE(IF([raw.K9]&lt;[raw.AP9];&quot;Red&quot;;IF([raw.K9]&gt;[raw.AQ9];&quot;Blue&quot;;&quot;Green&quot;)))" office:value-type="float" office:value="0.0245" calcext:value-type="float">
            <text:p>0.0245</text:p>
          </table:table-cell>
          <table:table-cell table:style-name="ce52" table:formula="of:=[raw.AR9]+ORG.OPENOFFICE.STYLE(IF([raw.K9]&lt;[raw.AS9];&quot;Red&quot;;IF([raw.K9]&gt;[raw.AT9];&quot;Blue&quot;;&quot;Green&quot;)))" office:value-type="float" office:value="0.029" calcext:value-type="float">
            <text:p>0.0290</text:p>
          </table:table-cell>
          <table:table-cell table:style-name="ce86" table:formula="of:=[raw.AU9]+ORG.OPENOFFICE.STYLE(IF([raw.K9]&lt;[raw.AV9];&quot;Red&quot;;IF([raw.K9]&gt;[raw.AW9];&quot;Blue&quot;;&quot;Green&quot;)))" office:value-type="float" office:value="0.0245" calcext:value-type="float">
            <text:p>0.0245</text:p>
          </table:table-cell>
          <table:table-cell table:style-name="ce112" table:formula="of:=[raw.AX9]+ORG.OPENOFFICE.STYLE(IF([raw.K9]&lt;[raw.AY9];&quot;Red&quot;;IF([raw.K9]&gt;[raw.AZ9];&quot;Blue&quot;;&quot;Green&quot;)))" office:value-type="float" office:value="0.0376694574138369" calcext:value-type="float">
            <text:p>0.0377</text:p>
          </table:table-cell>
          <table:table-cell table:style-name="ce119" table:formula="of:=[raw.BA9]+ORG.OPENOFFICE.STYLE(IF([raw.K9]&lt;[raw.BB9];&quot;Red&quot;;IF([raw.K9]&gt;[raw.BC9];&quot;Blue&quot;;&quot;Green&quot;)))" office:value-type="float" office:value="0.0199068055217909" calcext:value-type="float">
            <text:p>0.0199</text:p>
          </table:table-cell>
          <table:table-cell table:style-name="ce119" table:formula="of:=[raw.BD9]+ORG.OPENOFFICE.STYLE(IF([raw.K9]&lt;[raw.BF9];&quot;Red&quot;;IF([raw.K9]&gt;[raw.BG9];&quot;Blue&quot;;&quot;Green&quot;)))" office:value-type="float" office:value="0.0199068055217909" calcext:value-type="float">
            <text:p>0.0199</text:p>
          </table:table-cell>
          <table:table-cell table:style-name="ce119" table:formula="of:=[raw.BH9]+ORG.OPENOFFICE.STYLE(IF([raw.K9]&lt;[raw.BI9];&quot;Red&quot;;IF([raw.K9]&gt;[raw.BJ9];&quot;Blue&quot;;&quot;Green&quot;)))" office:value-type="float" office:value="0.0233196236220103" calcext:value-type="float">
            <text:p>0.0233</text:p>
          </table:table-cell>
          <table:table-cell table:style-name="ce126" table:formula="of:=[raw.BK9]+ORG.OPENOFFICE.STYLE(IF([raw.K9]&lt;[raw.BL9];&quot;Red&quot;;IF([raw.K9]&gt;[raw.BM9];&quot;Blue&quot;;&quot;Green&quot;)))" office:value-type="float" office:value="0.0351002609189858" calcext:value-type="float">
            <text:p>0.0351</text:p>
          </table:table-cell>
          <table:table-cell table:style-name="ce132" table:formula="of:=[raw.BN9]+ORG.OPENOFFICE.STYLE(IF([raw.K9]&lt;[raw.BO9];&quot;Red&quot;;IF([raw.K9]&gt;[raw.BP9];&quot;Blue&quot;;&quot;Green&quot;)))" office:value-type="float" office:value="0.0233196236220103" calcext:value-type="float">
            <text:p>0.0233</text:p>
          </table:table-cell>
        </table:table-row>
        <table:table-row table:style-name="ro1">
          <table:table-cell table:style-name="ce7" table:formula="of:=[$raw.A10]" office:value-type="string" office:string-value="bh_posdep_balanced_fdp" calcext:value-type="string">
            <text:p>bh_posdep_balanced_fdp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0.25" calcext:value-type="float">
            <text:p>0.25</text:p>
          </table:table-cell>
          <table:table-cell table:style-name="ce18" table:formula="of:=[$raw.F10]" office:value-type="string" office:string-value="BH1995" calcext:value-type="string">
            <text:p>BH1995</text:p>
          </table:table-cell>
          <table:table-cell table:style-name="ce33" table:formula="of:=[raw.N10]+ORG.OPENOFFICE.STYLE(IF([raw.K10]&lt;[raw.O10];&quot;Red&quot;;IF([raw.K10]&gt;[raw.P10];&quot;Blue&quot;;&quot;Green&quot;)))" office:value-type="float" office:value="0.0352577722164756" calcext:value-type="float">
            <text:p>0.0353</text:p>
          </table:table-cell>
          <table:table-cell table:style-name="ce52" table:formula="of:=[raw.Q10]+ORG.OPENOFFICE.STYLE(IF([raw.K10]&lt;[raw.R10];&quot;Red&quot;;IF([raw.K10]&gt;[raw.S10];&quot;Blue&quot;;&quot;Green&quot;)))" office:value-type="float" office:value="0.0256516617673003" calcext:value-type="float">
            <text:p>0.0257</text:p>
          </table:table-cell>
          <table:table-cell table:style-name="ce52" table:formula="of:=[raw.T10]+ORG.OPENOFFICE.STYLE(IF([raw.K10]&lt;[raw.U10];&quot;Red&quot;;IF([raw.K10]&gt;[raw.V10];&quot;Blue&quot;;&quot;Green&quot;)))" office:value-type="float" office:value="0.0256516617673003" calcext:value-type="float">
            <text:p>0.0257</text:p>
          </table:table-cell>
          <table:table-cell table:style-name="ce61" table:formula="of:=[raw.W10]+ORG.OPENOFFICE.STYLE(IF([raw.K10]&lt;[raw.X10];&quot;Red&quot;;IF([raw.K10]&gt;[raw.Y10];&quot;Blue&quot;;&quot;Green&quot;)))" office:value-type="float" office:value="0.0276391910437" calcext:value-type="float">
            <text:p>0.0276</text:p>
          </table:table-cell>
          <table:table-cell table:style-name="ce61" table:formula="of:=[raw.Z10]+ORG.OPENOFFICE.STYLE(IF([raw.K10]&lt;[raw.AA10];&quot;Red&quot;;IF([raw.K10]&gt;[raw.AB10];&quot;Blue&quot;;&quot;Green&quot;)))" office:value-type="float" office:value="0.0352577722164756" calcext:value-type="float">
            <text:p>0.0353</text:p>
          </table:table-cell>
          <table:table-cell table:style-name="ce86" table:formula="of:=[raw.AC10]+ORG.OPENOFFICE.STYLE(IF([raw.K10]&lt;[raw.AD10];&quot;Red&quot;;IF([raw.K10]&gt;[raw.AE10];&quot;Blue&quot;;&quot;Green&quot;)))" office:value-type="float" office:value="0.0276391910437" calcext:value-type="float">
            <text:p>0.0276</text:p>
          </table:table-cell>
          <table:table-cell table:style-name="ce33" table:formula="of:=[raw.AF10]+ORG.OPENOFFICE.STYLE(IF([raw.K10]&lt;[raw.AG10];&quot;Red&quot;;IF([raw.K10]&gt;[raw.AH10];&quot;Blue&quot;;&quot;Green&quot;)))" office:value-type="float" office:value="0.0237986684388037" calcext:value-type="float">
            <text:p>0.0238</text:p>
          </table:table-cell>
          <table:table-cell table:style-name="ce61" table:formula="of:=[raw.AI10]+ORG.OPENOFFICE.STYLE(IF([raw.K10]&lt;[raw.AJ10];&quot;Red&quot;;IF([raw.K10]&gt;[raw.AK10];&quot;Blue&quot;;&quot;Green&quot;)))" office:value-type="float" office:value="0.0190792817560662" calcext:value-type="float">
            <text:p>0.0191</text:p>
          </table:table-cell>
          <table:table-cell table:style-name="ce61" table:formula="of:=[raw.AL10]+ORG.OPENOFFICE.STYLE(IF([raw.K10]&lt;[raw.AM10];&quot;Red&quot;;IF([raw.K10]&gt;[raw.AN10];&quot;Blue&quot;;&quot;Green&quot;)))" office:value-type="float" office:value="0.0190792817560662" calcext:value-type="float">
            <text:p>0.0191</text:p>
          </table:table-cell>
          <table:table-cell table:style-name="ce52" table:formula="of:=[raw.AO10]+ORG.OPENOFFICE.STYLE(IF([raw.K10]&lt;[raw.AP10];&quot;Red&quot;;IF([raw.K10]&gt;[raw.AQ10];&quot;Blue&quot;;&quot;Green&quot;)))" office:value-type="float" office:value="0.0198668056185452" calcext:value-type="float">
            <text:p>0.0199</text:p>
          </table:table-cell>
          <table:table-cell table:style-name="ce52" table:formula="of:=[raw.AR10]+ORG.OPENOFFICE.STYLE(IF([raw.K10]&lt;[raw.AS10];&quot;Red&quot;;IF([raw.K10]&gt;[raw.AT10];&quot;Blue&quot;;&quot;Green&quot;)))" office:value-type="float" office:value="0.0237986684388037" calcext:value-type="float">
            <text:p>0.0238</text:p>
          </table:table-cell>
          <table:table-cell table:style-name="ce86" table:formula="of:=[raw.AU10]+ORG.OPENOFFICE.STYLE(IF([raw.K10]&lt;[raw.AV10];&quot;Red&quot;;IF([raw.K10]&gt;[raw.AW10];&quot;Blue&quot;;&quot;Green&quot;)))" office:value-type="float" office:value="0.0198668056185452" calcext:value-type="float">
            <text:p>0.0199</text:p>
          </table:table-cell>
          <table:table-cell table:style-name="ce112" table:formula="of:=[raw.AX10]+ORG.OPENOFFICE.STYLE(IF([raw.K10]&lt;[raw.AY10];&quot;Red&quot;;IF([raw.K10]&gt;[raw.AZ10];&quot;Blue&quot;;&quot;Green&quot;)))" office:value-type="float" office:value="0.0256531521230936" calcext:value-type="float">
            <text:p>0.0257</text:p>
          </table:table-cell>
          <table:table-cell table:style-name="ce119" table:formula="of:=[raw.BA10]+ORG.OPENOFFICE.STYLE(IF([raw.K10]&lt;[raw.BB10];&quot;Red&quot;;IF([raw.K10]&gt;[raw.BC10];&quot;Blue&quot;;&quot;Green&quot;)))" office:value-type="float" office:value="0.020979516321045" calcext:value-type="float">
            <text:p>0.0210</text:p>
          </table:table-cell>
          <table:table-cell table:style-name="ce119" table:formula="of:=[raw.BD10]+ORG.OPENOFFICE.STYLE(IF([raw.K10]&lt;[raw.BF10];&quot;Red&quot;;IF([raw.K10]&gt;[raw.BG10];&quot;Blue&quot;;&quot;Green&quot;)))" office:value-type="float" office:value="0.020979516321045" calcext:value-type="float">
            <text:p>0.0210</text:p>
          </table:table-cell>
          <table:table-cell table:style-name="ce119" table:formula="of:=[raw.BH10]+ORG.OPENOFFICE.STYLE(IF([raw.K10]&lt;[raw.BI10];&quot;Red&quot;;IF([raw.K10]&gt;[raw.BJ10];&quot;Blue&quot;;&quot;Green&quot;)))" office:value-type="float" office:value="0.0203955454645086" calcext:value-type="float">
            <text:p>0.0204</text:p>
          </table:table-cell>
          <table:table-cell table:style-name="ce126" table:formula="of:=[raw.BK10]+ORG.OPENOFFICE.STYLE(IF([raw.K10]&lt;[raw.BL10];&quot;Red&quot;;IF([raw.K10]&gt;[raw.BM10];&quot;Blue&quot;;&quot;Green&quot;)))" office:value-type="float" office:value="0.0239249336151027" calcext:value-type="float">
            <text:p>0.0239</text:p>
          </table:table-cell>
          <table:table-cell table:style-name="ce132" table:formula="of:=[raw.BN10]+ORG.OPENOFFICE.STYLE(IF([raw.K10]&lt;[raw.BO10];&quot;Red&quot;;IF([raw.K10]&gt;[raw.BP10];&quot;Blue&quot;;&quot;Green&quot;)))" office:value-type="float" office:value="0.0203955454645086" calcext:value-type="float">
            <text:p>0.0204</text:p>
          </table:table-cell>
        </table:table-row>
        <table:table-row table:style-name="ro1">
          <table:table-cell table:style-name="ce7" table:formula="of:=[$raw.A11]" office:value-type="string" office:string-value="bh_posdep_unbalanced_fdp" calcext:value-type="string">
            <text:p>bh_posdep_unbalanced_fdp</text:p>
          </table:table-cell>
          <table:table-cell table:style-name="ce18" table:formula="of:=[$raw.B11]" office:value-type="float" office:value="10" calcext:value-type="float">
            <text:p>10</text:p>
          </table:table-cell>
          <table:table-cell table:style-name="ce18" table:formula="of:=[$raw.C11]" office:value-type="float" office:value="0.1" calcext:value-type="float">
            <text:p>0.1</text:p>
          </table:table-cell>
          <table:table-cell table:style-name="ce18" table:formula="of:=[$raw.D11]" office:value-type="float" office:value="0.4" calcext:value-type="float">
            <text:p>0.4</text:p>
          </table:table-cell>
          <table:table-cell table:style-name="ce18" table:formula="of:=[$raw.E11]" office:value-type="float" office:value="0.25" calcext:value-type="float">
            <text:p>0.25</text:p>
          </table:table-cell>
          <table:table-cell table:style-name="ce18" table:formula="of:=[$raw.F11]" office:value-type="string" office:string-value="BH1995" calcext:value-type="string">
            <text:p>BH1995</text:p>
          </table:table-cell>
          <table:table-cell table:style-name="ce33" table:formula="of:=[raw.N11]+ORG.OPENOFFICE.STYLE(IF([raw.K11]&lt;[raw.O11];&quot;Red&quot;;IF([raw.K11]&gt;[raw.P11];&quot;Blue&quot;;&quot;Green&quot;)))" office:value-type="float" office:value="0.0338917039495136" calcext:value-type="float">
            <text:p>0.0339</text:p>
          </table:table-cell>
          <table:table-cell table:style-name="ce61" table:formula="of:=[raw.Q11]+ORG.OPENOFFICE.STYLE(IF([raw.K11]&lt;[raw.R11];&quot;Red&quot;;IF([raw.K11]&gt;[raw.S11];&quot;Blue&quot;;&quot;Green&quot;)))" office:value-type="float" office:value="0.0260360724585209" calcext:value-type="float">
            <text:p>0.0260</text:p>
          </table:table-cell>
          <table:table-cell table:style-name="ce61" table:formula="of:=[raw.T11]+ORG.OPENOFFICE.STYLE(IF([raw.K11]&lt;[raw.U11];&quot;Red&quot;;IF([raw.K11]&gt;[raw.V11];&quot;Blue&quot;;&quot;Green&quot;)))" office:value-type="float" office:value="0.0260360724585209" calcext:value-type="float">
            <text:p>0.0260</text:p>
          </table:table-cell>
          <table:table-cell table:style-name="ce61" table:formula="of:=[raw.W11]+ORG.OPENOFFICE.STYLE(IF([raw.K11]&lt;[raw.X11];&quot;Red&quot;;IF([raw.K11]&gt;[raw.Y11];&quot;Blue&quot;;&quot;Green&quot;)))" office:value-type="float" office:value="0.0252758598159244" calcext:value-type="float">
            <text:p>0.0253</text:p>
          </table:table-cell>
          <table:table-cell table:style-name="ce61" table:formula="of:=[raw.Z11]+ORG.OPENOFFICE.STYLE(IF([raw.K11]&lt;[raw.AA11];&quot;Red&quot;;IF([raw.K11]&gt;[raw.AB11];&quot;Blue&quot;;&quot;Green&quot;)))" office:value-type="float" office:value="0.0338917039495136" calcext:value-type="float">
            <text:p>0.0339</text:p>
          </table:table-cell>
          <table:table-cell table:style-name="ce86" table:formula="of:=[raw.AC11]+ORG.OPENOFFICE.STYLE(IF([raw.K11]&lt;[raw.AD11];&quot;Red&quot;;IF([raw.K11]&gt;[raw.AE11];&quot;Blue&quot;;&quot;Green&quot;)))" office:value-type="float" office:value="0.0252758598159244" calcext:value-type="float">
            <text:p>0.0253</text:p>
          </table:table-cell>
          <table:table-cell table:style-name="ce33" table:formula="of:=[raw.AF11]+ORG.OPENOFFICE.STYLE(IF([raw.K11]&lt;[raw.AG11];&quot;Red&quot;;IF([raw.K11]&gt;[raw.AH11];&quot;Blue&quot;;&quot;Green&quot;)))" office:value-type="float" office:value="0.0208209062654913" calcext:value-type="float">
            <text:p>0.0208</text:p>
          </table:table-cell>
          <table:table-cell table:style-name="ce61" table:formula="of:=[raw.AI11]+ORG.OPENOFFICE.STYLE(IF([raw.K11]&lt;[raw.AJ11];&quot;Red&quot;;IF([raw.K11]&gt;[raw.AK11];&quot;Blue&quot;;&quot;Green&quot;)))" office:value-type="float" office:value="0.034582244195762" calcext:value-type="float">
            <text:p>0.0346</text:p>
          </table:table-cell>
          <table:table-cell table:style-name="ce61" table:formula="of:=[raw.AL11]+ORG.OPENOFFICE.STYLE(IF([raw.K11]&lt;[raw.AM11];&quot;Red&quot;;IF([raw.K11]&gt;[raw.AN11];&quot;Blue&quot;;&quot;Green&quot;)))" office:value-type="float" office:value="0.034582244195762" calcext:value-type="float">
            <text:p>0.0346</text:p>
          </table:table-cell>
          <table:table-cell table:style-name="ce61" table:formula="of:=[raw.AO11]+ORG.OPENOFFICE.STYLE(IF([raw.K11]&lt;[raw.AP11];&quot;Red&quot;;IF([raw.K11]&gt;[raw.AQ11];&quot;Blue&quot;;&quot;Green&quot;)))" office:value-type="float" office:value="0.0231938885884428" calcext:value-type="float">
            <text:p>0.0232</text:p>
          </table:table-cell>
          <table:table-cell table:style-name="ce61" table:formula="of:=[raw.AR11]+ORG.OPENOFFICE.STYLE(IF([raw.K11]&lt;[raw.AS11];&quot;Red&quot;;IF([raw.K11]&gt;[raw.AT11];&quot;Blue&quot;;&quot;Green&quot;)))" office:value-type="float" office:value="0.0208209062654913" calcext:value-type="float">
            <text:p>0.0208</text:p>
          </table:table-cell>
          <table:table-cell table:style-name="ce86" table:formula="of:=[raw.AU11]+ORG.OPENOFFICE.STYLE(IF([raw.K11]&lt;[raw.AV11];&quot;Red&quot;;IF([raw.K11]&gt;[raw.AW11];&quot;Blue&quot;;&quot;Green&quot;)))" office:value-type="float" office:value="0.0231938885884428" calcext:value-type="float">
            <text:p>0.0232</text:p>
          </table:table-cell>
          <table:table-cell table:style-name="ce112" table:formula="of:=[raw.AX11]+ORG.OPENOFFICE.STYLE(IF([raw.K11]&lt;[raw.AY11];&quot;Red&quot;;IF([raw.K11]&gt;[raw.AZ11];&quot;Blue&quot;;&quot;Green&quot;)))" office:value-type="float" office:value="0.0277749969289091" calcext:value-type="float">
            <text:p>0.0278</text:p>
          </table:table-cell>
          <table:table-cell table:style-name="ce119" table:formula="of:=[raw.BA11]+ORG.OPENOFFICE.STYLE(IF([raw.K11]&lt;[raw.BB11];&quot;Red&quot;;IF([raw.K11]&gt;[raw.BC11];&quot;Blue&quot;;&quot;Green&quot;)))" office:value-type="float" office:value="0.0167200327621214" calcext:value-type="float">
            <text:p>0.0167</text:p>
          </table:table-cell>
          <table:table-cell table:style-name="ce119" table:formula="of:=[raw.BD11]+ORG.OPENOFFICE.STYLE(IF([raw.K11]&lt;[raw.BF11];&quot;Red&quot;;IF([raw.K11]&gt;[raw.BG11];&quot;Blue&quot;;&quot;Green&quot;)))" office:value-type="float" office:value="0.0167200327621214" calcext:value-type="float">
            <text:p>0.0167</text:p>
          </table:table-cell>
          <table:table-cell table:style-name="ce119" table:formula="of:=[raw.BH11]+ORG.OPENOFFICE.STYLE(IF([raw.K11]&lt;[raw.BI11];&quot;Red&quot;;IF([raw.K11]&gt;[raw.BJ11];&quot;Blue&quot;;&quot;Green&quot;)))" office:value-type="float" office:value="0.0178044644689885" calcext:value-type="float">
            <text:p>0.0178</text:p>
          </table:table-cell>
          <table:table-cell table:style-name="ce126" table:formula="of:=[raw.BK11]+ORG.OPENOFFICE.STYLE(IF([raw.K11]&lt;[raw.BL11];&quot;Red&quot;;IF([raw.K11]&gt;[raw.BM11];&quot;Blue&quot;;&quot;Green&quot;)))" office:value-type="float" office:value="0.0260244571590414" calcext:value-type="float">
            <text:p>0.0260</text:p>
          </table:table-cell>
          <table:table-cell table:style-name="ce132" table:formula="of:=[raw.BN11]+ORG.OPENOFFICE.STYLE(IF([raw.K11]&lt;[raw.BO11];&quot;Red&quot;;IF([raw.K11]&gt;[raw.BP11];&quot;Blue&quot;;&quot;Green&quot;)))" office:value-type="float" office:value="0.0178044644689885" calcext:value-type="float">
            <text:p>0.0178</text:p>
          </table:table-cell>
        </table:table-row>
        <table:table-row table:style-name="ro1">
          <table:table-cell table:style-name="ce3" table:formula="of:=[$raw.A12]" office:value-type="string" office:string-value="bky_indep_null_fdp" calcext:value-type="string">
            <text:p>bky_indep_null_fdp</text:p>
          </table:table-cell>
          <table:table-cell table:style-name="ce16" table:formula="of:=[$raw.B12]" office:value-type="float" office:value="1" calcext:value-type="float">
            <text:p>1</text:p>
          </table:table-cell>
          <table:table-cell table:style-name="ce16" table:formula="of:=[$raw.C12]" office:value-type="float" office:value="0" calcext:value-type="float">
            <text:p>0</text:p>
          </table:table-cell>
          <table:table-cell table:style-name="ce16" table:formula="of:=[$raw.D12]" office:value-type="float" office:value="0" calcext:value-type="float">
            <text:p>0</text:p>
          </table:table-cell>
          <table:table-cell table:style-name="ce16" table:formula="of:=[$raw.E12]" office:value-type="float" office:value="0" calcext:value-type="float">
            <text:p>0</text:p>
          </table:table-cell>
          <table:table-cell table:style-name="ce16" table:formula="of:=[$raw.F12]" office:value-type="string" office:string-value="BKY2006" calcext:value-type="string">
            <text:p>BKY2006</text:p>
          </table:table-cell>
          <table:table-cell table:style-name="ce31" table:formula="of:=[raw.N12]+ORG.OPENOFFICE.STYLE(IF([raw.K12]&lt;[raw.O12];&quot;Red&quot;;IF([raw.K12]&gt;[raw.P12];&quot;Blue&quot;;&quot;Green&quot;)))" office:value-type="float" office:value="0.1015" calcext:value-type="float">
            <text:p>0.1015</text:p>
          </table:table-cell>
          <table:table-cell table:style-name="ce53" table:formula="of:=[raw.Q12]+ORG.OPENOFFICE.STYLE(IF([raw.K12]&lt;[raw.R12];&quot;Red&quot;;IF([raw.K12]&gt;[raw.S12];&quot;Blue&quot;;&quot;Green&quot;)))" office:value-type="float" office:value="0.0545" calcext:value-type="float">
            <text:p>0.0545</text:p>
          </table:table-cell>
          <table:table-cell table:style-name="ce53" table:formula="of:=[raw.T12]+ORG.OPENOFFICE.STYLE(IF([raw.K12]&lt;[raw.U12];&quot;Red&quot;;IF([raw.K12]&gt;[raw.V12];&quot;Blue&quot;;&quot;Green&quot;)))" office:value-type="float" office:value="0.0545" calcext:value-type="float">
            <text:p>0.0545</text:p>
          </table:table-cell>
          <table:table-cell table:style-name="ce76" table:formula="of:=[raw.W12]+ORG.OPENOFFICE.STYLE(IF([raw.K12]&lt;[raw.X12];&quot;Red&quot;;IF([raw.K12]&gt;[raw.Y12];&quot;Blue&quot;;&quot;Green&quot;)))" office:value-type="float" office:value="0.101" calcext:value-type="float">
            <text:p>0.1010</text:p>
          </table:table-cell>
          <table:table-cell table:style-name="ce53" table:formula="of:=[raw.Z12]+ORG.OPENOFFICE.STYLE(IF([raw.K12]&lt;[raw.AA12];&quot;Red&quot;;IF([raw.K12]&gt;[raw.AB12];&quot;Blue&quot;;&quot;Green&quot;)))" office:value-type="float" office:value="0.054" calcext:value-type="float">
            <text:p>0.0540</text:p>
          </table:table-cell>
          <table:table-cell table:style-name="ce84" table:formula="of:=[raw.AC12]+ORG.OPENOFFICE.STYLE(IF([raw.K12]&lt;[raw.AD12];&quot;Red&quot;;IF([raw.K12]&gt;[raw.AE12];&quot;Blue&quot;;&quot;Green&quot;)))" office:value-type="float" office:value="0.054" calcext:value-type="float">
            <text:p>0.0540</text:p>
          </table:table-cell>
          <table:table-cell table:style-name="ce91" table:formula="of:=[raw.AF12]+ORG.OPENOFFICE.STYLE(IF([raw.K12]&lt;[raw.AG12];&quot;Red&quot;;IF([raw.K12]&gt;[raw.AH12];&quot;Blue&quot;;&quot;Green&quot;)))" office:value-type="float" office:value="0.051" calcext:value-type="float">
            <text:p>0.0510</text:p>
          </table:table-cell>
          <table:table-cell table:style-name="ce101" table:formula="of:=[raw.AI12]+ORG.OPENOFFICE.STYLE(IF([raw.K12]&lt;[raw.AJ12];&quot;Red&quot;;IF([raw.K12]&gt;[raw.AK12];&quot;Blue&quot;;&quot;Green&quot;)))" office:value-type="float" office:value="0.0265" calcext:value-type="float">
            <text:p>0.0265</text:p>
          </table:table-cell>
          <table:table-cell table:style-name="ce101" table:formula="of:=[raw.AL12]+ORG.OPENOFFICE.STYLE(IF([raw.K12]&lt;[raw.AM12];&quot;Red&quot;;IF([raw.K12]&gt;[raw.AN12];&quot;Blue&quot;;&quot;Green&quot;)))" office:value-type="float" office:value="0.0265" calcext:value-type="float">
            <text:p>0.0265</text:p>
          </table:table-cell>
          <table:table-cell table:style-name="ce53" table:formula="of:=[raw.AO12]+ORG.OPENOFFICE.STYLE(IF([raw.K12]&lt;[raw.AP12];&quot;Red&quot;;IF([raw.K12]&gt;[raw.AQ12];&quot;Blue&quot;;&quot;Green&quot;)))" office:value-type="float" office:value="0.0505" calcext:value-type="float">
            <text:p>0.0505</text:p>
          </table:table-cell>
          <table:table-cell table:style-name="ce101" table:formula="of:=[raw.AR12]+ORG.OPENOFFICE.STYLE(IF([raw.K12]&lt;[raw.AS12];&quot;Red&quot;;IF([raw.K12]&gt;[raw.AT12];&quot;Blue&quot;;&quot;Green&quot;)))" office:value-type="float" office:value="0.0265" calcext:value-type="float">
            <text:p>0.0265</text:p>
          </table:table-cell>
          <table:table-cell table:style-name="ce107" table:formula="of:=[raw.AU12]+ORG.OPENOFFICE.STYLE(IF([raw.K12]&lt;[raw.AV12];&quot;Red&quot;;IF([raw.K12]&gt;[raw.AW12];&quot;Blue&quot;;&quot;Green&quot;)))" office:value-type="float" office:value="0.0265" calcext:value-type="float">
            <text:p>0.0265</text:p>
          </table:table-cell>
          <table:table-cell table:style-name="ce111" table:formula="of:=[raw.AX12]+ORG.OPENOFFICE.STYLE(IF([raw.K12]&lt;[raw.AY12];&quot;Red&quot;;IF([raw.K12]&gt;[raw.AZ12];&quot;Blue&quot;;&quot;Green&quot;)))" office:value-type="float" office:value="0.0535" calcext:value-type="float">
            <text:p>0.0535</text:p>
          </table:table-cell>
          <table:table-cell table:style-name="ce117" table:formula="of:=[raw.BA12]+ORG.OPENOFFICE.STYLE(IF([raw.K12]&lt;[raw.BB12];&quot;Red&quot;;IF([raw.K12]&gt;[raw.BC12];&quot;Blue&quot;;&quot;Green&quot;)))" office:value-type="float" office:value="0.031" calcext:value-type="float">
            <text:p>0.0310</text:p>
          </table:table-cell>
          <table:table-cell table:style-name="ce121" table:formula="of:=[raw.BD12]+ORG.OPENOFFICE.STYLE(IF([raw.K12]&lt;[raw.BF12];&quot;Red&quot;;IF([raw.K12]&gt;[raw.BG12];&quot;Blue&quot;;&quot;Green&quot;)))" office:value-type="float" office:value="0.031" calcext:value-type="float">
            <text:p>0.0310</text:p>
          </table:table-cell>
          <table:table-cell table:style-name="ce123" table:formula="of:=[raw.BH12]+ORG.OPENOFFICE.STYLE(IF([raw.K12]&lt;[raw.BI12];&quot;Red&quot;;IF([raw.K12]&gt;[raw.BJ12];&quot;Blue&quot;;&quot;Green&quot;)))" office:value-type="float" office:value="0.0436354133014014" calcext:value-type="float">
            <text:p>0.0436</text:p>
          </table:table-cell>
          <table:table-cell table:style-name="ce117" table:formula="of:=[raw.BK12]+ORG.OPENOFFICE.STYLE(IF([raw.K12]&lt;[raw.BL12];&quot;Red&quot;;IF([raw.K12]&gt;[raw.BM12];&quot;Blue&quot;;&quot;Green&quot;)))" office:value-type="float" office:value="0.0229618370651845" calcext:value-type="float">
            <text:p>0.0230</text:p>
          </table:table-cell>
          <table:table-cell table:style-name="ce130" table:formula="of:=[raw.BN12]+ORG.OPENOFFICE.STYLE(IF([raw.K12]&lt;[raw.BO12];&quot;Red&quot;;IF([raw.K12]&gt;[raw.BP12];&quot;Blue&quot;;&quot;Green&quot;)))" office:value-type="float" office:value="0.0229618370651845" calcext:value-type="float">
            <text:p>0.0230</text:p>
          </table:table-cell>
        </table:table-row>
        <table:table-row table:style-name="ro1">
          <table:table-cell table:style-name="ce7" table:formula="of:=[$raw.A13]" office:value-type="string" office:string-value="bky_indep_posonly_fdp" calcext:value-type="string">
            <text:p>bky_indep_posonly_fdp</text:p>
          </table:table-cell>
          <table:table-cell table:style-name="ce2" table:formula="of:=[$raw.B13]" office:value-type="float" office:value="2" calcext:value-type="float">
            <text:p>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0" calcext:value-type="float">
            <text:p>0</text:p>
          </table:table-cell>
          <table:table-cell table:style-name="ce18" table:formula="of:=[$raw.F13]" office:value-type="string" office:string-value="BKY2006" calcext:value-type="string">
            <text:p>BKY2006</text:p>
          </table:table-cell>
          <table:table-cell table:style-name="ce33" table:formula="of:=[raw.N13]+ORG.OPENOFFICE.STYLE(IF([raw.K13]&lt;[raw.O13];&quot;Red&quot;;IF([raw.K13]&gt;[raw.P13];&quot;Blue&quot;;&quot;Green&quot;)))" office:value-type="float" office:value="0.0465441109118461" calcext:value-type="float">
            <text:p>0.0465</text:p>
          </table:table-cell>
          <table:table-cell table:style-name="ce52" table:formula="of:=[raw.Q13]+ORG.OPENOFFICE.STYLE(IF([raw.K13]&lt;[raw.R13];&quot;Red&quot;;IF([raw.K13]&gt;[raw.S13];&quot;Blue&quot;;&quot;Green&quot;)))" office:value-type="float" office:value="0.0408574549381996" calcext:value-type="float">
            <text:p>0.0409</text:p>
          </table:table-cell>
          <table:table-cell table:style-name="ce52" table:formula="of:=[raw.T13]+ORG.OPENOFFICE.STYLE(IF([raw.K13]&lt;[raw.U13];&quot;Red&quot;;IF([raw.K13]&gt;[raw.V13];&quot;Blue&quot;;&quot;Green&quot;)))" office:value-type="float" office:value="0.0450305026667112" calcext:value-type="float">
            <text:p>0.0450</text:p>
          </table:table-cell>
          <table:table-cell table:style-name="ce61" table:formula="of:=[raw.W13]+ORG.OPENOFFICE.STYLE(IF([raw.K13]&lt;[raw.X13];&quot;Red&quot;;IF([raw.K13]&gt;[raw.Y13];&quot;Blue&quot;;&quot;Green&quot;)))" office:value-type="float" office:value="0.0433221634091813" calcext:value-type="float">
            <text:p>0.0433</text:p>
          </table:table-cell>
          <table:table-cell table:style-name="ce61" table:formula="of:=[raw.Z13]+ORG.OPENOFFICE.STYLE(IF([raw.K13]&lt;[raw.AA13];&quot;Red&quot;;IF([raw.K13]&gt;[raw.AB13];&quot;Blue&quot;;&quot;Green&quot;)))" office:value-type="float" office:value="0.0465441109118461" calcext:value-type="float">
            <text:p>0.0465</text:p>
          </table:table-cell>
          <table:table-cell table:style-name="ce86" table:formula="of:=[raw.AC13]+ORG.OPENOFFICE.STYLE(IF([raw.K13]&lt;[raw.AD13];&quot;Red&quot;;IF([raw.K13]&gt;[raw.AE13];&quot;Blue&quot;;&quot;Green&quot;)))" office:value-type="float" office:value="0.0433221634091813" calcext:value-type="float">
            <text:p>0.0433</text:p>
          </table:table-cell>
          <table:table-cell table:style-name="ce33" table:formula="of:=[raw.AF13]+ORG.OPENOFFICE.STYLE(IF([raw.K13]&lt;[raw.AG13];&quot;Red&quot;;IF([raw.K13]&gt;[raw.AH13];&quot;Blue&quot;;&quot;Green&quot;)))" office:value-type="float" office:value="0.0464552179792901" calcext:value-type="float">
            <text:p>0.0465</text:p>
          </table:table-cell>
          <table:table-cell table:style-name="ce61" table:formula="of:=[raw.AI13]+ORG.OPENOFFICE.STYLE(IF([raw.K13]&lt;[raw.AJ13];&quot;Red&quot;;IF([raw.K13]&gt;[raw.AK13];&quot;Blue&quot;;&quot;Green&quot;)))" office:value-type="float" office:value="0.0209372137503737" calcext:value-type="float">
            <text:p>0.0209</text:p>
          </table:table-cell>
          <table:table-cell table:style-name="ce61" table:formula="of:=[raw.AL13]+ORG.OPENOFFICE.STYLE(IF([raw.K13]&lt;[raw.AM13];&quot;Red&quot;;IF([raw.K13]&gt;[raw.AN13];&quot;Blue&quot;;&quot;Green&quot;)))" office:value-type="float" office:value="0.02314423531616" calcext:value-type="float">
            <text:p>0.0231</text:p>
          </table:table-cell>
          <table:table-cell table:style-name="ce52" table:formula="of:=[raw.AO13]+ORG.OPENOFFICE.STYLE(IF([raw.K13]&lt;[raw.AP13];&quot;Red&quot;;IF([raw.K13]&gt;[raw.AQ13];&quot;Blue&quot;;&quot;Green&quot;)))" office:value-type="float" office:value="0.0431861030239523" calcext:value-type="float">
            <text:p>0.0432</text:p>
          </table:table-cell>
          <table:table-cell table:style-name="ce52" table:formula="of:=[raw.AR13]+ORG.OPENOFFICE.STYLE(IF([raw.K13]&lt;[raw.AS13];&quot;Red&quot;;IF([raw.K13]&gt;[raw.AT13];&quot;Blue&quot;;&quot;Green&quot;)))" office:value-type="float" office:value="0.0464552179792901" calcext:value-type="float">
            <text:p>0.0465</text:p>
          </table:table-cell>
          <table:table-cell table:style-name="ce86" table:formula="of:=[raw.AU13]+ORG.OPENOFFICE.STYLE(IF([raw.K13]&lt;[raw.AV13];&quot;Red&quot;;IF([raw.K13]&gt;[raw.AW13];&quot;Blue&quot;;&quot;Green&quot;)))" office:value-type="float" office:value="0.0431861030239523" calcext:value-type="float">
            <text:p>0.0432</text:p>
          </table:table-cell>
          <table:table-cell table:style-name="ce112" table:formula="of:=[raw.AX13]+ORG.OPENOFFICE.STYLE(IF([raw.K13]&lt;[raw.AY13];&quot;Red&quot;;IF([raw.K13]&gt;[raw.AZ13];&quot;Blue&quot;;&quot;Green&quot;)))" office:value-type="float" office:value="0.0365" calcext:value-type="float">
            <text:p>0.0365</text:p>
          </table:table-cell>
          <table:table-cell table:style-name="ce118" table:formula="of:=[raw.BA13]+ORG.OPENOFFICE.STYLE(IF([raw.K13]&lt;[raw.BB13];&quot;Red&quot;;IF([raw.K13]&gt;[raw.BC13];&quot;Blue&quot;;&quot;Green&quot;)))" office:value-type="float" office:value="0.9995" calcext:value-type="float">
            <text:p>0.9995</text:p>
          </table:table-cell>
          <table:table-cell table:style-name="ce118" table:formula="of:=[raw.BD13]+ORG.OPENOFFICE.STYLE(IF([raw.K13]&lt;[raw.BF13];&quot;Red&quot;;IF([raw.K13]&gt;[raw.BG13];&quot;Blue&quot;;&quot;Green&quot;)))" office:value-type="float" office:value="1" calcext:value-type="float">
            <text:p>1.0000</text:p>
          </table:table-cell>
          <table:table-cell table:style-name="ce118" table:formula="of:=[raw.BH13]+ORG.OPENOFFICE.STYLE(IF([raw.K13]&lt;[raw.BI13];&quot;Red&quot;;IF([raw.K13]&gt;[raw.BJ13];&quot;Blue&quot;;&quot;Green&quot;)))" office:value-type="float" office:value="0.039536974890931" calcext:value-type="float">
            <text:p>0.0395</text:p>
          </table:table-cell>
          <table:table-cell table:style-name="ce126" table:formula="of:=[raw.BK13]+ORG.OPENOFFICE.STYLE(IF([raw.K13]&lt;[raw.BL13];&quot;Red&quot;;IF([raw.K13]&gt;[raw.BM13];&quot;Blue&quot;;&quot;Green&quot;)))" office:value-type="float" office:value="0.0282792018342514" calcext:value-type="float">
            <text:p>0.0283</text:p>
          </table:table-cell>
          <table:table-cell table:style-name="ce131" table:formula="of:=[raw.BN13]+ORG.OPENOFFICE.STYLE(IF([raw.K13]&lt;[raw.BO13];&quot;Red&quot;;IF([raw.K13]&gt;[raw.BP13];&quot;Blue&quot;;&quot;Green&quot;)))" office:value-type="float" office:value="0.039536974890931" calcext:value-type="float">
            <text:p>0.0395</text:p>
          </table:table-cell>
        </table:table-row>
        <table:table-row table:style-name="ro1">
          <table:table-cell table:style-name="ce7" table:formula="of:=[$raw.A14]" office:value-type="string" office:string-value="bky_indep_negonly_fdp" calcext:value-type="string">
            <text:p>bky_indep_negonly_fdp</text:p>
          </table:table-cell>
          <table:table-cell table:style-name="ce2" table:formula="of:=[$raw.B14]" office:value-type="float" office:value="3" calcext:value-type="float">
            <text:p>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0" calcext:value-type="float">
            <text:p>0</text:p>
          </table:table-cell>
          <table:table-cell table:style-name="ce18" table:formula="of:=[$raw.F14]" office:value-type="string" office:string-value="BKY2006" calcext:value-type="string">
            <text:p>BKY2006</text:p>
          </table:table-cell>
          <table:table-cell table:style-name="ce33" table:formula="of:=[raw.N14]+ORG.OPENOFFICE.STYLE(IF([raw.K14]&lt;[raw.O14];&quot;Red&quot;;IF([raw.K14]&gt;[raw.P14];&quot;Blue&quot;;&quot;Green&quot;)))" office:value-type="float" office:value="0.0481409152676798" calcext:value-type="float">
            <text:p>0.0481</text:p>
          </table:table-cell>
          <table:table-cell table:style-name="ce52" table:formula="of:=[raw.Q14]+ORG.OPENOFFICE.STYLE(IF([raw.K14]&lt;[raw.R14];&quot;Red&quot;;IF([raw.K14]&gt;[raw.S14];&quot;Blue&quot;;&quot;Green&quot;)))" office:value-type="float" office:value="0.0421676462984066" calcext:value-type="float">
            <text:p>0.0422</text:p>
          </table:table-cell>
          <table:table-cell table:style-name="ce52" table:formula="of:=[raw.T14]+ORG.OPENOFFICE.STYLE(IF([raw.K14]&lt;[raw.U14];&quot;Red&quot;;IF([raw.K14]&gt;[raw.V14];&quot;Blue&quot;;&quot;Green&quot;)))" office:value-type="float" office:value="0.0462457598987848" calcext:value-type="float">
            <text:p>0.0462</text:p>
          </table:table-cell>
          <table:table-cell table:style-name="ce61" table:formula="of:=[raw.W14]+ORG.OPENOFFICE.STYLE(IF([raw.K14]&lt;[raw.X14];&quot;Red&quot;;IF([raw.K14]&gt;[raw.Y14];&quot;Blue&quot;;&quot;Green&quot;)))" office:value-type="float" office:value="0.0447991074658434" calcext:value-type="float">
            <text:p>0.0448</text:p>
          </table:table-cell>
          <table:table-cell table:style-name="ce61" table:formula="of:=[raw.Z14]+ORG.OPENOFFICE.STYLE(IF([raw.K14]&lt;[raw.AA14];&quot;Red&quot;;IF([raw.K14]&gt;[raw.AB14];&quot;Blue&quot;;&quot;Green&quot;)))" office:value-type="float" office:value="0.0481409152676798" calcext:value-type="float">
            <text:p>0.0481</text:p>
          </table:table-cell>
          <table:table-cell table:style-name="ce86" table:formula="of:=[raw.AC14]+ORG.OPENOFFICE.STYLE(IF([raw.K14]&lt;[raw.AD14];&quot;Red&quot;;IF([raw.K14]&gt;[raw.AE14];&quot;Blue&quot;;&quot;Green&quot;)))" office:value-type="float" office:value="0.0447991074658434" calcext:value-type="float">
            <text:p>0.0448</text:p>
          </table:table-cell>
          <table:table-cell table:style-name="ce33" table:formula="of:=[raw.AF14]+ORG.OPENOFFICE.STYLE(IF([raw.K14]&lt;[raw.AG14];&quot;Red&quot;;IF([raw.K14]&gt;[raw.AH14];&quot;Blue&quot;;&quot;Green&quot;)))" office:value-type="float" office:value="0.0315" calcext:value-type="float">
            <text:p>0.0315</text:p>
          </table:table-cell>
          <table:table-cell table:style-name="ce77" table:formula="of:=[raw.AI14]+ORG.OPENOFFICE.STYLE(IF([raw.K14]&lt;[raw.AJ14];&quot;Red&quot;;IF([raw.K14]&gt;[raw.AK14];&quot;Blue&quot;;&quot;Green&quot;)))" office:value-type="float" office:value="0.9985" calcext:value-type="float">
            <text:p>0.9985</text:p>
          </table:table-cell>
          <table:table-cell table:style-name="ce77" table:formula="of:=[raw.AL14]+ORG.OPENOFFICE.STYLE(IF([raw.K14]&lt;[raw.AM14];&quot;Red&quot;;IF([raw.K14]&gt;[raw.AN14];&quot;Blue&quot;;&quot;Green&quot;)))" office:value-type="float" office:value="0.999" calcext:value-type="float">
            <text:p>0.9990</text:p>
          </table:table-cell>
          <table:table-cell table:style-name="ce55" table:formula="of:=[raw.AO14]+ORG.OPENOFFICE.STYLE(IF([raw.K14]&lt;[raw.AP14];&quot;Red&quot;;IF([raw.K14]&gt;[raw.AQ14];&quot;Blue&quot;;&quot;Green&quot;)))" office:value-type="float" office:value="0.043" calcext:value-type="float">
            <text:p>0.0430</text:p>
          </table:table-cell>
          <table:table-cell table:style-name="ce52" table:formula="of:=[raw.AR14]+ORG.OPENOFFICE.STYLE(IF([raw.K14]&lt;[raw.AS14];&quot;Red&quot;;IF([raw.K14]&gt;[raw.AT14];&quot;Blue&quot;;&quot;Green&quot;)))" office:value-type="float" office:value="0.0315" calcext:value-type="float">
            <text:p>0.0315</text:p>
          </table:table-cell>
          <table:table-cell table:style-name="ce108" table:formula="of:=[raw.AU14]+ORG.OPENOFFICE.STYLE(IF([raw.K14]&lt;[raw.AV14];&quot;Red&quot;;IF([raw.K14]&gt;[raw.AW14];&quot;Blue&quot;;&quot;Green&quot;)))" office:value-type="float" office:value="0.043" calcext:value-type="float">
            <text:p>0.0430</text:p>
          </table:table-cell>
          <table:table-cell table:style-name="ce112" table:formula="of:=[raw.AX14]+ORG.OPENOFFICE.STYLE(IF([raw.K14]&lt;[raw.AY14];&quot;Red&quot;;IF([raw.K14]&gt;[raw.AZ14];&quot;Blue&quot;;&quot;Green&quot;)))" office:value-type="float" office:value="0.0480674328158125" calcext:value-type="float">
            <text:p>0.0481</text:p>
          </table:table-cell>
          <table:table-cell table:style-name="ce119" table:formula="of:=[raw.BA14]+ORG.OPENOFFICE.STYLE(IF([raw.K14]&lt;[raw.BB14];&quot;Red&quot;;IF([raw.K14]&gt;[raw.BC14];&quot;Blue&quot;;&quot;Green&quot;)))" office:value-type="float" office:value="0.0224893183980794" calcext:value-type="float">
            <text:p>0.0225</text:p>
          </table:table-cell>
          <table:table-cell table:style-name="ce119" table:formula="of:=[raw.BD14]+ORG.OPENOFFICE.STYLE(IF([raw.K14]&lt;[raw.BF14];&quot;Red&quot;;IF([raw.K14]&gt;[raw.BG14];&quot;Blue&quot;;&quot;Green&quot;)))" office:value-type="float" office:value="0.0246242054531258" calcext:value-type="float">
            <text:p>0.0246</text:p>
          </table:table-cell>
          <table:table-cell table:style-name="ce119" table:formula="of:=[raw.BH14]+ORG.OPENOFFICE.STYLE(IF([raw.K14]&lt;[raw.BI14];&quot;Red&quot;;IF([raw.K14]&gt;[raw.BJ14];&quot;Blue&quot;;&quot;Green&quot;)))" office:value-type="float" office:value="0.0442371306988824" calcext:value-type="float">
            <text:p>0.0442</text:p>
          </table:table-cell>
          <table:table-cell table:style-name="ce126" table:formula="of:=[raw.BK14]+ORG.OPENOFFICE.STYLE(IF([raw.K14]&lt;[raw.BL14];&quot;Red&quot;;IF([raw.K14]&gt;[raw.BM14];&quot;Blue&quot;;&quot;Green&quot;)))" office:value-type="float" office:value="0.0475969892057551" calcext:value-type="float">
            <text:p>0.0476</text:p>
          </table:table-cell>
          <table:table-cell table:style-name="ce132" table:formula="of:=[raw.BN14]+ORG.OPENOFFICE.STYLE(IF([raw.K14]&lt;[raw.BO14];&quot;Red&quot;;IF([raw.K14]&gt;[raw.BP14];&quot;Blue&quot;;&quot;Green&quot;)))" office:value-type="float" office:value="0.0442371306988824" calcext:value-type="float">
            <text:p>0.0442</text:p>
          </table:table-cell>
        </table:table-row>
        <table:table-row table:style-name="ro1">
          <table:table-cell table:style-name="ce7" table:formula="of:=[$raw.A15]" office:value-type="string" office:string-value="bky_indep_balanced_fdp" calcext:value-type="string">
            <text:p>bky_indep_balanced_fdp</text:p>
          </table:table-cell>
          <table:table-cell table:style-name="ce2" table:formula="of:=[$raw.B15]" office:value-type="float" office:value="4" calcext:value-type="float">
            <text:p>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0" calcext:value-type="float">
            <text:p>0</text:p>
          </table:table-cell>
          <table:table-cell table:style-name="ce18" table:formula="of:=[$raw.F15]" office:value-type="string" office:string-value="BKY2006" calcext:value-type="string">
            <text:p>BKY2006</text:p>
          </table:table-cell>
          <table:table-cell table:style-name="ce33" table:formula="of:=[raw.N15]+ORG.OPENOFFICE.STYLE(IF([raw.K15]&lt;[raw.O15];&quot;Red&quot;;IF([raw.K15]&gt;[raw.P15];&quot;Blue&quot;;&quot;Green&quot;)))" office:value-type="float" office:value="0.0319369989408157" calcext:value-type="float">
            <text:p>0.0319</text:p>
          </table:table-cell>
          <table:table-cell table:style-name="ce52" table:formula="of:=[raw.Q15]+ORG.OPENOFFICE.STYLE(IF([raw.K15]&lt;[raw.R15];&quot;Red&quot;;IF([raw.K15]&gt;[raw.S15];&quot;Blue&quot;;&quot;Green&quot;)))" office:value-type="float" office:value="0.0318933311869082" calcext:value-type="float">
            <text:p>0.0319</text:p>
          </table:table-cell>
          <table:table-cell table:style-name="ce52" table:formula="of:=[raw.T15]+ORG.OPENOFFICE.STYLE(IF([raw.K15]&lt;[raw.U15];&quot;Red&quot;;IF([raw.K15]&gt;[raw.V15];&quot;Blue&quot;;&quot;Green&quot;)))" office:value-type="float" office:value="0.0430784898859369" calcext:value-type="float">
            <text:p>0.0431</text:p>
          </table:table-cell>
          <table:table-cell table:style-name="ce61" table:formula="of:=[raw.W15]+ORG.OPENOFFICE.STYLE(IF([raw.K15]&lt;[raw.X15];&quot;Red&quot;;IF([raw.K15]&gt;[raw.Y15];&quot;Blue&quot;;&quot;Green&quot;)))" office:value-type="float" office:value="0.043189313926826" calcext:value-type="float">
            <text:p>0.0432</text:p>
          </table:table-cell>
          <table:table-cell table:style-name="ce61" table:formula="of:=[raw.Z15]+ORG.OPENOFFICE.STYLE(IF([raw.K15]&lt;[raw.AA15];&quot;Red&quot;;IF([raw.K15]&gt;[raw.AB15];&quot;Blue&quot;;&quot;Green&quot;)))" office:value-type="float" office:value="0.0319369989408157" calcext:value-type="float">
            <text:p>0.0319</text:p>
          </table:table-cell>
          <table:table-cell table:style-name="ce86" table:formula="of:=[raw.AC15]+ORG.OPENOFFICE.STYLE(IF([raw.K15]&lt;[raw.AD15];&quot;Red&quot;;IF([raw.K15]&gt;[raw.AE15];&quot;Blue&quot;;&quot;Green&quot;)))" office:value-type="float" office:value="0.043189313926826" calcext:value-type="float">
            <text:p>0.0432</text:p>
          </table:table-cell>
          <table:table-cell table:style-name="ce33" table:formula="of:=[raw.AF15]+ORG.OPENOFFICE.STYLE(IF([raw.K15]&lt;[raw.AG15];&quot;Red&quot;;IF([raw.K15]&gt;[raw.AH15];&quot;Blue&quot;;&quot;Green&quot;)))" office:value-type="float" office:value="0.0310484877562996" calcext:value-type="float">
            <text:p>0.0310</text:p>
          </table:table-cell>
          <table:table-cell table:style-name="ce61" table:formula="of:=[raw.AI15]+ORG.OPENOFFICE.STYLE(IF([raw.K15]&lt;[raw.AJ15];&quot;Red&quot;;IF([raw.K15]&gt;[raw.AK15];&quot;Blue&quot;;&quot;Green&quot;)))" office:value-type="float" office:value="0.0311066371110611" calcext:value-type="float">
            <text:p>0.0311</text:p>
          </table:table-cell>
          <table:table-cell table:style-name="ce61" table:formula="of:=[raw.AL15]+ORG.OPENOFFICE.STYLE(IF([raw.K15]&lt;[raw.AM15];&quot;Red&quot;;IF([raw.K15]&gt;[raw.AN15];&quot;Blue&quot;;&quot;Green&quot;)))" office:value-type="float" office:value="0.0422742462743809" calcext:value-type="float">
            <text:p>0.0423</text:p>
          </table:table-cell>
          <table:table-cell table:style-name="ce52" table:formula="of:=[raw.AO15]+ORG.OPENOFFICE.STYLE(IF([raw.K15]&lt;[raw.AP15];&quot;Red&quot;;IF([raw.K15]&gt;[raw.AQ15];&quot;Blue&quot;;&quot;Green&quot;)))" office:value-type="float" office:value="0.0423023012935129" calcext:value-type="float">
            <text:p>0.0423</text:p>
          </table:table-cell>
          <table:table-cell table:style-name="ce52" table:formula="of:=[raw.AR15]+ORG.OPENOFFICE.STYLE(IF([raw.K15]&lt;[raw.AS15];&quot;Red&quot;;IF([raw.K15]&gt;[raw.AT15];&quot;Blue&quot;;&quot;Green&quot;)))" office:value-type="float" office:value="0.0310484877562996" calcext:value-type="float">
            <text:p>0.0310</text:p>
          </table:table-cell>
          <table:table-cell table:style-name="ce86" table:formula="of:=[raw.AU15]+ORG.OPENOFFICE.STYLE(IF([raw.K15]&lt;[raw.AV15];&quot;Red&quot;;IF([raw.K15]&gt;[raw.AW15];&quot;Blue&quot;;&quot;Green&quot;)))" office:value-type="float" office:value="0.0423023012935129" calcext:value-type="float">
            <text:p>0.0423</text:p>
          </table:table-cell>
          <table:table-cell table:style-name="ce112" table:formula="of:=[raw.AX15]+ORG.OPENOFFICE.STYLE(IF([raw.K15]&lt;[raw.AY15];&quot;Red&quot;;IF([raw.K15]&gt;[raw.AZ15];&quot;Blue&quot;;&quot;Green&quot;)))" office:value-type="float" office:value="0.0327178956037099" calcext:value-type="float">
            <text:p>0.0327</text:p>
          </table:table-cell>
          <table:table-cell table:style-name="ce119" table:formula="of:=[raw.BA15]+ORG.OPENOFFICE.STYLE(IF([raw.K15]&lt;[raw.BB15];&quot;Red&quot;;IF([raw.K15]&gt;[raw.BC15];&quot;Blue&quot;;&quot;Green&quot;)))" office:value-type="float" office:value="0.0326197818777555" calcext:value-type="float">
            <text:p>0.0326</text:p>
          </table:table-cell>
          <table:table-cell table:style-name="ce119" table:formula="of:=[raw.BD15]+ORG.OPENOFFICE.STYLE(IF([raw.K15]&lt;[raw.BF15];&quot;Red&quot;;IF([raw.K15]&gt;[raw.BG15];&quot;Blue&quot;;&quot;Green&quot;)))" office:value-type="float" office:value="0.0438038683457167" calcext:value-type="float">
            <text:p>0.0438</text:p>
          </table:table-cell>
          <table:table-cell table:style-name="ce119" table:formula="of:=[raw.BH15]+ORG.OPENOFFICE.STYLE(IF([raw.K15]&lt;[raw.BI15];&quot;Red&quot;;IF([raw.K15]&gt;[raw.BJ15];&quot;Blue&quot;;&quot;Green&quot;)))" office:value-type="float" office:value="0.0434713948019921" calcext:value-type="float">
            <text:p>0.0435</text:p>
          </table:table-cell>
          <table:table-cell table:style-name="ce126" table:formula="of:=[raw.BK15]+ORG.OPENOFFICE.STYLE(IF([raw.K15]&lt;[raw.BL15];&quot;Red&quot;;IF([raw.K15]&gt;[raw.BM15];&quot;Blue&quot;;&quot;Green&quot;)))" office:value-type="float" office:value="0.0323313270266141" calcext:value-type="float">
            <text:p>0.0323</text:p>
          </table:table-cell>
          <table:table-cell table:style-name="ce132" table:formula="of:=[raw.BN15]+ORG.OPENOFFICE.STYLE(IF([raw.K15]&lt;[raw.BO15];&quot;Red&quot;;IF([raw.K15]&gt;[raw.BP15];&quot;Blue&quot;;&quot;Green&quot;)))" office:value-type="float" office:value="0.0434713948019921" calcext:value-type="float">
            <text:p>0.0435</text:p>
          </table:table-cell>
        </table:table-row>
        <table:table-row table:style-name="ro1">
          <table:table-cell table:style-name="ce7" table:formula="of:=[$raw.A16]" office:value-type="string" office:string-value="bky_indep_unbalanced_fdp" calcext:value-type="string">
            <text:p>bky_indep_unbalanced_fdp</text:p>
          </table:table-cell>
          <table:table-cell table:style-name="ce18" table:formula="of:=[$raw.B16]" office:value-type="float" office:value="5" calcext:value-type="float">
            <text:p>5</text:p>
          </table:table-cell>
          <table:table-cell table:style-name="ce18" table:formula="of:=[$raw.C16]" office:value-type="float" office:value="0.1" calcext:value-type="float">
            <text:p>0.1</text:p>
          </table:table-cell>
          <table:table-cell table:style-name="ce18" table:formula="of:=[$raw.D16]" office:value-type="float" office:value="0.4" calcext:value-type="float">
            <text:p>0.4</text:p>
          </table:table-cell>
          <table:table-cell table:style-name="ce18" table:formula="of:=[$raw.E16]" office:value-type="float" office:value="0" calcext:value-type="float">
            <text:p>0</text:p>
          </table:table-cell>
          <table:table-cell table:style-name="ce18" table:formula="of:=[$raw.F16]" office:value-type="string" office:string-value="BKY2006" calcext:value-type="string">
            <text:p>BKY2006</text:p>
          </table:table-cell>
          <table:table-cell table:style-name="ce33" table:formula="of:=[raw.N16]+ORG.OPENOFFICE.STYLE(IF([raw.K16]&lt;[raw.O16];&quot;Red&quot;;IF([raw.K16]&gt;[raw.P16];&quot;Blue&quot;;&quot;Green&quot;)))" office:value-type="float" office:value="0.0373472267863293" calcext:value-type="float">
            <text:p>0.0373</text:p>
          </table:table-cell>
          <table:table-cell table:style-name="ce61" table:formula="of:=[raw.Q16]+ORG.OPENOFFICE.STYLE(IF([raw.K16]&lt;[raw.R16];&quot;Red&quot;;IF([raw.K16]&gt;[raw.S16];&quot;Blue&quot;;&quot;Green&quot;)))" office:value-type="float" office:value="0.0320293509524127" calcext:value-type="float">
            <text:p>0.0320</text:p>
          </table:table-cell>
          <table:table-cell table:style-name="ce61" table:formula="of:=[raw.T16]+ORG.OPENOFFICE.STYLE(IF([raw.K16]&lt;[raw.U16];&quot;Red&quot;;IF([raw.K16]&gt;[raw.V16];&quot;Blue&quot;;&quot;Green&quot;)))" office:value-type="float" office:value="0.0430447083418675" calcext:value-type="float">
            <text:p>0.0430</text:p>
          </table:table-cell>
          <table:table-cell table:style-name="ce61" table:formula="of:=[raw.W16]+ORG.OPENOFFICE.STYLE(IF([raw.K16]&lt;[raw.X16];&quot;Red&quot;;IF([raw.K16]&gt;[raw.Y16];&quot;Blue&quot;;&quot;Green&quot;)))" office:value-type="float" office:value="0.0427232538970137" calcext:value-type="float">
            <text:p>0.0427</text:p>
          </table:table-cell>
          <table:table-cell table:style-name="ce61" table:formula="of:=[raw.Z16]+ORG.OPENOFFICE.STYLE(IF([raw.K16]&lt;[raw.AA16];&quot;Red&quot;;IF([raw.K16]&gt;[raw.AB16];&quot;Blue&quot;;&quot;Green&quot;)))" office:value-type="float" office:value="0.0373472267863293" calcext:value-type="float">
            <text:p>0.0373</text:p>
          </table:table-cell>
          <table:table-cell table:style-name="ce86" table:formula="of:=[raw.AC16]+ORG.OPENOFFICE.STYLE(IF([raw.K16]&lt;[raw.AD16];&quot;Red&quot;;IF([raw.K16]&gt;[raw.AE16];&quot;Blue&quot;;&quot;Green&quot;)))" office:value-type="float" office:value="0.0427232538970137" calcext:value-type="float">
            <text:p>0.0427</text:p>
          </table:table-cell>
          <table:table-cell table:style-name="ce33" table:formula="of:=[raw.AF16]+ORG.OPENOFFICE.STYLE(IF([raw.K16]&lt;[raw.AG16];&quot;Red&quot;;IF([raw.K16]&gt;[raw.AH16];&quot;Blue&quot;;&quot;Green&quot;)))" office:value-type="float" office:value="0.0264085192612414" calcext:value-type="float">
            <text:p>0.0264</text:p>
          </table:table-cell>
          <table:table-cell table:style-name="ce77" table:formula="of:=[raw.AI16]+ORG.OPENOFFICE.STYLE(IF([raw.K16]&lt;[raw.AJ16];&quot;Red&quot;;IF([raw.K16]&gt;[raw.AK16];&quot;Blue&quot;;&quot;Green&quot;)))" office:value-type="float" office:value="0.0737110061782724" calcext:value-type="float">
            <text:p>0.0737</text:p>
          </table:table-cell>
          <table:table-cell table:style-name="ce77" table:formula="of:=[raw.AL16]+ORG.OPENOFFICE.STYLE(IF([raw.K16]&lt;[raw.AM16];&quot;Red&quot;;IF([raw.K16]&gt;[raw.AN16];&quot;Blue&quot;;&quot;Green&quot;)))" office:value-type="float" office:value="0.0986482562113452" calcext:value-type="float">
            <text:p>0.0986</text:p>
          </table:table-cell>
          <table:table-cell table:style-name="ce61" table:formula="of:=[raw.AO16]+ORG.OPENOFFICE.STYLE(IF([raw.K16]&lt;[raw.AP16];&quot;Red&quot;;IF([raw.K16]&gt;[raw.AQ16];&quot;Blue&quot;;&quot;Green&quot;)))" office:value-type="float" office:value="0.0443270016097676" calcext:value-type="float">
            <text:p>0.0443</text:p>
          </table:table-cell>
          <table:table-cell table:style-name="ce61" table:formula="of:=[raw.AR16]+ORG.OPENOFFICE.STYLE(IF([raw.K16]&lt;[raw.AS16];&quot;Red&quot;;IF([raw.K16]&gt;[raw.AT16];&quot;Blue&quot;;&quot;Green&quot;)))" office:value-type="float" office:value="0.0264085192612414" calcext:value-type="float">
            <text:p>0.0264</text:p>
          </table:table-cell>
          <table:table-cell table:style-name="ce86" table:formula="of:=[raw.AU16]+ORG.OPENOFFICE.STYLE(IF([raw.K16]&lt;[raw.AV16];&quot;Red&quot;;IF([raw.K16]&gt;[raw.AW16];&quot;Blue&quot;;&quot;Green&quot;)))" office:value-type="float" office:value="0.0443270016097676" calcext:value-type="float">
            <text:p>0.0443</text:p>
          </table:table-cell>
          <table:table-cell table:style-name="ce112" table:formula="of:=[raw.AX16]+ORG.OPENOFFICE.STYLE(IF([raw.K16]&lt;[raw.AY16];&quot;Red&quot;;IF([raw.K16]&gt;[raw.AZ16];&quot;Blue&quot;;&quot;Green&quot;)))" office:value-type="float" office:value="0.0392236462010286" calcext:value-type="float">
            <text:p>0.0392</text:p>
          </table:table-cell>
          <table:table-cell table:style-name="ce119" table:formula="of:=[raw.BA16]+ORG.OPENOFFICE.STYLE(IF([raw.K16]&lt;[raw.BB16];&quot;Red&quot;;IF([raw.K16]&gt;[raw.BC16];&quot;Blue&quot;;&quot;Green&quot;)))" office:value-type="float" office:value="0.0209601627908177" calcext:value-type="float">
            <text:p>0.0210</text:p>
          </table:table-cell>
          <table:table-cell table:style-name="ce119" table:formula="of:=[raw.BD16]+ORG.OPENOFFICE.STYLE(IF([raw.K16]&lt;[raw.BF16];&quot;Red&quot;;IF([raw.K16]&gt;[raw.BG16];&quot;Blue&quot;;&quot;Green&quot;)))" office:value-type="float" office:value="0.0279833627556571" calcext:value-type="float">
            <text:p>0.0280</text:p>
          </table:table-cell>
          <table:table-cell table:style-name="ce119" table:formula="of:=[raw.BH16]+ORG.OPENOFFICE.STYLE(IF([raw.K16]&lt;[raw.BI16];&quot;Red&quot;;IF([raw.K16]&gt;[raw.BJ16];&quot;Blue&quot;;&quot;Green&quot;)))" office:value-type="float" office:value="0.0419730393432153" calcext:value-type="float">
            <text:p>0.0420</text:p>
          </table:table-cell>
          <table:table-cell table:style-name="ce126" table:formula="of:=[raw.BK16]+ORG.OPENOFFICE.STYLE(IF([raw.K16]&lt;[raw.BL16];&quot;Red&quot;;IF([raw.K16]&gt;[raw.BM16];&quot;Blue&quot;;&quot;Green&quot;)))" office:value-type="float" office:value="0.0388976599088633" calcext:value-type="float">
            <text:p>0.0389</text:p>
          </table:table-cell>
          <table:table-cell table:style-name="ce132" table:formula="of:=[raw.BN16]+ORG.OPENOFFICE.STYLE(IF([raw.K16]&lt;[raw.BO16];&quot;Red&quot;;IF([raw.K16]&gt;[raw.BP16];&quot;Blue&quot;;&quot;Green&quot;)))" office:value-type="float" office:value="0.0419730393432153" calcext:value-type="float">
            <text:p>0.0420</text:p>
          </table:table-cell>
        </table:table-row>
        <table:table-row table:style-name="ro1">
          <table:table-cell table:style-name="ce7" table:formula="of:=[$raw.A17]" office:value-type="string" office:string-value="bky_posdep_null_fdp" calcext:value-type="string">
            <text:p>bky_posdep_null_fdp</text:p>
          </table:table-cell>
          <table:table-cell table:style-name="ce18" table:formula="of:=[$raw.B17]" office:value-type="float" office:value="6" calcext:value-type="float">
            <text:p>6</text:p>
          </table:table-cell>
          <table:table-cell table:style-name="ce18" table:formula="of:=[$raw.C17]" office:value-type="float" office:value="0" calcext:value-type="float">
            <text:p>0</text:p>
          </table:table-cell>
          <table:table-cell table:style-name="ce18" table:formula="of:=[$raw.D17]" office:value-type="float" office:value="0" calcext:value-type="float">
            <text:p>0</text:p>
          </table:table-cell>
          <table:table-cell table:style-name="ce18" table:formula="of:=[$raw.E17]" office:value-type="float" office:value="0.25" calcext:value-type="float">
            <text:p>0.25</text:p>
          </table:table-cell>
          <table:table-cell table:style-name="ce18" table:formula="of:=[$raw.F17]" office:value-type="string" office:string-value="BKY2006" calcext:value-type="string">
            <text:p>BKY2006</text:p>
          </table:table-cell>
          <table:table-cell table:style-name="ce35" table:formula="of:=[raw.N17]+ORG.OPENOFFICE.STYLE(IF([raw.K17]&lt;[raw.O17];&quot;Red&quot;;IF([raw.K17]&gt;[raw.P17];&quot;Blue&quot;;&quot;Green&quot;)))" office:value-type="float" office:value="0.0905" calcext:value-type="float">
            <text:p>0.0905</text:p>
          </table:table-cell>
          <table:table-cell table:style-name="ce64" table:formula="of:=[raw.Q17]+ORG.OPENOFFICE.STYLE(IF([raw.K17]&lt;[raw.R17];&quot;Red&quot;;IF([raw.K17]&gt;[raw.S17];&quot;Blue&quot;;&quot;Green&quot;)))" office:value-type="float" office:value="0.045" calcext:value-type="float">
            <text:p>0.0450</text:p>
          </table:table-cell>
          <table:table-cell table:style-name="ce64" table:formula="of:=[raw.T17]+ORG.OPENOFFICE.STYLE(IF([raw.K17]&lt;[raw.U17];&quot;Red&quot;;IF([raw.K17]&gt;[raw.V17];&quot;Blue&quot;;&quot;Green&quot;)))" office:value-type="float" office:value="0.045" calcext:value-type="float">
            <text:p>0.0450</text:p>
          </table:table-cell>
          <table:table-cell table:style-name="ce64" table:formula="of:=[raw.W17]+ORG.OPENOFFICE.STYLE(IF([raw.K17]&lt;[raw.X17];&quot;Red&quot;;IF([raw.K17]&gt;[raw.Y17];&quot;Blue&quot;;&quot;Green&quot;)))" office:value-type="float" office:value="0.0585" calcext:value-type="float">
            <text:p>0.0585</text:p>
          </table:table-cell>
          <table:table-cell table:style-name="ce64" table:formula="of:=[raw.Z17]+ORG.OPENOFFICE.STYLE(IF([raw.K17]&lt;[raw.AA17];&quot;Red&quot;;IF([raw.K17]&gt;[raw.AB17];&quot;Blue&quot;;&quot;Green&quot;)))" office:value-type="float" office:value="0.0445" calcext:value-type="float">
            <text:p>0.0445</text:p>
          </table:table-cell>
          <table:table-cell table:style-name="ce86" table:formula="of:=[raw.AC17]+ORG.OPENOFFICE.STYLE(IF([raw.K17]&lt;[raw.AD17];&quot;Red&quot;;IF([raw.K17]&gt;[raw.AE17];&quot;Blue&quot;;&quot;Green&quot;)))" office:value-type="float" office:value="0.0285" calcext:value-type="float">
            <text:p>0.0285</text:p>
          </table:table-cell>
          <table:table-cell table:style-name="ce92" table:formula="of:=[raw.AF17]+ORG.OPENOFFICE.STYLE(IF([raw.K17]&lt;[raw.AG17];&quot;Red&quot;;IF([raw.K17]&gt;[raw.AH17];&quot;Blue&quot;;&quot;Green&quot;)))" office:value-type="float" office:value="0.0495" calcext:value-type="float">
            <text:p>0.0495</text:p>
          </table:table-cell>
          <table:table-cell table:style-name="ce61" table:formula="of:=[raw.AI17]+ORG.OPENOFFICE.STYLE(IF([raw.K17]&lt;[raw.AJ17];&quot;Red&quot;;IF([raw.K17]&gt;[raw.AK17];&quot;Blue&quot;;&quot;Green&quot;)))" office:value-type="float" office:value="0.024" calcext:value-type="float">
            <text:p>0.0240</text:p>
          </table:table-cell>
          <table:table-cell table:style-name="ce61" table:formula="of:=[raw.AL17]+ORG.OPENOFFICE.STYLE(IF([raw.K17]&lt;[raw.AM17];&quot;Red&quot;;IF([raw.K17]&gt;[raw.AN17];&quot;Blue&quot;;&quot;Green&quot;)))" office:value-type="float" office:value="0.024" calcext:value-type="float">
            <text:p>0.0240</text:p>
          </table:table-cell>
          <table:table-cell table:style-name="ce61" table:formula="of:=[raw.AO17]+ORG.OPENOFFICE.STYLE(IF([raw.K17]&lt;[raw.AP17];&quot;Red&quot;;IF([raw.K17]&gt;[raw.AQ17];&quot;Blue&quot;;&quot;Green&quot;)))" office:value-type="float" office:value="0.033" calcext:value-type="float">
            <text:p>0.0330</text:p>
          </table:table-cell>
          <table:table-cell table:style-name="ce61" table:formula="of:=[raw.AR17]+ORG.OPENOFFICE.STYLE(IF([raw.K17]&lt;[raw.AS17];&quot;Red&quot;;IF([raw.K17]&gt;[raw.AT17];&quot;Blue&quot;;&quot;Green&quot;)))" office:value-type="float" office:value="0.024" calcext:value-type="float">
            <text:p>0.0240</text:p>
          </table:table-cell>
          <table:table-cell table:style-name="ce86" table:formula="of:=[raw.AU17]+ORG.OPENOFFICE.STYLE(IF([raw.K17]&lt;[raw.AV17];&quot;Red&quot;;IF([raw.K17]&gt;[raw.AW17];&quot;Blue&quot;;&quot;Green&quot;)))" office:value-type="float" office:value="0.0135" calcext:value-type="float">
            <text:p>0.0135</text:p>
          </table:table-cell>
          <table:table-cell table:style-name="ce112" table:formula="of:=[raw.AX17]+ORG.OPENOFFICE.STYLE(IF([raw.K17]&lt;[raw.AY17];&quot;Red&quot;;IF([raw.K17]&gt;[raw.AZ17];&quot;Blue&quot;;&quot;Green&quot;)))" office:value-type="float" office:value="0.041" calcext:value-type="float">
            <text:p>0.0410</text:p>
          </table:table-cell>
          <table:table-cell table:style-name="ce119" table:formula="of:=[raw.BA17]+ORG.OPENOFFICE.STYLE(IF([raw.K17]&lt;[raw.BB17];&quot;Red&quot;;IF([raw.K17]&gt;[raw.BC17];&quot;Blue&quot;;&quot;Green&quot;)))" office:value-type="float" office:value="0.021" calcext:value-type="float">
            <text:p>0.0210</text:p>
          </table:table-cell>
          <table:table-cell table:style-name="ce119" table:formula="of:=[raw.BD17]+ORG.OPENOFFICE.STYLE(IF([raw.K17]&lt;[raw.BF17];&quot;Red&quot;;IF([raw.K17]&gt;[raw.BG17];&quot;Blue&quot;;&quot;Green&quot;)))" office:value-type="float" office:value="0.021" calcext:value-type="float">
            <text:p>0.0210</text:p>
          </table:table-cell>
          <table:table-cell table:style-name="ce119" table:formula="of:=[raw.BH17]+ORG.OPENOFFICE.STYLE(IF([raw.K17]&lt;[raw.BI17];&quot;Red&quot;;IF([raw.K17]&gt;[raw.BJ17];&quot;Blue&quot;;&quot;Green&quot;)))" office:value-type="float" office:value="0.0185896076503584" calcext:value-type="float">
            <text:p>0.0186</text:p>
          </table:table-cell>
          <table:table-cell table:style-name="ce126" table:formula="of:=[raw.BK17]+ORG.OPENOFFICE.STYLE(IF([raw.K17]&lt;[raw.BL17];&quot;Red&quot;;IF([raw.K17]&gt;[raw.BM17];&quot;Blue&quot;;&quot;Green&quot;)))" office:value-type="float" office:value="0.0142881516512901" calcext:value-type="float">
            <text:p>0.0143</text:p>
          </table:table-cell>
          <table:table-cell table:style-name="ce132" table:formula="of:=[raw.BN17]+ORG.OPENOFFICE.STYLE(IF([raw.K17]&lt;[raw.BO17];&quot;Red&quot;;IF([raw.K17]&gt;[raw.BP17];&quot;Blue&quot;;&quot;Green&quot;)))" office:value-type="float" office:value="0.0096714942502949" calcext:value-type="float">
            <text:p>0.0097</text:p>
          </table:table-cell>
        </table:table-row>
        <table:table-row table:style-name="ro1">
          <table:table-cell table:style-name="ce7" table:formula="of:=[$raw.A18]" office:value-type="string" office:string-value="bky_posdep_posonly_fdp" calcext:value-type="string">
            <text:p>bky_posdep_posonly_fdp</text:p>
          </table:table-cell>
          <table:table-cell table:style-name="ce2" table:formula="of:=[$raw.B18]" office:value-type="float" office:value="7" calcext:value-type="float">
            <text:p>7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.25" calcext:value-type="float">
            <text:p>0.25</text:p>
          </table:table-cell>
          <table:table-cell table:style-name="ce18" table:formula="of:=[$raw.F18]" office:value-type="string" office:string-value="BKY2006" calcext:value-type="string">
            <text:p>BKY2006</text:p>
          </table:table-cell>
          <table:table-cell table:style-name="ce35" table:formula="of:=[raw.N18]+ORG.OPENOFFICE.STYLE(IF([raw.K18]&lt;[raw.O18];&quot;Red&quot;;IF([raw.K18]&gt;[raw.P18];&quot;Blue&quot;;&quot;Green&quot;)))" office:value-type="float" office:value="0.0547643837935987" calcext:value-type="float">
            <text:p>0.0548</text:p>
          </table:table-cell>
          <table:table-cell table:style-name="ce52" table:formula="of:=[raw.Q18]+ORG.OPENOFFICE.STYLE(IF([raw.K18]&lt;[raw.R18];&quot;Red&quot;;IF([raw.K18]&gt;[raw.S18];&quot;Blue&quot;;&quot;Green&quot;)))" office:value-type="float" office:value="0.0414827050347948" calcext:value-type="float">
            <text:p>0.0415</text:p>
          </table:table-cell>
          <table:table-cell table:style-name="ce52" table:formula="of:=[raw.T18]+ORG.OPENOFFICE.STYLE(IF([raw.K18]&lt;[raw.U18];&quot;Red&quot;;IF([raw.K18]&gt;[raw.V18];&quot;Blue&quot;;&quot;Green&quot;)))" office:value-type="float" office:value="0.0457580009074015" calcext:value-type="float">
            <text:p>0.0458</text:p>
          </table:table-cell>
          <table:table-cell table:style-name="ce61" table:formula="of:=[raw.W18]+ORG.OPENOFFICE.STYLE(IF([raw.K18]&lt;[raw.X18];&quot;Red&quot;;IF([raw.K18]&gt;[raw.Y18];&quot;Blue&quot;;&quot;Green&quot;)))" office:value-type="float" office:value="0.0368033034232349" calcext:value-type="float">
            <text:p>0.0368</text:p>
          </table:table-cell>
          <table:table-cell table:style-name="ce77" table:formula="of:=[raw.Z18]+ORG.OPENOFFICE.STYLE(IF([raw.K18]&lt;[raw.AA18];&quot;Red&quot;;IF([raw.K18]&gt;[raw.AB18];&quot;Blue&quot;;&quot;Green&quot;)))" office:value-type="float" office:value="0.0547643837935987" calcext:value-type="float">
            <text:p>0.0548</text:p>
          </table:table-cell>
          <table:table-cell table:style-name="ce86" table:formula="of:=[raw.AC18]+ORG.OPENOFFICE.STYLE(IF([raw.K18]&lt;[raw.AD18];&quot;Red&quot;;IF([raw.K18]&gt;[raw.AE18];&quot;Blue&quot;;&quot;Green&quot;)))" office:value-type="float" office:value="0.0368033034232349" calcext:value-type="float">
            <text:p>0.0368</text:p>
          </table:table-cell>
          <table:table-cell table:style-name="ce92" table:formula="of:=[raw.AF18]+ORG.OPENOFFICE.STYLE(IF([raw.K18]&lt;[raw.AG18];&quot;Red&quot;;IF([raw.K18]&gt;[raw.AH18];&quot;Blue&quot;;&quot;Green&quot;)))" office:value-type="float" office:value="0.0498718663045679" calcext:value-type="float">
            <text:p>0.0499</text:p>
          </table:table-cell>
          <table:table-cell table:style-name="ce61" table:formula="of:=[raw.AI18]+ORG.OPENOFFICE.STYLE(IF([raw.K18]&lt;[raw.AJ18];&quot;Red&quot;;IF([raw.K18]&gt;[raw.AK18];&quot;Blue&quot;;&quot;Green&quot;)))" office:value-type="float" office:value="0.0208642219368224" calcext:value-type="float">
            <text:p>0.0209</text:p>
          </table:table-cell>
          <table:table-cell table:style-name="ce61" table:formula="of:=[raw.AL18]+ORG.OPENOFFICE.STYLE(IF([raw.K18]&lt;[raw.AM18];&quot;Red&quot;;IF([raw.K18]&gt;[raw.AN18];&quot;Blue&quot;;&quot;Green&quot;)))" office:value-type="float" office:value="0.0242490085192263" calcext:value-type="float">
            <text:p>0.0242</text:p>
          </table:table-cell>
          <table:table-cell table:style-name="ce52" table:formula="of:=[raw.AO18]+ORG.OPENOFFICE.STYLE(IF([raw.K18]&lt;[raw.AP18];&quot;Red&quot;;IF([raw.K18]&gt;[raw.AQ18];&quot;Blue&quot;;&quot;Green&quot;)))" office:value-type="float" office:value="0.0346723820896969" calcext:value-type="float">
            <text:p>0.0347</text:p>
          </table:table-cell>
          <table:table-cell table:style-name="ce55" table:formula="of:=[raw.AR18]+ORG.OPENOFFICE.STYLE(IF([raw.K18]&lt;[raw.AS18];&quot;Red&quot;;IF([raw.K18]&gt;[raw.AT18];&quot;Blue&quot;;&quot;Green&quot;)))" office:value-type="float" office:value="0.0498718663045679" calcext:value-type="float">
            <text:p>0.0499</text:p>
          </table:table-cell>
          <table:table-cell table:style-name="ce86" table:formula="of:=[raw.AU18]+ORG.OPENOFFICE.STYLE(IF([raw.K18]&lt;[raw.AV18];&quot;Red&quot;;IF([raw.K18]&gt;[raw.AW18];&quot;Blue&quot;;&quot;Green&quot;)))" office:value-type="float" office:value="0.0346723820896969" calcext:value-type="float">
            <text:p>0.0347</text:p>
          </table:table-cell>
          <table:table-cell table:style-name="ce112" table:formula="of:=[raw.AX18]+ORG.OPENOFFICE.STYLE(IF([raw.K18]&lt;[raw.AY18];&quot;Red&quot;;IF([raw.K18]&gt;[raw.AZ18];&quot;Blue&quot;;&quot;Green&quot;)))" office:value-type="float" office:value="0.0265" calcext:value-type="float">
            <text:p>0.0265</text:p>
          </table:table-cell>
          <table:table-cell table:style-name="ce118" table:formula="of:=[raw.BA18]+ORG.OPENOFFICE.STYLE(IF([raw.K18]&lt;[raw.BB18];&quot;Red&quot;;IF([raw.K18]&gt;[raw.BC18];&quot;Blue&quot;;&quot;Green&quot;)))" office:value-type="float" office:value="0.72" calcext:value-type="float">
            <text:p>0.7200</text:p>
          </table:table-cell>
          <table:table-cell table:style-name="ce118" table:formula="of:=[raw.BD18]+ORG.OPENOFFICE.STYLE(IF([raw.K18]&lt;[raw.BF18];&quot;Red&quot;;IF([raw.K18]&gt;[raw.BG18];&quot;Blue&quot;;&quot;Green&quot;)))" office:value-type="float" office:value="0.7575" calcext:value-type="float">
            <text:p>0.7575</text:p>
          </table:table-cell>
          <table:table-cell table:style-name="ce119" table:formula="of:=[raw.BH18]+ORG.OPENOFFICE.STYLE(IF([raw.K18]&lt;[raw.BI18];&quot;Red&quot;;IF([raw.K18]&gt;[raw.BJ18];&quot;Blue&quot;;&quot;Green&quot;)))" office:value-type="float" office:value="0.0172907770536193" calcext:value-type="float">
            <text:p>0.0173</text:p>
          </table:table-cell>
          <table:table-cell table:style-name="ce126" table:formula="of:=[raw.BK18]+ORG.OPENOFFICE.STYLE(IF([raw.K18]&lt;[raw.BL18];&quot;Red&quot;;IF([raw.K18]&gt;[raw.BM18];&quot;Blue&quot;;&quot;Green&quot;)))" office:value-type="float" office:value="0.019459028136104" calcext:value-type="float">
            <text:p>0.0195</text:p>
          </table:table-cell>
          <table:table-cell table:style-name="ce132" table:formula="of:=[raw.BN18]+ORG.OPENOFFICE.STYLE(IF([raw.K18]&lt;[raw.BO18];&quot;Red&quot;;IF([raw.K18]&gt;[raw.BP18];&quot;Blue&quot;;&quot;Green&quot;)))" office:value-type="float" office:value="0.0172907770536193" calcext:value-type="float">
            <text:p>0.0173</text:p>
          </table:table-cell>
        </table:table-row>
        <table:table-row table:style-name="ro1">
          <table:table-cell table:style-name="ce7" table:formula="of:=[$raw.A19]" office:value-type="string" office:string-value="bky_posdep_negonly_fdp" calcext:value-type="string">
            <text:p>bky_posdep_negonly_fdp</text:p>
          </table:table-cell>
          <table:table-cell table:style-name="ce2" table:formula="of:=[$raw.B19]" office:value-type="float" office:value="8" calcext:value-type="float">
            <text:p>8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.25" calcext:value-type="float">
            <text:p>0.25</text:p>
          </table:table-cell>
          <table:table-cell table:style-name="ce18" table:formula="of:=[$raw.F19]" office:value-type="string" office:string-value="BKY2006" calcext:value-type="string">
            <text:p>BKY2006</text:p>
          </table:table-cell>
          <table:table-cell table:style-name="ce35" table:formula="of:=[raw.N19]+ORG.OPENOFFICE.STYLE(IF([raw.K19]&lt;[raw.O19];&quot;Red&quot;;IF([raw.K19]&gt;[raw.P19];&quot;Blue&quot;;&quot;Green&quot;)))" office:value-type="float" office:value="0.0603159429791217" calcext:value-type="float">
            <text:p>0.0603</text:p>
          </table:table-cell>
          <table:table-cell table:style-name="ce52" table:formula="of:=[raw.Q19]+ORG.OPENOFFICE.STYLE(IF([raw.K19]&lt;[raw.R19];&quot;Red&quot;;IF([raw.K19]&gt;[raw.S19];&quot;Blue&quot;;&quot;Green&quot;)))" office:value-type="float" office:value="0.0443380176883488" calcext:value-type="float">
            <text:p>0.0443</text:p>
          </table:table-cell>
          <table:table-cell table:style-name="ce55" table:formula="of:=[raw.T19]+ORG.OPENOFFICE.STYLE(IF([raw.K19]&lt;[raw.U19];&quot;Red&quot;;IF([raw.K19]&gt;[raw.V19];&quot;Blue&quot;;&quot;Green&quot;)))" office:value-type="float" office:value="0.048854806754776" calcext:value-type="float">
            <text:p>0.0489</text:p>
          </table:table-cell>
          <table:table-cell table:style-name="ce61" table:formula="of:=[raw.W19]+ORG.OPENOFFICE.STYLE(IF([raw.K19]&lt;[raw.X19];&quot;Red&quot;;IF([raw.K19]&gt;[raw.Y19];&quot;Blue&quot;;&quot;Green&quot;)))" office:value-type="float" office:value="0.0406992001795939" calcext:value-type="float">
            <text:p>0.0407</text:p>
          </table:table-cell>
          <table:table-cell table:style-name="ce77" table:formula="of:=[raw.Z19]+ORG.OPENOFFICE.STYLE(IF([raw.K19]&lt;[raw.AA19];&quot;Red&quot;;IF([raw.K19]&gt;[raw.AB19];&quot;Blue&quot;;&quot;Green&quot;)))" office:value-type="float" office:value="0.0603159429791217" calcext:value-type="float">
            <text:p>0.0603</text:p>
          </table:table-cell>
          <table:table-cell table:style-name="ce86" table:formula="of:=[raw.AC19]+ORG.OPENOFFICE.STYLE(IF([raw.K19]&lt;[raw.AD19];&quot;Red&quot;;IF([raw.K19]&gt;[raw.AE19];&quot;Blue&quot;;&quot;Green&quot;)))" office:value-type="float" office:value="0.0401992001795939" calcext:value-type="float">
            <text:p>0.0402</text:p>
          </table:table-cell>
          <table:table-cell table:style-name="ce33" table:formula="of:=[raw.AF19]+ORG.OPENOFFICE.STYLE(IF([raw.K19]&lt;[raw.AG19];&quot;Red&quot;;IF([raw.K19]&gt;[raw.AH19];&quot;Blue&quot;;&quot;Green&quot;)))" office:value-type="float" office:value="0.0235" calcext:value-type="float">
            <text:p>0.0235</text:p>
          </table:table-cell>
          <table:table-cell table:style-name="ce77" table:formula="of:=[raw.AI19]+ORG.OPENOFFICE.STYLE(IF([raw.K19]&lt;[raw.AJ19];&quot;Red&quot;;IF([raw.K19]&gt;[raw.AK19];&quot;Blue&quot;;&quot;Green&quot;)))" office:value-type="float" office:value="0.701" calcext:value-type="float">
            <text:p>0.7010</text:p>
          </table:table-cell>
          <table:table-cell table:style-name="ce77" table:formula="of:=[raw.AL19]+ORG.OPENOFFICE.STYLE(IF([raw.K19]&lt;[raw.AM19];&quot;Red&quot;;IF([raw.K19]&gt;[raw.AN19];&quot;Blue&quot;;&quot;Green&quot;)))" office:value-type="float" office:value="0.748" calcext:value-type="float">
            <text:p>0.7480</text:p>
          </table:table-cell>
          <table:table-cell table:style-name="ce52" table:formula="of:=[raw.AO19]+ORG.OPENOFFICE.STYLE(IF([raw.K19]&lt;[raw.AP19];&quot;Red&quot;;IF([raw.K19]&gt;[raw.AQ19];&quot;Blue&quot;;&quot;Green&quot;)))" office:value-type="float" office:value="0.0205" calcext:value-type="float">
            <text:p>0.0205</text:p>
          </table:table-cell>
          <table:table-cell table:style-name="ce52" table:formula="of:=[raw.AR19]+ORG.OPENOFFICE.STYLE(IF([raw.K19]&lt;[raw.AS19];&quot;Red&quot;;IF([raw.K19]&gt;[raw.AT19];&quot;Blue&quot;;&quot;Green&quot;)))" office:value-type="float" office:value="0.0235" calcext:value-type="float">
            <text:p>0.0235</text:p>
          </table:table-cell>
          <table:table-cell table:style-name="ce86" table:formula="of:=[raw.AU19]+ORG.OPENOFFICE.STYLE(IF([raw.K19]&lt;[raw.AV19];&quot;Red&quot;;IF([raw.K19]&gt;[raw.AW19];&quot;Blue&quot;;&quot;Green&quot;)))" office:value-type="float" office:value="0.02" calcext:value-type="float">
            <text:p>0.0200</text:p>
          </table:table-cell>
          <table:table-cell table:style-name="ce113" table:formula="of:=[raw.AX19]+ORG.OPENOFFICE.STYLE(IF([raw.K19]&lt;[raw.AY19];&quot;Red&quot;;IF([raw.K19]&gt;[raw.AZ19];&quot;Blue&quot;;&quot;Green&quot;)))" office:value-type="float" office:value="0.0538051558506195" calcext:value-type="float">
            <text:p>0.0538</text:p>
          </table:table-cell>
          <table:table-cell table:style-name="ce119" table:formula="of:=[raw.BA19]+ORG.OPENOFFICE.STYLE(IF([raw.K19]&lt;[raw.BB19];&quot;Red&quot;;IF([raw.K19]&gt;[raw.BC19];&quot;Blue&quot;;&quot;Green&quot;)))" office:value-type="float" office:value="0.0238521466080477" calcext:value-type="float">
            <text:p>0.0239</text:p>
          </table:table-cell>
          <table:table-cell table:style-name="ce119" table:formula="of:=[raw.BD19]+ORG.OPENOFFICE.STYLE(IF([raw.K19]&lt;[raw.BF19];&quot;Red&quot;;IF([raw.K19]&gt;[raw.BG19];&quot;Blue&quot;;&quot;Green&quot;)))" office:value-type="float" office:value="0.0274109223545761" calcext:value-type="float">
            <text:p>0.0274</text:p>
          </table:table-cell>
          <table:table-cell table:style-name="ce124" table:formula="of:=[raw.BH19]+ORG.OPENOFFICE.STYLE(IF([raw.K19]&lt;[raw.BI19];&quot;Red&quot;;IF([raw.K19]&gt;[raw.BJ19];&quot;Blue&quot;;&quot;Green&quot;)))" office:value-type="float" office:value="0.0354609625713108" calcext:value-type="float">
            <text:p>0.0355</text:p>
          </table:table-cell>
          <table:table-cell table:style-name="ce127" table:formula="of:=[raw.BK19]+ORG.OPENOFFICE.STYLE(IF([raw.K19]&lt;[raw.BL19];&quot;Red&quot;;IF([raw.K19]&gt;[raw.BM19];&quot;Blue&quot;;&quot;Green&quot;)))" office:value-type="float" office:value="0.0500833346522934" calcext:value-type="float">
            <text:p>0.0501</text:p>
          </table:table-cell>
          <table:table-cell table:style-name="ce132" table:formula="of:=[raw.BN19]+ORG.OPENOFFICE.STYLE(IF([raw.K19]&lt;[raw.BO19];&quot;Red&quot;;IF([raw.K19]&gt;[raw.BP19];&quot;Blue&quot;;&quot;Green&quot;)))" office:value-type="float" office:value="0.0354609625713108" calcext:value-type="float">
            <text:p>0.0355</text:p>
          </table:table-cell>
        </table:table-row>
        <table:table-row table:style-name="ro1">
          <table:table-cell table:style-name="ce7" table:formula="of:=[$raw.A20]" office:value-type="string" office:string-value="bky_posdep_balanced_fdp" calcext:value-type="string">
            <text:p>bky_posdep_balanced_fdp</text:p>
          </table:table-cell>
          <table:table-cell table:style-name="ce27" table:formula="of:=[$raw.B20]" office:value-type="float" office:value="9" calcext:value-type="float">
            <text:p>9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.25" calcext:value-type="float">
            <text:p>0.25</text:p>
          </table:table-cell>
          <table:table-cell table:style-name="ce18" table:formula="of:=[$raw.F20]" office:value-type="string" office:string-value="BKY2006" calcext:value-type="string">
            <text:p>BKY2006</text:p>
          </table:table-cell>
          <table:table-cell table:style-name="ce33" table:formula="of:=[raw.N20]+ORG.OPENOFFICE.STYLE(IF([raw.K20]&lt;[raw.O20];&quot;Red&quot;;IF([raw.K20]&gt;[raw.P20];&quot;Blue&quot;;&quot;Green&quot;)))" office:value-type="float" office:value="0.0461139818899207" calcext:value-type="float">
            <text:p>0.0461</text:p>
          </table:table-cell>
          <table:table-cell table:style-name="ce60" table:formula="of:=[raw.Q20]+ORG.OPENOFFICE.STYLE(IF([raw.K20]&lt;[raw.R20];&quot;Red&quot;;IF([raw.K20]&gt;[raw.S20];&quot;Blue&quot;;&quot;Green&quot;)))" office:value-type="float" office:value="0.031178207983744" calcext:value-type="float">
            <text:p>0.0312</text:p>
          </table:table-cell>
          <table:table-cell table:style-name="ce60" table:formula="of:=[raw.T20]+ORG.OPENOFFICE.STYLE(IF([raw.K20]&lt;[raw.U20];&quot;Red&quot;;IF([raw.K20]&gt;[raw.V20];&quot;Blue&quot;;&quot;Green&quot;)))" office:value-type="float" office:value="0.0419166101629642" calcext:value-type="float">
            <text:p>0.0419</text:p>
          </table:table-cell>
          <table:table-cell table:style-name="ce61" table:formula="of:=[raw.W20]+ORG.OPENOFFICE.STYLE(IF([raw.K20]&lt;[raw.X20];&quot;Red&quot;;IF([raw.K20]&gt;[raw.Y20];&quot;Blue&quot;;&quot;Green&quot;)))" office:value-type="float" office:value="0.0439436994398561" calcext:value-type="float">
            <text:p>0.0439</text:p>
          </table:table-cell>
          <table:table-cell table:style-name="ce61" table:formula="of:=[raw.Z20]+ORG.OPENOFFICE.STYLE(IF([raw.K20]&lt;[raw.AA20];&quot;Red&quot;;IF([raw.K20]&gt;[raw.AB20];&quot;Blue&quot;;&quot;Green&quot;)))" office:value-type="float" office:value="0.0461139818899207" calcext:value-type="float">
            <text:p>0.0461</text:p>
          </table:table-cell>
          <table:table-cell table:style-name="ce86" table:formula="of:=[raw.AC20]+ORG.OPENOFFICE.STYLE(IF([raw.K20]&lt;[raw.AD20];&quot;Red&quot;;IF([raw.K20]&gt;[raw.AE20];&quot;Blue&quot;;&quot;Green&quot;)))" office:value-type="float" office:value="0.0439436994398561" calcext:value-type="float">
            <text:p>0.0439</text:p>
          </table:table-cell>
          <table:table-cell table:style-name="ce33" table:formula="of:=[raw.AF20]+ORG.OPENOFFICE.STYLE(IF([raw.K20]&lt;[raw.AG20];&quot;Red&quot;;IF([raw.K20]&gt;[raw.AH20];&quot;Blue&quot;;&quot;Green&quot;)))" office:value-type="float" office:value="0.0308773459269538" calcext:value-type="float">
            <text:p>0.0309</text:p>
          </table:table-cell>
          <table:table-cell table:style-name="ce61" table:formula="of:=[raw.AI20]+ORG.OPENOFFICE.STYLE(IF([raw.K20]&lt;[raw.AJ20];&quot;Red&quot;;IF([raw.K20]&gt;[raw.AK20];&quot;Blue&quot;;&quot;Green&quot;)))" office:value-type="float" office:value="0.0234425971598238" calcext:value-type="float">
            <text:p>0.0234</text:p>
          </table:table-cell>
          <table:table-cell table:style-name="ce61" table:formula="of:=[raw.AL20]+ORG.OPENOFFICE.STYLE(IF([raw.K20]&lt;[raw.AM20];&quot;Red&quot;;IF([raw.K20]&gt;[raw.AN20];&quot;Blue&quot;;&quot;Green&quot;)))" office:value-type="float" office:value="0.0328700510537996" calcext:value-type="float">
            <text:p>0.0329</text:p>
          </table:table-cell>
          <table:table-cell table:style-name="ce61" table:formula="of:=[raw.AO20]+ORG.OPENOFFICE.STYLE(IF([raw.K20]&lt;[raw.AP20];&quot;Red&quot;;IF([raw.K20]&gt;[raw.AQ20];&quot;Blue&quot;;&quot;Green&quot;)))" office:value-type="float" office:value="0.0335281095797336" calcext:value-type="float">
            <text:p>0.0335</text:p>
          </table:table-cell>
          <table:table-cell table:style-name="ce61" table:formula="of:=[raw.AR20]+ORG.OPENOFFICE.STYLE(IF([raw.K20]&lt;[raw.AS20];&quot;Red&quot;;IF([raw.K20]&gt;[raw.AT20];&quot;Blue&quot;;&quot;Green&quot;)))" office:value-type="float" office:value="0.0308773459269538" calcext:value-type="float">
            <text:p>0.0309</text:p>
          </table:table-cell>
          <table:table-cell table:style-name="ce86" table:formula="of:=[raw.AU20]+ORG.OPENOFFICE.STYLE(IF([raw.K20]&lt;[raw.AV20];&quot;Red&quot;;IF([raw.K20]&gt;[raw.AW20];&quot;Blue&quot;;&quot;Green&quot;)))" office:value-type="float" office:value="0.0335281095797336" calcext:value-type="float">
            <text:p>0.0335</text:p>
          </table:table-cell>
          <table:table-cell table:style-name="ce112" table:formula="of:=[raw.AX20]+ORG.OPENOFFICE.STYLE(IF([raw.K20]&lt;[raw.AY20];&quot;Red&quot;;IF([raw.K20]&gt;[raw.AZ20];&quot;Blue&quot;;&quot;Green&quot;)))" office:value-type="float" office:value="0.0337827485863552" calcext:value-type="float">
            <text:p>0.0338</text:p>
          </table:table-cell>
          <table:table-cell table:style-name="ce119" table:formula="of:=[raw.BA20]+ORG.OPENOFFICE.STYLE(IF([raw.K20]&lt;[raw.BB20];&quot;Red&quot;;IF([raw.K20]&gt;[raw.BC20];&quot;Blue&quot;;&quot;Green&quot;)))" office:value-type="float" office:value="0.0262250211984469" calcext:value-type="float">
            <text:p>0.0262</text:p>
          </table:table-cell>
          <table:table-cell table:style-name="ce119" table:formula="of:=[raw.BD20]+ORG.OPENOFFICE.STYLE(IF([raw.K20]&lt;[raw.BF20];&quot;Red&quot;;IF([raw.K20]&gt;[raw.BG20];&quot;Blue&quot;;&quot;Green&quot;)))" office:value-type="float" office:value="0.03579679468568" calcext:value-type="float">
            <text:p>0.0358</text:p>
          </table:table-cell>
          <table:table-cell table:style-name="ce119" table:formula="of:=[raw.BH20]+ORG.OPENOFFICE.STYLE(IF([raw.K20]&lt;[raw.BI20];&quot;Red&quot;;IF([raw.K20]&gt;[raw.BJ20];&quot;Blue&quot;;&quot;Green&quot;)))" office:value-type="float" office:value="0.0342493608347462" calcext:value-type="float">
            <text:p>0.0342</text:p>
          </table:table-cell>
          <table:table-cell table:style-name="ce126" table:formula="of:=[raw.BK20]+ORG.OPENOFFICE.STYLE(IF([raw.K20]&lt;[raw.BL20];&quot;Red&quot;;IF([raw.K20]&gt;[raw.BM20];&quot;Blue&quot;;&quot;Green&quot;)))" office:value-type="float" office:value="0.0315895988435838" calcext:value-type="float">
            <text:p>0.0316</text:p>
          </table:table-cell>
          <table:table-cell table:style-name="ce132" table:formula="of:=[raw.BN20]+ORG.OPENOFFICE.STYLE(IF([raw.K20]&lt;[raw.BO20];&quot;Red&quot;;IF([raw.K20]&gt;[raw.BP20];&quot;Blue&quot;;&quot;Green&quot;)))" office:value-type="float" office:value="0.0342493608347462" calcext:value-type="float">
            <text:p>0.0342</text:p>
          </table:table-cell>
        </table:table-row>
        <table:table-row table:style-name="ro1">
          <table:table-cell table:style-name="ce10" table:formula="of:=[$raw.A21]" office:value-type="string" office:string-value="bky_posdep_unbalanced_fdp" calcext:value-type="string">
            <text:p>bky_posdep_unbalanced_fdp</text:p>
          </table:table-cell>
          <table:table-cell table:style-name="ce24" table:formula="of:=[$raw.B21]" office:value-type="float" office:value="10" calcext:value-type="float">
            <text:p>10</text:p>
          </table:table-cell>
          <table:table-cell table:style-name="ce24" table:formula="of:=[$raw.C21]" office:value-type="float" office:value="0.1" calcext:value-type="float">
            <text:p>0.1</text:p>
          </table:table-cell>
          <table:table-cell table:style-name="ce24" table:formula="of:=[$raw.D21]" office:value-type="float" office:value="0.4" calcext:value-type="float">
            <text:p>0.4</text:p>
          </table:table-cell>
          <table:table-cell table:style-name="ce24" table:formula="of:=[$raw.E21]" office:value-type="float" office:value="0.25" calcext:value-type="float">
            <text:p>0.25</text:p>
          </table:table-cell>
          <table:table-cell table:style-name="ce24" table:formula="of:=[$raw.F21]" office:value-type="string" office:string-value="BKY2006" calcext:value-type="string">
            <text:p>BKY2006</text:p>
          </table:table-cell>
          <table:table-cell table:style-name="ce37" table:formula="of:=[raw.N21]+ORG.OPENOFFICE.STYLE(IF([raw.K21]&lt;[raw.O21];&quot;Red&quot;;IF([raw.K21]&gt;[raw.P21];&quot;Blue&quot;;&quot;Green&quot;)))" office:value-type="float" office:value="0.050355492417441" calcext:value-type="float">
            <text:p>0.0504</text:p>
          </table:table-cell>
          <table:table-cell table:style-name="ce72" table:formula="of:=[raw.Q21]+ORG.OPENOFFICE.STYLE(IF([raw.K21]&lt;[raw.R21];&quot;Red&quot;;IF([raw.K21]&gt;[raw.S21];&quot;Blue&quot;;&quot;Green&quot;)))" office:value-type="float" office:value="0.0318681332218541" calcext:value-type="float">
            <text:p>0.0319</text:p>
          </table:table-cell>
          <table:table-cell table:style-name="ce72" table:formula="of:=[raw.T21]+ORG.OPENOFFICE.STYLE(IF([raw.K21]&lt;[raw.U21];&quot;Red&quot;;IF([raw.K21]&gt;[raw.V21];&quot;Blue&quot;;&quot;Green&quot;)))" office:value-type="float" office:value="0.0429237567674282" calcext:value-type="float">
            <text:p>0.0429</text:p>
          </table:table-cell>
          <table:table-cell table:style-name="ce72" table:formula="of:=[raw.W21]+ORG.OPENOFFICE.STYLE(IF([raw.K21]&lt;[raw.X21];&quot;Red&quot;;IF([raw.K21]&gt;[raw.Y21];&quot;Blue&quot;;&quot;Green&quot;)))" office:value-type="float" office:value="0.043791750527058" calcext:value-type="float">
            <text:p>0.0438</text:p>
          </table:table-cell>
          <table:table-cell table:style-name="ce79" table:formula="of:=[raw.Z21]+ORG.OPENOFFICE.STYLE(IF([raw.K21]&lt;[raw.AA21];&quot;Red&quot;;IF([raw.K21]&gt;[raw.AB21];&quot;Blue&quot;;&quot;Green&quot;)))" office:value-type="float" office:value="0.050355492417441" calcext:value-type="float">
            <text:p>0.0504</text:p>
          </table:table-cell>
          <table:table-cell table:style-name="ce88" table:formula="of:=[raw.AC21]+ORG.OPENOFFICE.STYLE(IF([raw.K21]&lt;[raw.AD21];&quot;Red&quot;;IF([raw.K21]&gt;[raw.AE21];&quot;Blue&quot;;&quot;Green&quot;)))" office:value-type="float" office:value="0.043791750527058" calcext:value-type="float">
            <text:p>0.0438</text:p>
          </table:table-cell>
          <table:table-cell table:style-name="ce94" table:formula="of:=[raw.AF21]+ORG.OPENOFFICE.STYLE(IF([raw.K21]&lt;[raw.AG21];&quot;Red&quot;;IF([raw.K21]&gt;[raw.AH21];&quot;Blue&quot;;&quot;Green&quot;)))" office:value-type="float" office:value="0.0249036545805977" calcext:value-type="float">
            <text:p>0.0249</text:p>
          </table:table-cell>
          <table:table-cell table:style-name="ce72" table:formula="of:=[raw.AI21]+ORG.OPENOFFICE.STYLE(IF([raw.K21]&lt;[raw.AJ21];&quot;Red&quot;;IF([raw.K21]&gt;[raw.AK21];&quot;Blue&quot;;&quot;Green&quot;)))" office:value-type="float" office:value="0.0452089101965971" calcext:value-type="float">
            <text:p>0.0452</text:p>
          </table:table-cell>
          <table:table-cell table:style-name="ce103" table:formula="of:=[raw.AL21]+ORG.OPENOFFICE.STYLE(IF([raw.K21]&lt;[raw.AM21];&quot;Red&quot;;IF([raw.K21]&gt;[raw.AN21];&quot;Blue&quot;;&quot;Green&quot;)))" office:value-type="float" office:value="0.0614472133738937" calcext:value-type="float">
            <text:p>0.0614</text:p>
          </table:table-cell>
          <table:table-cell table:style-name="ce72" table:formula="of:=[raw.AO21]+ORG.OPENOFFICE.STYLE(IF([raw.K21]&lt;[raw.AP21];&quot;Red&quot;;IF([raw.K21]&gt;[raw.AQ21];&quot;Blue&quot;;&quot;Green&quot;)))" office:value-type="float" office:value="0.0314478431828632" calcext:value-type="float">
            <text:p>0.0314</text:p>
          </table:table-cell>
          <table:table-cell table:style-name="ce72" table:formula="of:=[raw.AR21]+ORG.OPENOFFICE.STYLE(IF([raw.K21]&lt;[raw.AS21];&quot;Red&quot;;IF([raw.K21]&gt;[raw.AT21];&quot;Blue&quot;;&quot;Green&quot;)))" office:value-type="float" office:value="0.0249036545805977" calcext:value-type="float">
            <text:p>0.0249</text:p>
          </table:table-cell>
          <table:table-cell table:style-name="ce88" table:formula="of:=[raw.AU21]+ORG.OPENOFFICE.STYLE(IF([raw.K21]&lt;[raw.AV21];&quot;Red&quot;;IF([raw.K21]&gt;[raw.AW21];&quot;Blue&quot;;&quot;Green&quot;)))" office:value-type="float" office:value="0.0314478431828632" calcext:value-type="float">
            <text:p>0.0314</text:p>
          </table:table-cell>
          <table:table-cell table:style-name="ce114" table:formula="of:=[raw.AX21]+ORG.OPENOFFICE.STYLE(IF([raw.K21]&lt;[raw.AY21];&quot;Red&quot;;IF([raw.K21]&gt;[raw.AZ21];&quot;Blue&quot;;&quot;Green&quot;)))" office:value-type="float" office:value="0.0433606934334783" calcext:value-type="float">
            <text:p>0.0434</text:p>
          </table:table-cell>
          <table:table-cell table:style-name="ce120" table:formula="of:=[raw.BA21]+ORG.OPENOFFICE.STYLE(IF([raw.K21]&lt;[raw.BB21];&quot;Red&quot;;IF([raw.K21]&gt;[raw.BC21];&quot;Blue&quot;;&quot;Green&quot;)))" office:value-type="float" office:value="0.019911008441492" calcext:value-type="float">
            <text:p>0.0199</text:p>
          </table:table-cell>
          <table:table-cell table:style-name="ce120" table:formula="of:=[raw.BD21]+ORG.OPENOFFICE.STYLE(IF([raw.K21]&lt;[raw.BF21];&quot;Red&quot;;IF([raw.K21]&gt;[raw.BG21];&quot;Blue&quot;;&quot;Green&quot;)))" office:value-type="float" office:value="0.0282153052951519" calcext:value-type="float">
            <text:p>0.0282</text:p>
          </table:table-cell>
          <table:table-cell table:style-name="ce120" table:formula="of:=[raw.BH21]+ORG.OPENOFFICE.STYLE(IF([raw.K21]&lt;[raw.BI21];&quot;Red&quot;;IF([raw.K21]&gt;[raw.BJ21];&quot;Blue&quot;;&quot;Green&quot;)))" office:value-type="float" office:value="0.0354261005701652" calcext:value-type="float">
            <text:p>0.0354</text:p>
          </table:table-cell>
          <table:table-cell table:style-name="ce120" table:formula="of:=[raw.BK21]+ORG.OPENOFFICE.STYLE(IF([raw.K21]&lt;[raw.BL21];&quot;Red&quot;;IF([raw.K21]&gt;[raw.BM21];&quot;Blue&quot;;&quot;Green&quot;)))" office:value-type="float" office:value="0.0406549279675959" calcext:value-type="float">
            <text:p>0.0407</text:p>
          </table:table-cell>
          <table:table-cell table:style-name="ce133" table:formula="of:=[raw.BN21]+ORG.OPENOFFICE.STYLE(IF([raw.K21]&lt;[raw.BO21];&quot;Red&quot;;IF([raw.K21]&gt;[raw.BP21];&quot;Blue&quot;;&quot;Green&quot;)))" office:value-type="float" office:value="0.0354261005701652" calcext:value-type="float">
            <text:p>0.0354</text:p>
          </table:table-cell>
        </table:table-row>
        <table:table-row table:style-name="ro1" table:number-rows-repeated="104855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BothSides_canonicalbb_mean</text:p>
          </table:table-cell>
          <table:table-cell office:value-type="string" calcext:value-type="string">
            <text:p>BothSides_canonicalbb_lower</text:p>
          </table:table-cell>
          <table:table-cell office:value-type="string" calcext:value-type="string">
            <text:p>BothSides_canonicalbb_upper</text:p>
          </table:table-cell>
          <table:table-cell office:value-type="string" calcext:value-type="string">
            <text:p>BothSides_split2tailbb_mean</text:p>
          </table:table-cell>
          <table:table-cell office:value-type="string" calcext:value-type="string">
            <text:p>BothSides_split2tailbb_lower</text:p>
          </table:table-cell>
          <table:table-cell office:value-type="string" calcext:value-type="string">
            <text:p>BothSides_split2tailbb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PosSide_canonicalbb_mean</text:p>
          </table:table-cell>
          <table:table-cell office:value-type="string" calcext:value-type="string">
            <text:p>PosSide_canonicalbb_lower</text:p>
          </table:table-cell>
          <table:table-cell office:value-type="string" calcext:value-type="string">
            <text:p>PosSide_canonicalbb_upper</text:p>
          </table:table-cell>
          <table:table-cell office:value-type="string" calcext:value-type="string">
            <text:p>PosSide_split2tailbb_mean</text:p>
          </table:table-cell>
          <table:table-cell office:value-type="string" calcext:value-type="string">
            <text:p>PosSide_split2tailbb_lower</text:p>
          </table:table-cell>
          <table:table-cell office:value-type="string" calcext:value-type="string">
            <text:p>PosSide_split2tailbb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NegSide_canonicalbb_mean</text:p>
          </table:table-cell>
          <table:table-cell office:value-type="string" calcext:value-type="string">
            <text:p>NegSide_canonicalbb_lower</text:p>
          </table:table-cell>
          <table:table-cell office:value-type="string" calcext:value-type="string">
            <text:p>NegSide_canonicalbb_upper</text:p>
          </table:table-cell>
          <table:table-cell office:value-type="string" calcext:value-type="string">
            <text:p>NegSide_split2tailbb_mean</text:p>
          </table:table-cell>
          <table:table-cell office:value-type="string" calcext:value-type="string">
            <text:p>NegSide_split2tailbb_lower</text:p>
          </table:table-cell>
          <table:table-cell office:value-type="string" calcext:value-type="string">
            <text:p>NegSide_split2tailbb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_fd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87319699598554" calcext:value-type="float">
            <text:p>0.087319699598554</text:p>
          </table:table-cell>
          <table:table-cell office:value-type="float" office:value="0.113680300401446" calcext:value-type="float">
            <text:p>0.1136803004014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882616531433782" calcext:value-type="float">
            <text:p>0.0882616531433782</text:p>
          </table:table-cell>
          <table:table-cell office:value-type="float" office:value="0.114738346856622" calcext:value-type="float">
            <text:p>0.1147383468566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6" calcext:value-type="float">
            <text:p>0.0381755979550356</text:p>
          </table:table-cell>
          <table:table-cell office:value-type="float" office:value="0.0568244020449644" calcext:value-type="float">
            <text:p>0.0568244020449644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0060092541416" calcext:value-type="float">
            <text:p>0.0450060092541416</text:p>
          </table:table-cell>
          <table:table-cell office:value-type="float" office:value="0.0649939907458584" calcext:value-type="float">
            <text:p>0.0649939907458584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6" calcext:value-type="float">
            <text:p>0.0324103923496416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6" calcext:value-type="float">
            <text:p>0.0324103923496416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6" calcext:value-type="float">
            <text:p>0.0324103923496416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6" calcext:value-type="float">
            <text:p>0.0324103923496416</text:p>
          </table:table-cell>
          <table:table-cell office:value-type="float" office:value="3.34086825" calcext:value-type="float">
            <text:p>3.34086825</text:p>
          </table:table-cell>
        </table:table-row>
        <table:table-row table:style-name="ro1">
          <table:table-cell office:value-type="string" calcext:value-type="string">
            <text:p>bh_indep_posonly_fdp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5670357384195" calcext:value-type="float">
            <text:p>0.0375670357384195</text:p>
          </table:table-cell>
          <table:table-cell office:value-type="float" office:value="0.0371339106360559" calcext:value-type="float">
            <text:p>0.0371339106360559</text:p>
          </table:table-cell>
          <table:table-cell office:value-type="float" office:value="0.0380001608407832" calcext:value-type="float">
            <text:p>0.0380001608407832</text:p>
          </table:table-cell>
          <table:table-cell office:value-type="float" office:value="0.0372975635748802" calcext:value-type="float">
            <text:p>0.0372975635748802</text:p>
          </table:table-cell>
          <table:table-cell office:value-type="float" office:value="0.0368313538488135" calcext:value-type="float">
            <text:p>0.0368313538488135</text:p>
          </table:table-cell>
          <table:table-cell office:value-type="float" office:value="0.0377637733009469" calcext:value-type="float">
            <text:p>0.0377637733009469</text:p>
          </table:table-cell>
          <table:table-cell office:value-type="float" office:value="0.0372975635748802" calcext:value-type="float">
            <text:p>0.0372975635748802</text:p>
          </table:table-cell>
          <table:table-cell office:value-type="float" office:value="0.0368313538488135" calcext:value-type="float">
            <text:p>0.0368313538488135</text:p>
          </table:table-cell>
          <table:table-cell office:value-type="float" office:value="0.0377637733009469" calcext:value-type="float">
            <text:p>0.0377637733009469</text:p>
          </table:table-cell>
          <table:table-cell office:value-type="float" office:value="0.0300485255785265" calcext:value-type="float">
            <text:p>0.0300485255785265</text:p>
          </table:table-cell>
          <table:table-cell office:value-type="float" office:value="0.029650893073731" calcext:value-type="float">
            <text:p>0.029650893073731</text:p>
          </table:table-cell>
          <table:table-cell office:value-type="float" office:value="0.030446158083322" calcext:value-type="float">
            <text:p>0.030446158083322</text:p>
          </table:table-cell>
          <table:table-cell office:value-type="float" office:value="0.0375670357384195" calcext:value-type="float">
            <text:p>0.0375670357384195</text:p>
          </table:table-cell>
          <table:table-cell office:value-type="float" office:value="0.0371339106360559" calcext:value-type="float">
            <text:p>0.0371339106360559</text:p>
          </table:table-cell>
          <table:table-cell office:value-type="float" office:value="0.0380001608407832" calcext:value-type="float">
            <text:p>0.0380001608407832</text:p>
          </table:table-cell>
          <table:table-cell office:value-type="float" office:value="0.0300485255785265" calcext:value-type="float">
            <text:p>0.0300485255785265</text:p>
          </table:table-cell>
          <table:table-cell office:value-type="float" office:value="0.029650893073731" calcext:value-type="float">
            <text:p>0.029650893073731</text:p>
          </table:table-cell>
          <table:table-cell office:value-type="float" office:value="0.030446158083322" calcext:value-type="float">
            <text:p>0.030446158083322</text:p>
          </table:table-cell>
          <table:table-cell office:value-type="float" office:value="0.0374636224984725" calcext:value-type="float">
            <text:p>0.0374636224984725</text:p>
          </table:table-cell>
          <table:table-cell office:value-type="float" office:value="0.0370317279833003" calcext:value-type="float">
            <text:p>0.0370317279833003</text:p>
          </table:table-cell>
          <table:table-cell office:value-type="float" office:value="0.0378955170136448" calcext:value-type="float">
            <text:p>0.0378955170136448</text:p>
          </table:table-cell>
          <table:table-cell office:value-type="float" office:value="0.0189513056803985" calcext:value-type="float">
            <text:p>0.0189513056803985</text:p>
          </table:table-cell>
          <table:table-cell office:value-type="float" office:value="0.0186125947815341" calcext:value-type="float">
            <text:p>0.0186125947815341</text:p>
          </table:table-cell>
          <table:table-cell office:value-type="float" office:value="0.0192900165792629" calcext:value-type="float">
            <text:p>0.0192900165792629</text:p>
          </table:table-cell>
          <table:table-cell office:value-type="float" office:value="0.0189513056803985" calcext:value-type="float">
            <text:p>0.0189513056803985</text:p>
          </table:table-cell>
          <table:table-cell office:value-type="float" office:value="0.0186125947815341" calcext:value-type="float">
            <text:p>0.0186125947815341</text:p>
          </table:table-cell>
          <table:table-cell office:value-type="float" office:value="0.0192900165792629" calcext:value-type="float">
            <text:p>0.0192900165792629</text:p>
          </table:table-cell>
          <table:table-cell office:value-type="float" office:value="0.0299027428078918" calcext:value-type="float">
            <text:p>0.0299027428078918</text:p>
          </table:table-cell>
          <table:table-cell office:value-type="float" office:value="0.0295066452585387" calcext:value-type="float">
            <text:p>0.0295066452585387</text:p>
          </table:table-cell>
          <table:table-cell office:value-type="float" office:value="0.030298840357245" calcext:value-type="float">
            <text:p>0.030298840357245</text:p>
          </table:table-cell>
          <table:table-cell office:value-type="float" office:value="0.0374636224984725" calcext:value-type="float">
            <text:p>0.0374636224984725</text:p>
          </table:table-cell>
          <table:table-cell office:value-type="float" office:value="0.0370317279833003" calcext:value-type="float">
            <text:p>0.0370317279833003</text:p>
          </table:table-cell>
          <table:table-cell office:value-type="float" office:value="0.0378955170136448" calcext:value-type="float">
            <text:p>0.0378955170136448</text:p>
          </table:table-cell>
          <table:table-cell office:value-type="float" office:value="0.0299027428078918" calcext:value-type="float">
            <text:p>0.0299027428078918</text:p>
          </table:table-cell>
          <table:table-cell office:value-type="float" office:value="0.0295066452585387" calcext:value-type="float">
            <text:p>0.0295066452585387</text:p>
          </table:table-cell>
          <table:table-cell office:value-type="float" office:value="0.030298840357245" calcext:value-type="float">
            <text:p>0.030298840357245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3911105411854" calcext:value-type="float">
            <text:p>0.993911105411854</text:p>
          </table:table-cell>
          <table:table-cell office:value-type="float" office:value="0.999088894588146" calcext:value-type="float">
            <text:p>0.99908889458814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3911105411854" calcext:value-type="float">
            <text:p>0.993911105411854</text:p>
          </table:table-cell>
          <table:table-cell office:value-type="float" office:value="0.999088894588146" calcext:value-type="float">
            <text:p>0.9990888945881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3.69655091666667" calcext:value-type="float">
            <text:p>3.69655091666667</text:p>
          </table:table-cell>
        </table:table-row>
        <table:table-row table:style-name="ro1">
          <table:table-cell office:value-type="string" calcext:value-type="string">
            <text:p>bh_indep_negonly_fd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1941602414151" calcext:value-type="float">
            <text:p>0.0391941602414151</text:p>
          </table:table-cell>
          <table:table-cell office:value-type="float" office:value="0.0387679372471908" calcext:value-type="float">
            <text:p>0.0387679372471908</text:p>
          </table:table-cell>
          <table:table-cell office:value-type="float" office:value="0.0396203832356393" calcext:value-type="float">
            <text:p>0.0396203832356393</text:p>
          </table:table-cell>
          <table:table-cell office:value-type="float" office:value="0.0392874258358035" calcext:value-type="float">
            <text:p>0.0392874258358035</text:p>
          </table:table-cell>
          <table:table-cell office:value-type="float" office:value="0.0388184386123229" calcext:value-type="float">
            <text:p>0.0388184386123229</text:p>
          </table:table-cell>
          <table:table-cell office:value-type="float" office:value="0.0397564130592841" calcext:value-type="float">
            <text:p>0.0397564130592841</text:p>
          </table:table-cell>
          <table:table-cell office:value-type="float" office:value="0.0392874258358035" calcext:value-type="float">
            <text:p>0.0392874258358035</text:p>
          </table:table-cell>
          <table:table-cell office:value-type="float" office:value="0.0388184386123229" calcext:value-type="float">
            <text:p>0.0388184386123229</text:p>
          </table:table-cell>
          <table:table-cell office:value-type="float" office:value="0.0397564130592841" calcext:value-type="float">
            <text:p>0.0397564130592841</text:p>
          </table:table-cell>
          <table:table-cell office:value-type="float" office:value="0.031994939871643" calcext:value-type="float">
            <text:p>0.031994939871643</text:p>
          </table:table-cell>
          <table:table-cell office:value-type="float" office:value="0.0316025002032211" calcext:value-type="float">
            <text:p>0.0316025002032211</text:p>
          </table:table-cell>
          <table:table-cell office:value-type="float" office:value="0.0323873795400648" calcext:value-type="float">
            <text:p>0.0323873795400648</text:p>
          </table:table-cell>
          <table:table-cell office:value-type="float" office:value="0.0391941602414151" calcext:value-type="float">
            <text:p>0.0391941602414151</text:p>
          </table:table-cell>
          <table:table-cell office:value-type="float" office:value="0.0387679372471908" calcext:value-type="float">
            <text:p>0.0387679372471908</text:p>
          </table:table-cell>
          <table:table-cell office:value-type="float" office:value="0.0396203832356393" calcext:value-type="float">
            <text:p>0.0396203832356393</text:p>
          </table:table-cell>
          <table:table-cell office:value-type="float" office:value="0.031994939871643" calcext:value-type="float">
            <text:p>0.031994939871643</text:p>
          </table:table-cell>
          <table:table-cell office:value-type="float" office:value="0.0316025002032211" calcext:value-type="float">
            <text:p>0.0316025002032211</text:p>
          </table:table-cell>
          <table:table-cell office:value-type="float" office:value="0.0323873795400648" calcext:value-type="float">
            <text:p>0.032387379540064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3656879349815" calcext:value-type="float">
            <text:p>0.033656879349815</text:p>
          </table:table-cell>
          <table:table-cell office:value-type="float" office:value="0.051343120650185" calcext:value-type="float">
            <text:p>0.05134312065018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445489086808505" calcext:value-type="float">
            <text:p>0.0445489086808505</text:p>
          </table:table-cell>
          <table:table-cell office:value-type="float" office:value="0.0644510913191495" calcext:value-type="float">
            <text:p>0.064451091319149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3656879349815" calcext:value-type="float">
            <text:p>0.033656879349815</text:p>
          </table:table-cell>
          <table:table-cell office:value-type="float" office:value="0.051343120650185" calcext:value-type="float">
            <text:p>0.051343120650185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445489086808505" calcext:value-type="float">
            <text:p>0.0445489086808505</text:p>
          </table:table-cell>
          <table:table-cell office:value-type="float" office:value="0.0644510913191495" calcext:value-type="float">
            <text:p>0.0644510913191495</text:p>
          </table:table-cell>
          <table:table-cell office:value-type="float" office:value="0.0390839991052018" calcext:value-type="float">
            <text:p>0.0390839991052018</text:p>
          </table:table-cell>
          <table:table-cell office:value-type="float" office:value="0.0386579825773307" calcext:value-type="float">
            <text:p>0.0386579825773307</text:p>
          </table:table-cell>
          <table:table-cell office:value-type="float" office:value="0.039510015633073" calcext:value-type="float">
            <text:p>0.039510015633073</text:p>
          </table:table-cell>
          <table:table-cell office:value-type="float" office:value="0.020870322787235" calcext:value-type="float">
            <text:p>0.020870322787235</text:p>
          </table:table-cell>
          <table:table-cell office:value-type="float" office:value="0.0205310189593491" calcext:value-type="float">
            <text:p>0.0205310189593491</text:p>
          </table:table-cell>
          <table:table-cell office:value-type="float" office:value="0.0212096266151209" calcext:value-type="float">
            <text:p>0.0212096266151209</text:p>
          </table:table-cell>
          <table:table-cell office:value-type="float" office:value="0.020870322787235" calcext:value-type="float">
            <text:p>0.020870322787235</text:p>
          </table:table-cell>
          <table:table-cell office:value-type="float" office:value="0.0205310189593491" calcext:value-type="float">
            <text:p>0.0205310189593491</text:p>
          </table:table-cell>
          <table:table-cell office:value-type="float" office:value="0.0212096266151209" calcext:value-type="float">
            <text:p>0.0212096266151209</text:p>
          </table:table-cell>
          <table:table-cell office:value-type="float" office:value="0.0318439253149586" calcext:value-type="float">
            <text:p>0.0318439253149586</text:p>
          </table:table-cell>
          <table:table-cell office:value-type="float" office:value="0.0314523208817955" calcext:value-type="float">
            <text:p>0.0314523208817955</text:p>
          </table:table-cell>
          <table:table-cell office:value-type="float" office:value="0.0322355297481217" calcext:value-type="float">
            <text:p>0.0322355297481217</text:p>
          </table:table-cell>
          <table:table-cell office:value-type="float" office:value="0.0390839991052018" calcext:value-type="float">
            <text:p>0.0390839991052018</text:p>
          </table:table-cell>
          <table:table-cell office:value-type="float" office:value="0.0386579825773307" calcext:value-type="float">
            <text:p>0.0386579825773307</text:p>
          </table:table-cell>
          <table:table-cell office:value-type="float" office:value="0.039510015633073" calcext:value-type="float">
            <text:p>0.039510015633073</text:p>
          </table:table-cell>
          <table:table-cell office:value-type="float" office:value="0.0318439253149586" calcext:value-type="float">
            <text:p>0.0318439253149586</text:p>
          </table:table-cell>
          <table:table-cell office:value-type="float" office:value="0.0314523208817955" calcext:value-type="float">
            <text:p>0.0314523208817955</text:p>
          </table:table-cell>
          <table:table-cell office:value-type="float" office:value="0.0322355297481217" calcext:value-type="float">
            <text:p>0.0322355297481217</text:p>
          </table:table-cell>
          <table:table-cell office:value-type="float" office:value="3.75880504166667" calcext:value-type="float">
            <text:p>3.75880504166667</text:p>
          </table:table-cell>
        </table:table-row>
        <table:table-row table:style-name="ro1">
          <table:table-cell office:value-type="string" calcext:value-type="string">
            <text:p>bh_indep_balanced_fd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9306890882386" calcext:value-type="float">
            <text:p>0.0259306890882386</text:p>
          </table:table-cell>
          <table:table-cell office:value-type="float" office:value="0.025676340391907" calcext:value-type="float">
            <text:p>0.025676340391907</text:p>
          </table:table-cell>
          <table:table-cell office:value-type="float" office:value="0.0261850377845701" calcext:value-type="float">
            <text:p>0.0261850377845701</text:p>
          </table:table-cell>
          <table:table-cell office:value-type="float" office:value="0.025886275850786" calcext:value-type="float">
            <text:p>0.025886275850786</text:p>
          </table:table-cell>
          <table:table-cell office:value-type="float" office:value="0.0256321573828549" calcext:value-type="float">
            <text:p>0.0256321573828549</text:p>
          </table:table-cell>
          <table:table-cell office:value-type="float" office:value="0.026140394318717" calcext:value-type="float">
            <text:p>0.026140394318717</text:p>
          </table:table-cell>
          <table:table-cell office:value-type="float" office:value="0.0258856214005242" calcext:value-type="float">
            <text:p>0.0258856214005242</text:p>
          </table:table-cell>
          <table:table-cell office:value-type="float" office:value="0.0256315205732492" calcext:value-type="float">
            <text:p>0.0256315205732492</text:p>
          </table:table-cell>
          <table:table-cell office:value-type="float" office:value="0.0261397222277991" calcext:value-type="float">
            <text:p>0.0261397222277991</text:p>
          </table:table-cell>
          <table:table-cell office:value-type="float" office:value="0.0259320876263977" calcext:value-type="float">
            <text:p>0.0259320876263977</text:p>
          </table:table-cell>
          <table:table-cell office:value-type="float" office:value="0.0256772045829308" calcext:value-type="float">
            <text:p>0.0256772045829308</text:p>
          </table:table-cell>
          <table:table-cell office:value-type="float" office:value="0.0261869706698646" calcext:value-type="float">
            <text:p>0.0261869706698646</text:p>
          </table:table-cell>
          <table:table-cell office:value-type="float" office:value="0.0259306890882386" calcext:value-type="float">
            <text:p>0.0259306890882386</text:p>
          </table:table-cell>
          <table:table-cell office:value-type="float" office:value="0.025676340391907" calcext:value-type="float">
            <text:p>0.025676340391907</text:p>
          </table:table-cell>
          <table:table-cell office:value-type="float" office:value="0.0261850377845701" calcext:value-type="float">
            <text:p>0.0261850377845701</text:p>
          </table:table-cell>
          <table:table-cell office:value-type="float" office:value="0.0259320876263977" calcext:value-type="float">
            <text:p>0.0259320876263977</text:p>
          </table:table-cell>
          <table:table-cell office:value-type="float" office:value="0.0256772045829308" calcext:value-type="float">
            <text:p>0.0256772045829308</text:p>
          </table:table-cell>
          <table:table-cell office:value-type="float" office:value="0.0261869706698646" calcext:value-type="float">
            <text:p>0.0261869706698646</text:p>
          </table:table-cell>
          <table:table-cell office:value-type="float" office:value="0.024784526382293" calcext:value-type="float">
            <text:p>0.024784526382293</text:p>
          </table:table-cell>
          <table:table-cell office:value-type="float" office:value="0.0244319123674906" calcext:value-type="float">
            <text:p>0.0244319123674906</text:p>
          </table:table-cell>
          <table:table-cell office:value-type="float" office:value="0.0251371403970953" calcext:value-type="float">
            <text:p>0.0251371403970953</text:p>
          </table:table-cell>
          <table:table-cell office:value-type="float" office:value="0.0247954542007354" calcext:value-type="float">
            <text:p>0.0247954542007354</text:p>
          </table:table-cell>
          <table:table-cell office:value-type="float" office:value="0.0244443335849746" calcext:value-type="float">
            <text:p>0.0244443335849746</text:p>
          </table:table-cell>
          <table:table-cell office:value-type="float" office:value="0.0251465748164961" calcext:value-type="float">
            <text:p>0.0251465748164961</text:p>
          </table:table-cell>
          <table:table-cell office:value-type="float" office:value="0.0247954542007354" calcext:value-type="float">
            <text:p>0.0247954542007354</text:p>
          </table:table-cell>
          <table:table-cell office:value-type="float" office:value="0.0244443335849746" calcext:value-type="float">
            <text:p>0.0244443335849746</text:p>
          </table:table-cell>
          <table:table-cell office:value-type="float" office:value="0.0251465748164961" calcext:value-type="float">
            <text:p>0.0251465748164961</text:p>
          </table:table-cell>
          <table:table-cell office:value-type="float" office:value="0.0247935593244549" calcext:value-type="float">
            <text:p>0.0247935593244549</text:p>
          </table:table-cell>
          <table:table-cell office:value-type="float" office:value="0.0244411932768644" calcext:value-type="float">
            <text:p>0.0244411932768644</text:p>
          </table:table-cell>
          <table:table-cell office:value-type="float" office:value="0.0251459253720453" calcext:value-type="float">
            <text:p>0.0251459253720453</text:p>
          </table:table-cell>
          <table:table-cell office:value-type="float" office:value="0.024784526382293" calcext:value-type="float">
            <text:p>0.024784526382293</text:p>
          </table:table-cell>
          <table:table-cell office:value-type="float" office:value="0.0244319123674906" calcext:value-type="float">
            <text:p>0.0244319123674906</text:p>
          </table:table-cell>
          <table:table-cell office:value-type="float" office:value="0.0251371403970953" calcext:value-type="float">
            <text:p>0.0251371403970953</text:p>
          </table:table-cell>
          <table:table-cell office:value-type="float" office:value="0.0247935593244549" calcext:value-type="float">
            <text:p>0.0247935593244549</text:p>
          </table:table-cell>
          <table:table-cell office:value-type="float" office:value="0.0244411932768644" calcext:value-type="float">
            <text:p>0.0244411932768644</text:p>
          </table:table-cell>
          <table:table-cell office:value-type="float" office:value="0.0251459253720453" calcext:value-type="float">
            <text:p>0.0251459253720453</text:p>
          </table:table-cell>
          <table:table-cell office:value-type="float" office:value="0.0269945589855103" calcext:value-type="float">
            <text:p>0.0269945589855103</text:p>
          </table:table-cell>
          <table:table-cell office:value-type="float" office:value="0.0266363579131877" calcext:value-type="float">
            <text:p>0.0266363579131877</text:p>
          </table:table-cell>
          <table:table-cell office:value-type="float" office:value="0.0273527600578328" calcext:value-type="float">
            <text:p>0.0273527600578328</text:p>
          </table:table-cell>
          <table:table-cell office:value-type="float" office:value="0.0269274987860856" calcext:value-type="float">
            <text:p>0.0269274987860856</text:p>
          </table:table-cell>
          <table:table-cell office:value-type="float" office:value="0.0265743905094766" calcext:value-type="float">
            <text:p>0.0265743905094766</text:p>
          </table:table-cell>
          <table:table-cell office:value-type="float" office:value="0.0272806070626945" calcext:value-type="float">
            <text:p>0.0272806070626945</text:p>
          </table:table-cell>
          <table:table-cell office:value-type="float" office:value="0.0269274987860856" calcext:value-type="float">
            <text:p>0.0269274987860856</text:p>
          </table:table-cell>
          <table:table-cell office:value-type="float" office:value="0.0265743905094766" calcext:value-type="float">
            <text:p>0.0265743905094766</text:p>
          </table:table-cell>
          <table:table-cell office:value-type="float" office:value="0.0272806070626945" calcext:value-type="float">
            <text:p>0.0272806070626945</text:p>
          </table:table-cell>
          <table:table-cell office:value-type="float" office:value="0.0269913489272668" calcext:value-type="float">
            <text:p>0.0269913489272668</text:p>
          </table:table-cell>
          <table:table-cell office:value-type="float" office:value="0.0266322805514266" calcext:value-type="float">
            <text:p>0.0266322805514266</text:p>
          </table:table-cell>
          <table:table-cell office:value-type="float" office:value="0.0273504173031071" calcext:value-type="float">
            <text:p>0.0273504173031071</text:p>
          </table:table-cell>
          <table:table-cell office:value-type="float" office:value="0.0269945589855103" calcext:value-type="float">
            <text:p>0.0269945589855103</text:p>
          </table:table-cell>
          <table:table-cell office:value-type="float" office:value="0.0266363579131877" calcext:value-type="float">
            <text:p>0.0266363579131877</text:p>
          </table:table-cell>
          <table:table-cell office:value-type="float" office:value="0.0273527600578328" calcext:value-type="float">
            <text:p>0.0273527600578328</text:p>
          </table:table-cell>
          <table:table-cell office:value-type="float" office:value="0.0269913489272668" calcext:value-type="float">
            <text:p>0.0269913489272668</text:p>
          </table:table-cell>
          <table:table-cell office:value-type="float" office:value="0.0266322805514266" calcext:value-type="float">
            <text:p>0.0266322805514266</text:p>
          </table:table-cell>
          <table:table-cell office:value-type="float" office:value="0.0273504173031071" calcext:value-type="float">
            <text:p>0.0273504173031071</text:p>
          </table:table-cell>
          <table:table-cell office:value-type="float" office:value="4.5579905" calcext:value-type="float">
            <text:p>4.5579905</text:p>
          </table:table-cell>
        </table:table-row>
        <table:table-row table:style-name="ro1">
          <table:table-cell office:value-type="string" calcext:value-type="string">
            <text:p>bh_indep_unbalanced_fdp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0043850753" calcext:value-type="float">
            <text:p>0.0260043850753</text:p>
          </table:table-cell>
          <table:table-cell office:value-type="float" office:value="0.0257603422650061" calcext:value-type="float">
            <text:p>0.0257603422650061</text:p>
          </table:table-cell>
          <table:table-cell office:value-type="float" office:value="0.026248427885594" calcext:value-type="float">
            <text:p>0.026248427885594</text:p>
          </table:table-cell>
          <table:table-cell office:value-type="float" office:value="0.0259776356725894" calcext:value-type="float">
            <text:p>0.0259776356725894</text:p>
          </table:table-cell>
          <table:table-cell office:value-type="float" office:value="0.0257315413932337" calcext:value-type="float">
            <text:p>0.0257315413932337</text:p>
          </table:table-cell>
          <table:table-cell office:value-type="float" office:value="0.026223729951945" calcext:value-type="float">
            <text:p>0.026223729951945</text:p>
          </table:table-cell>
          <table:table-cell office:value-type="float" office:value="0.0259776356725894" calcext:value-type="float">
            <text:p>0.0259776356725894</text:p>
          </table:table-cell>
          <table:table-cell office:value-type="float" office:value="0.0257315413932337" calcext:value-type="float">
            <text:p>0.0257315413932337</text:p>
          </table:table-cell>
          <table:table-cell office:value-type="float" office:value="0.026223729951945" calcext:value-type="float">
            <text:p>0.026223729951945</text:p>
          </table:table-cell>
          <table:table-cell office:value-type="float" office:value="0.0231963671859484" calcext:value-type="float">
            <text:p>0.0231963671859484</text:p>
          </table:table-cell>
          <table:table-cell office:value-type="float" office:value="0.0229591955913423" calcext:value-type="float">
            <text:p>0.0229591955913423</text:p>
          </table:table-cell>
          <table:table-cell office:value-type="float" office:value="0.0234335387805546" calcext:value-type="float">
            <text:p>0.0234335387805546</text:p>
          </table:table-cell>
          <table:table-cell office:value-type="float" office:value="0.0260043850753" calcext:value-type="float">
            <text:p>0.0260043850753</text:p>
          </table:table-cell>
          <table:table-cell office:value-type="float" office:value="0.0257603422650061" calcext:value-type="float">
            <text:p>0.0257603422650061</text:p>
          </table:table-cell>
          <table:table-cell office:value-type="float" office:value="0.026248427885594" calcext:value-type="float">
            <text:p>0.026248427885594</text:p>
          </table:table-cell>
          <table:table-cell office:value-type="float" office:value="0.0231963671859484" calcext:value-type="float">
            <text:p>0.0231963671859484</text:p>
          </table:table-cell>
          <table:table-cell office:value-type="float" office:value="0.0229591955913423" calcext:value-type="float">
            <text:p>0.0229591955913423</text:p>
          </table:table-cell>
          <table:table-cell office:value-type="float" office:value="0.0234335387805546" calcext:value-type="float">
            <text:p>0.0234335387805546</text:p>
          </table:table-cell>
          <table:table-cell office:value-type="float" office:value="0.025271214999711" calcext:value-type="float">
            <text:p>0.025271214999711</text:p>
          </table:table-cell>
          <table:table-cell office:value-type="float" office:value="0.0246523181412658" calcext:value-type="float">
            <text:p>0.0246523181412658</text:p>
          </table:table-cell>
          <table:table-cell office:value-type="float" office:value="0.0258901118581562" calcext:value-type="float">
            <text:p>0.0258901118581562</text:p>
          </table:table-cell>
          <table:table-cell office:value-type="float" office:value="0.0605742597396438" calcext:value-type="float">
            <text:p>0.0605742597396438</text:p>
          </table:table-cell>
          <table:table-cell office:value-type="float" office:value="0.0597756667949649" calcext:value-type="float">
            <text:p>0.0597756667949649</text:p>
          </table:table-cell>
          <table:table-cell office:value-type="float" office:value="0.0613728526843227" calcext:value-type="float">
            <text:p>0.0613728526843227</text:p>
          </table:table-cell>
          <table:table-cell office:value-type="float" office:value="0.0605742597396438" calcext:value-type="float">
            <text:p>0.0605742597396438</text:p>
          </table:table-cell>
          <table:table-cell office:value-type="float" office:value="0.0597756667949649" calcext:value-type="float">
            <text:p>0.0597756667949649</text:p>
          </table:table-cell>
          <table:table-cell office:value-type="float" office:value="0.0613728526843227" calcext:value-type="float">
            <text:p>0.0613728526843227</text:p>
          </table:table-cell>
          <table:table-cell office:value-type="float" office:value="0.0363031811098576" calcext:value-type="float">
            <text:p>0.0363031811098576</text:p>
          </table:table-cell>
          <table:table-cell office:value-type="float" office:value="0.0356152630997532" calcext:value-type="float">
            <text:p>0.0356152630997532</text:p>
          </table:table-cell>
          <table:table-cell office:value-type="float" office:value="0.036991099119962" calcext:value-type="float">
            <text:p>0.036991099119962</text:p>
          </table:table-cell>
          <table:table-cell office:value-type="float" office:value="0.025271214999711" calcext:value-type="float">
            <text:p>0.025271214999711</text:p>
          </table:table-cell>
          <table:table-cell office:value-type="float" office:value="0.0246523181412658" calcext:value-type="float">
            <text:p>0.0246523181412658</text:p>
          </table:table-cell>
          <table:table-cell office:value-type="float" office:value="0.0258901118581562" calcext:value-type="float">
            <text:p>0.0258901118581562</text:p>
          </table:table-cell>
          <table:table-cell office:value-type="float" office:value="0.0363031811098576" calcext:value-type="float">
            <text:p>0.0363031811098576</text:p>
          </table:table-cell>
          <table:table-cell office:value-type="float" office:value="0.0356152630997532" calcext:value-type="float">
            <text:p>0.0356152630997532</text:p>
          </table:table-cell>
          <table:table-cell office:value-type="float" office:value="0.036991099119962" calcext:value-type="float">
            <text:p>0.036991099119962</text:p>
          </table:table-cell>
          <table:table-cell office:value-type="float" office:value="0.026093552208389" calcext:value-type="float">
            <text:p>0.026093552208389</text:p>
          </table:table-cell>
          <table:table-cell office:value-type="float" office:value="0.0258262512069047" calcext:value-type="float">
            <text:p>0.0258262512069047</text:p>
          </table:table-cell>
          <table:table-cell office:value-type="float" office:value="0.0263608532098733" calcext:value-type="float">
            <text:p>0.0263608532098733</text:p>
          </table:table-cell>
          <table:table-cell office:value-type="float" office:value="0.0168755684392344" calcext:value-type="float">
            <text:p>0.0168755684392344</text:p>
          </table:table-cell>
          <table:table-cell office:value-type="float" office:value="0.0166503355415587" calcext:value-type="float">
            <text:p>0.0166503355415587</text:p>
          </table:table-cell>
          <table:table-cell office:value-type="float" office:value="0.01710080133691" calcext:value-type="float">
            <text:p>0.01710080133691</text:p>
          </table:table-cell>
          <table:table-cell office:value-type="float" office:value="0.0168755684392344" calcext:value-type="float">
            <text:p>0.0168755684392344</text:p>
          </table:table-cell>
          <table:table-cell office:value-type="float" office:value="0.0166503355415587" calcext:value-type="float">
            <text:p>0.0166503355415587</text:p>
          </table:table-cell>
          <table:table-cell office:value-type="float" office:value="0.01710080133691" calcext:value-type="float">
            <text:p>0.01710080133691</text:p>
          </table:table-cell>
          <table:table-cell office:value-type="float" office:value="0.0202818197377338" calcext:value-type="float">
            <text:p>0.0202818197377338</text:p>
          </table:table-cell>
          <table:table-cell office:value-type="float" office:value="0.0200418739147297" calcext:value-type="float">
            <text:p>0.0200418739147297</text:p>
          </table:table-cell>
          <table:table-cell office:value-type="float" office:value="0.020521765560738" calcext:value-type="float">
            <text:p>0.020521765560738</text:p>
          </table:table-cell>
          <table:table-cell office:value-type="float" office:value="0.026093552208389" calcext:value-type="float">
            <text:p>0.026093552208389</text:p>
          </table:table-cell>
          <table:table-cell office:value-type="float" office:value="0.0258262512069047" calcext:value-type="float">
            <text:p>0.0258262512069047</text:p>
          </table:table-cell>
          <table:table-cell office:value-type="float" office:value="0.0263608532098733" calcext:value-type="float">
            <text:p>0.0263608532098733</text:p>
          </table:table-cell>
          <table:table-cell office:value-type="float" office:value="0.0202818197377338" calcext:value-type="float">
            <text:p>0.0202818197377338</text:p>
          </table:table-cell>
          <table:table-cell office:value-type="float" office:value="0.0200418739147297" calcext:value-type="float">
            <text:p>0.0200418739147297</text:p>
          </table:table-cell>
          <table:table-cell office:value-type="float" office:value="0.020521765560738" calcext:value-type="float">
            <text:p>0.020521765560738</text:p>
          </table:table-cell>
          <table:table-cell office:value-type="float" office:value="4.0448975" calcext:value-type="float">
            <text:p>4.0448975</text:p>
          </table:table-cell>
        </table:table-row>
        <table:table-row table:style-name="ro1">
          <table:table-cell office:value-type="string" calcext:value-type="string">
            <text:p>bh_posdep_null_fd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25247264491797" calcext:value-type="float">
            <text:p>0.0625247264491797</text:p>
          </table:table-cell>
          <table:table-cell office:value-type="float" office:value="0.0854752735508203" calcext:value-type="float">
            <text:p>0.085475273550820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23075354959014" calcext:value-type="float">
            <text:p>0.0323075354959014</text:p>
          </table:table-cell>
          <table:table-cell office:value-type="float" office:value="0.0496924645040986" calcext:value-type="float">
            <text:p>0.049692464504098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23075354959014" calcext:value-type="float">
            <text:p>0.0323075354959014</text:p>
          </table:table-cell>
          <table:table-cell office:value-type="float" office:value="0.0496924645040986" calcext:value-type="float">
            <text:p>0.049692464504098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23075354959014" calcext:value-type="float">
            <text:p>0.0323075354959014</text:p>
          </table:table-cell>
          <table:table-cell office:value-type="float" office:value="0.0496924645040986" calcext:value-type="float">
            <text:p>0.049692464504098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55936880975" calcext:value-type="float">
            <text:p>0.018155936880975</text:p>
          </table:table-cell>
          <table:table-cell office:value-type="float" office:value="0.031844063119025" calcext:value-type="float">
            <text:p>0.031844063119025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00657454713175" calcext:value-type="float">
            <text:p>0.0300657454713175</text:p>
          </table:table-cell>
          <table:table-cell office:value-type="float" office:value="0.0469342545286825" calcext:value-type="float">
            <text:p>0.04693425452868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6714942502949" calcext:value-type="float">
            <text:p>0.0096714942502949</text:p>
          </table:table-cell>
          <table:table-cell office:value-type="float" office:value="0.0203285057497051" calcext:value-type="float">
            <text:p>0.0203285057497051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73883914095358" calcext:value-type="float">
            <text:p>0.0273883914095358</text:p>
          </table:table-cell>
          <table:table-cell office:value-type="float" office:value="0.0436116085904642" calcext:value-type="float">
            <text:p>0.043611608590464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0151537470212" calcext:value-type="float">
            <text:p>0.0130151537470212</text:p>
          </table:table-cell>
          <table:table-cell office:value-type="float" office:value="0.0249848462529788" calcext:value-type="float">
            <text:p>0.024984846252978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0151537470212" calcext:value-type="float">
            <text:p>0.0130151537470212</text:p>
          </table:table-cell>
          <table:table-cell office:value-type="float" office:value="0.0249848462529788" calcext:value-type="float">
            <text:p>0.0249848462529788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0151537470212" calcext:value-type="float">
            <text:p>0.0130151537470212</text:p>
          </table:table-cell>
          <table:table-cell office:value-type="float" office:value="0.0249848462529788" calcext:value-type="float">
            <text:p>0.0249848462529788</text:p>
          </table:table-cell>
          <table:table-cell office:value-type="float" office:value="0.01" calcext:value-type="float">
            <text:p>0.01</text:p>
          </table:table-cell>
          <table:table-cell office:value-type="float" office:value="0.00563826484880151" calcext:value-type="float">
            <text:p>0.00563826484880151</text:p>
          </table:table-cell>
          <table:table-cell office:value-type="float" office:value="0.0143617351511985" calcext:value-type="float">
            <text:p>0.0143617351511985</text:p>
          </table:table-cell>
          <table:table-cell office:value-type="float" office:value="3.329044375" calcext:value-type="float">
            <text:p>3.329044375</text:p>
          </table:table-cell>
        </table:table-row>
        <table:table-row table:style-name="ro1">
          <table:table-cell office:value-type="string" calcext:value-type="string">
            <text:p>bh_posdep_posonly_fdp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20789744286526" calcext:value-type="float">
            <text:p>0.0420789744286526</text:p>
          </table:table-cell>
          <table:table-cell office:value-type="float" office:value="0.0380696945731527" calcext:value-type="float">
            <text:p>0.0380696945731527</text:p>
          </table:table-cell>
          <table:table-cell office:value-type="float" office:value="0.0460882542841524" calcext:value-type="float">
            <text:p>0.0460882542841524</text:p>
          </table:table-cell>
          <table:table-cell office:value-type="float" office:value="0.0394184574807533" calcext:value-type="float">
            <text:p>0.0394184574807533</text:p>
          </table:table-cell>
          <table:table-cell office:value-type="float" office:value="0.0363092866022473" calcext:value-type="float">
            <text:p>0.0363092866022473</text:p>
          </table:table-cell>
          <table:table-cell office:value-type="float" office:value="0.0425276283592594" calcext:value-type="float">
            <text:p>0.0425276283592594</text:p>
          </table:table-cell>
          <table:table-cell office:value-type="float" office:value="0.0394184574807533" calcext:value-type="float">
            <text:p>0.0394184574807533</text:p>
          </table:table-cell>
          <table:table-cell office:value-type="float" office:value="0.0363092866022473" calcext:value-type="float">
            <text:p>0.0363092866022473</text:p>
          </table:table-cell>
          <table:table-cell office:value-type="float" office:value="0.0425276283592594" calcext:value-type="float">
            <text:p>0.0425276283592594</text:p>
          </table:table-cell>
          <table:table-cell office:value-type="float" office:value="0.0257476243280218" calcext:value-type="float">
            <text:p>0.0257476243280218</text:p>
          </table:table-cell>
          <table:table-cell office:value-type="float" office:value="0.0231713115765197" calcext:value-type="float">
            <text:p>0.0231713115765197</text:p>
          </table:table-cell>
          <table:table-cell office:value-type="float" office:value="0.0283239370795238" calcext:value-type="float">
            <text:p>0.0283239370795238</text:p>
          </table:table-cell>
          <table:table-cell office:value-type="float" office:value="0.0410789744286526" calcext:value-type="float">
            <text:p>0.0410789744286526</text:p>
          </table:table-cell>
          <table:table-cell office:value-type="float" office:value="0.0372957960659228" calcext:value-type="float">
            <text:p>0.0372957960659228</text:p>
          </table:table-cell>
          <table:table-cell office:value-type="float" office:value="0.0448621527913823" calcext:value-type="float">
            <text:p>0.0448621527913823</text:p>
          </table:table-cell>
          <table:table-cell office:value-type="float" office:value="0.0252476243280218" calcext:value-type="float">
            <text:p>0.0252476243280218</text:p>
          </table:table-cell>
          <table:table-cell office:value-type="float" office:value="0.0228548140969287" calcext:value-type="float">
            <text:p>0.0228548140969287</text:p>
          </table:table-cell>
          <table:table-cell office:value-type="float" office:value="0.0276404345591148" calcext:value-type="float">
            <text:p>0.0276404345591148</text:p>
          </table:table-cell>
          <table:table-cell office:value-type="float" office:value="0.0349886110011043" calcext:value-type="float">
            <text:p>0.0349886110011043</text:p>
          </table:table-cell>
          <table:table-cell office:value-type="float" office:value="0.0323730585231057" calcext:value-type="float">
            <text:p>0.0323730585231057</text:p>
          </table:table-cell>
          <table:table-cell office:value-type="float" office:value="0.0376041634791029" calcext:value-type="float">
            <text:p>0.0376041634791029</text:p>
          </table:table-cell>
          <table:table-cell office:value-type="float" office:value="0.0175282457297639" calcext:value-type="float">
            <text:p>0.0175282457297639</text:p>
          </table:table-cell>
          <table:table-cell office:value-type="float" office:value="0.0159154939360657" calcext:value-type="float">
            <text:p>0.0159154939360657</text:p>
          </table:table-cell>
          <table:table-cell office:value-type="float" office:value="0.0191409975234621" calcext:value-type="float">
            <text:p>0.0191409975234621</text:p>
          </table:table-cell>
          <table:table-cell office:value-type="float" office:value="0.0175282457297639" calcext:value-type="float">
            <text:p>0.0175282457297639</text:p>
          </table:table-cell>
          <table:table-cell office:value-type="float" office:value="0.0159154939360657" calcext:value-type="float">
            <text:p>0.0159154939360657</text:p>
          </table:table-cell>
          <table:table-cell office:value-type="float" office:value="0.0191409975234621" calcext:value-type="float">
            <text:p>0.0191409975234621</text:p>
          </table:table-cell>
          <table:table-cell office:value-type="float" office:value="0.0225275396131635" calcext:value-type="float">
            <text:p>0.0225275396131635</text:p>
          </table:table-cell>
          <table:table-cell office:value-type="float" office:value="0.0208198275352559" calcext:value-type="float">
            <text:p>0.0208198275352559</text:p>
          </table:table-cell>
          <table:table-cell office:value-type="float" office:value="0.024235251691071" calcext:value-type="float">
            <text:p>0.024235251691071</text:p>
          </table:table-cell>
          <table:table-cell office:value-type="float" office:value="0.0349886110011043" calcext:value-type="float">
            <text:p>0.0349886110011043</text:p>
          </table:table-cell>
          <table:table-cell office:value-type="float" office:value="0.0323730585231057" calcext:value-type="float">
            <text:p>0.0323730585231057</text:p>
          </table:table-cell>
          <table:table-cell office:value-type="float" office:value="0.0376041634791029" calcext:value-type="float">
            <text:p>0.0376041634791029</text:p>
          </table:table-cell>
          <table:table-cell office:value-type="float" office:value="0.0225275396131635" calcext:value-type="float">
            <text:p>0.0225275396131635</text:p>
          </table:table-cell>
          <table:table-cell office:value-type="float" office:value="0.0208198275352559" calcext:value-type="float">
            <text:p>0.0208198275352559</text:p>
          </table:table-cell>
          <table:table-cell office:value-type="float" office:value="0.024235251691071" calcext:value-type="float">
            <text:p>0.024235251691071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291716743784514" calcext:value-type="float">
            <text:p>0.0291716743784514</text:p>
          </table:table-cell>
          <table:table-cell office:value-type="float" office:value="0.0458283256215486" calcext:value-type="float">
            <text:p>0.0458283256215486</text:p>
          </table:table-cell>
          <table:table-cell office:value-type="float" office:value="0.7035" calcext:value-type="float">
            <text:p>0.7035</text:p>
          </table:table-cell>
          <table:table-cell office:value-type="float" office:value="0.683478984876225" calcext:value-type="float">
            <text:p>0.683478984876225</text:p>
          </table:table-cell>
          <table:table-cell office:value-type="float" office:value="0.723521015123775" calcext:value-type="float">
            <text:p>0.723521015123775</text:p>
          </table:table-cell>
          <table:table-cell office:value-type="float" office:value="0.7035" calcext:value-type="float">
            <text:p>0.7035</text:p>
          </table:table-cell>
          <table:table-cell office:value-type="float" office:value="0.683478984876225" calcext:value-type="float">
            <text:p>0.683478984876225</text:p>
          </table:table-cell>
          <table:table-cell office:value-type="float" office:value="0.723521015123775" calcext:value-type="float">
            <text:p>0.723521015123775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82792018342515" calcext:value-type="float">
            <text:p>0.0282792018342515</text:p>
          </table:table-cell>
          <table:table-cell office:value-type="float" office:value="0.0447207981657485" calcext:value-type="float">
            <text:p>0.044720798165748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3.71755225" calcext:value-type="float">
            <text:p>3.71755225</text:p>
          </table:table-cell>
        </table:table-row>
        <table:table-row table:style-name="ro1">
          <table:table-cell office:value-type="string" calcext:value-type="string">
            <text:p>bh_posdep_negonly_fd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31386535490021" calcext:value-type="float">
            <text:p>0.0431386535490021</text:p>
          </table:table-cell>
          <table:table-cell office:value-type="float" office:value="0.0394155613559646" calcext:value-type="float">
            <text:p>0.0394155613559646</text:p>
          </table:table-cell>
          <table:table-cell office:value-type="float" office:value="0.0468617457420395" calcext:value-type="float">
            <text:p>0.0468617457420395</text:p>
          </table:table-cell>
          <table:table-cell office:value-type="float" office:value="0.0403384486711098" calcext:value-type="float">
            <text:p>0.0403384486711098</text:p>
          </table:table-cell>
          <table:table-cell office:value-type="float" office:value="0.037394348763851" calcext:value-type="float">
            <text:p>0.037394348763851</text:p>
          </table:table-cell>
          <table:table-cell office:value-type="float" office:value="0.0432825485783686" calcext:value-type="float">
            <text:p>0.0432825485783686</text:p>
          </table:table-cell>
          <table:table-cell office:value-type="float" office:value="0.0403384486711098" calcext:value-type="float">
            <text:p>0.0403384486711098</text:p>
          </table:table-cell>
          <table:table-cell office:value-type="float" office:value="0.037394348763851" calcext:value-type="float">
            <text:p>0.037394348763851</text:p>
          </table:table-cell>
          <table:table-cell office:value-type="float" office:value="0.0432825485783686" calcext:value-type="float">
            <text:p>0.0432825485783686</text:p>
          </table:table-cell>
          <table:table-cell office:value-type="float" office:value="0.0276461336372727" calcext:value-type="float">
            <text:p>0.0276461336372727</text:p>
          </table:table-cell>
          <table:table-cell office:value-type="float" office:value="0.0251158482940737" calcext:value-type="float">
            <text:p>0.0251158482940737</text:p>
          </table:table-cell>
          <table:table-cell office:value-type="float" office:value="0.0301764189804717" calcext:value-type="float">
            <text:p>0.0301764189804717</text:p>
          </table:table-cell>
          <table:table-cell office:value-type="float" office:value="0.0426386535490021" calcext:value-type="float">
            <text:p>0.0426386535490021</text:p>
          </table:table-cell>
          <table:table-cell office:value-type="float" office:value="0.039035462039005" calcext:value-type="float">
            <text:p>0.039035462039005</text:p>
          </table:table-cell>
          <table:table-cell office:value-type="float" office:value="0.0462418450589991" calcext:value-type="float">
            <text:p>0.0462418450589991</text:p>
          </table:table-cell>
          <table:table-cell office:value-type="float" office:value="0.0276461336372727" calcext:value-type="float">
            <text:p>0.0276461336372727</text:p>
          </table:table-cell>
          <table:table-cell office:value-type="float" office:value="0.0251158482940737" calcext:value-type="float">
            <text:p>0.0251158482940737</text:p>
          </table:table-cell>
          <table:table-cell office:value-type="float" office:value="0.0301764189804717" calcext:value-type="float">
            <text:p>0.030176418980471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716" calcext:value-type="float">
            <text:p>0.716</text:p>
          </table:table-cell>
          <table:table-cell office:value-type="float" office:value="0.696232243847384" calcext:value-type="float">
            <text:p>0.696232243847384</text:p>
          </table:table-cell>
          <table:table-cell office:value-type="float" office:value="0.735767756152616" calcext:value-type="float">
            <text:p>0.735767756152616</text:p>
          </table:table-cell>
          <table:table-cell office:value-type="float" office:value="0.716" calcext:value-type="float">
            <text:p>0.716</text:p>
          </table:table-cell>
          <table:table-cell office:value-type="float" office:value="0.696232243847384" calcext:value-type="float">
            <text:p>0.696232243847384</text:p>
          </table:table-cell>
          <table:table-cell office:value-type="float" office:value="0.735767756152616" calcext:value-type="float">
            <text:p>0.735767756152616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3" calcext:value-type="float">
            <text:p>0.0216438545484803</text:p>
          </table:table-cell>
          <table:table-cell office:value-type="float" office:value="0.0363561454515197" calcext:value-type="float">
            <text:p>0.0363561454515197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376694574138369" calcext:value-type="float">
            <text:p>0.0376694574138369</text:p>
          </table:table-cell>
          <table:table-cell office:value-type="float" office:value="0.0351002609189858" calcext:value-type="float">
            <text:p>0.0351002609189858</text:p>
          </table:table-cell>
          <table:table-cell office:value-type="float" office:value="0.040238653908688" calcext:value-type="float">
            <text:p>0.040238653908688</text:p>
          </table:table-cell>
          <table:table-cell office:value-type="float" office:value="0.0199068055217909" calcext:value-type="float">
            <text:p>0.0199068055217909</text:p>
          </table:table-cell>
          <table:table-cell office:value-type="float" office:value="0.0183324745469902" calcext:value-type="float">
            <text:p>0.0183324745469902</text:p>
          </table:table-cell>
          <table:table-cell office:value-type="float" office:value="0.0214811364965916" calcext:value-type="float">
            <text:p>0.0214811364965916</text:p>
          </table:table-cell>
          <table:table-cell office:value-type="float" office:value="0.0199068055217909" calcext:value-type="float">
            <text:p>0.0199068055217909</text:p>
          </table:table-cell>
          <table:table-cell office:value-type="float" office:value="0.0183324745469902" calcext:value-type="float">
            <text:p>0.0183324745469902</text:p>
          </table:table-cell>
          <table:table-cell office:value-type="float" office:value="0.0214811364965916" calcext:value-type="float">
            <text:p>0.0214811364965916</text:p>
          </table:table-cell>
          <table:table-cell office:value-type="float" office:value="0.0249879118478905" calcext:value-type="float">
            <text:p>0.0249879118478905</text:p>
          </table:table-cell>
          <table:table-cell office:value-type="float" office:value="0.0233196236220103" calcext:value-type="float">
            <text:p>0.0233196236220103</text:p>
          </table:table-cell>
          <table:table-cell office:value-type="float" office:value="0.0266562000737708" calcext:value-type="float">
            <text:p>0.0266562000737708</text:p>
          </table:table-cell>
          <table:table-cell office:value-type="float" office:value="0.0376694574138369" calcext:value-type="float">
            <text:p>0.0376694574138369</text:p>
          </table:table-cell>
          <table:table-cell office:value-type="float" office:value="0.0351002609189858" calcext:value-type="float">
            <text:p>0.0351002609189858</text:p>
          </table:table-cell>
          <table:table-cell office:value-type="float" office:value="0.040238653908688" calcext:value-type="float">
            <text:p>0.040238653908688</text:p>
          </table:table-cell>
          <table:table-cell office:value-type="float" office:value="0.0249879118478905" calcext:value-type="float">
            <text:p>0.0249879118478905</text:p>
          </table:table-cell>
          <table:table-cell office:value-type="float" office:value="0.0233196236220103" calcext:value-type="float">
            <text:p>0.0233196236220103</text:p>
          </table:table-cell>
          <table:table-cell office:value-type="float" office:value="0.0266562000737708" calcext:value-type="float">
            <text:p>0.0266562000737708</text:p>
          </table:table-cell>
          <table:table-cell office:value-type="float" office:value="3.75446941666667" calcext:value-type="float">
            <text:p>3.75446941666667</text:p>
          </table:table-cell>
        </table:table-row>
        <table:table-row table:style-name="ro1">
          <table:table-cell office:value-type="string" calcext:value-type="string">
            <text:p>bh_posdep_balanced_fdp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52577722164756" calcext:value-type="float">
            <text:p>0.0352577722164756</text:p>
          </table:table-cell>
          <table:table-cell office:value-type="float" office:value="0.0332937901852706" calcext:value-type="float">
            <text:p>0.0332937901852706</text:p>
          </table:table-cell>
          <table:table-cell office:value-type="float" office:value="0.0372217542476805" calcext:value-type="float">
            <text:p>0.0372217542476805</text:p>
          </table:table-cell>
          <table:table-cell office:value-type="float" office:value="0.0256516617673003" calcext:value-type="float">
            <text:p>0.0256516617673003</text:p>
          </table:table-cell>
          <table:table-cell office:value-type="float" office:value="0.0244345316190552" calcext:value-type="float">
            <text:p>0.0244345316190552</text:p>
          </table:table-cell>
          <table:table-cell office:value-type="float" office:value="0.0268687919155454" calcext:value-type="float">
            <text:p>0.0268687919155454</text:p>
          </table:table-cell>
          <table:table-cell office:value-type="float" office:value="0.0256516617673003" calcext:value-type="float">
            <text:p>0.0256516617673003</text:p>
          </table:table-cell>
          <table:table-cell office:value-type="float" office:value="0.0244345316190552" calcext:value-type="float">
            <text:p>0.0244345316190552</text:p>
          </table:table-cell>
          <table:table-cell office:value-type="float" office:value="0.0268687919155454" calcext:value-type="float">
            <text:p>0.0268687919155454</text:p>
          </table:table-cell>
          <table:table-cell office:value-type="float" office:value="0.0276391910437" calcext:value-type="float">
            <text:p>0.0276391910437</text:p>
          </table:table-cell>
          <table:table-cell office:value-type="float" office:value="0.0261743226775946" calcext:value-type="float">
            <text:p>0.0261743226775946</text:p>
          </table:table-cell>
          <table:table-cell office:value-type="float" office:value="0.0291040594098054" calcext:value-type="float">
            <text:p>0.0291040594098054</text:p>
          </table:table-cell>
          <table:table-cell office:value-type="float" office:value="0.0352577722164756" calcext:value-type="float">
            <text:p>0.0352577722164756</text:p>
          </table:table-cell>
          <table:table-cell office:value-type="float" office:value="0.0332937901852706" calcext:value-type="float">
            <text:p>0.0332937901852706</text:p>
          </table:table-cell>
          <table:table-cell office:value-type="float" office:value="0.0372217542476805" calcext:value-type="float">
            <text:p>0.0372217542476805</text:p>
          </table:table-cell>
          <table:table-cell office:value-type="float" office:value="0.0276391910437" calcext:value-type="float">
            <text:p>0.0276391910437</text:p>
          </table:table-cell>
          <table:table-cell office:value-type="float" office:value="0.0261743226775946" calcext:value-type="float">
            <text:p>0.0261743226775946</text:p>
          </table:table-cell>
          <table:table-cell office:value-type="float" office:value="0.0291040594098054" calcext:value-type="float">
            <text:p>0.0291040594098054</text:p>
          </table:table-cell>
          <table:table-cell office:value-type="float" office:value="0.0237986684388037" calcext:value-type="float">
            <text:p>0.0237986684388037</text:p>
          </table:table-cell>
          <table:table-cell office:value-type="float" office:value="0.022043395456811" calcext:value-type="float">
            <text:p>0.022043395456811</text:p>
          </table:table-cell>
          <table:table-cell office:value-type="float" office:value="0.0255539414207964" calcext:value-type="float">
            <text:p>0.0255539414207964</text:p>
          </table:table-cell>
          <table:table-cell office:value-type="float" office:value="0.0190792817560662" calcext:value-type="float">
            <text:p>0.0190792817560662</text:p>
          </table:table-cell>
          <table:table-cell office:value-type="float" office:value="0.0178167098941337" calcext:value-type="float">
            <text:p>0.0178167098941337</text:p>
          </table:table-cell>
          <table:table-cell office:value-type="float" office:value="0.0203418536179988" calcext:value-type="float">
            <text:p>0.0203418536179988</text:p>
          </table:table-cell>
          <table:table-cell office:value-type="float" office:value="0.0190792817560662" calcext:value-type="float">
            <text:p>0.0190792817560662</text:p>
          </table:table-cell>
          <table:table-cell office:value-type="float" office:value="0.0178167098941337" calcext:value-type="float">
            <text:p>0.0178167098941337</text:p>
          </table:table-cell>
          <table:table-cell office:value-type="float" office:value="0.0203418536179988" calcext:value-type="float">
            <text:p>0.0203418536179988</text:p>
          </table:table-cell>
          <table:table-cell office:value-type="float" office:value="0.0198668056185452" calcext:value-type="float">
            <text:p>0.0198668056185452</text:p>
          </table:table-cell>
          <table:table-cell office:value-type="float" office:value="0.018484582582679" calcext:value-type="float">
            <text:p>0.018484582582679</text:p>
          </table:table-cell>
          <table:table-cell office:value-type="float" office:value="0.0212490286544113" calcext:value-type="float">
            <text:p>0.0212490286544113</text:p>
          </table:table-cell>
          <table:table-cell office:value-type="float" office:value="0.0237986684388037" calcext:value-type="float">
            <text:p>0.0237986684388037</text:p>
          </table:table-cell>
          <table:table-cell office:value-type="float" office:value="0.022043395456811" calcext:value-type="float">
            <text:p>0.022043395456811</text:p>
          </table:table-cell>
          <table:table-cell office:value-type="float" office:value="0.0255539414207964" calcext:value-type="float">
            <text:p>0.0255539414207964</text:p>
          </table:table-cell>
          <table:table-cell office:value-type="float" office:value="0.0198668056185452" calcext:value-type="float">
            <text:p>0.0198668056185452</text:p>
          </table:table-cell>
          <table:table-cell office:value-type="float" office:value="0.018484582582679" calcext:value-type="float">
            <text:p>0.018484582582679</text:p>
          </table:table-cell>
          <table:table-cell office:value-type="float" office:value="0.0212490286544113" calcext:value-type="float">
            <text:p>0.0212490286544113</text:p>
          </table:table-cell>
          <table:table-cell office:value-type="float" office:value="0.0256531521230936" calcext:value-type="float">
            <text:p>0.0256531521230936</text:p>
          </table:table-cell>
          <table:table-cell office:value-type="float" office:value="0.0239249336151027" calcext:value-type="float">
            <text:p>0.0239249336151027</text:p>
          </table:table-cell>
          <table:table-cell office:value-type="float" office:value="0.0273813706310846" calcext:value-type="float">
            <text:p>0.0273813706310846</text:p>
          </table:table-cell>
          <table:table-cell office:value-type="float" office:value="0.020979516321045" calcext:value-type="float">
            <text:p>0.020979516321045</text:p>
          </table:table-cell>
          <table:table-cell office:value-type="float" office:value="0.0197275192280953" calcext:value-type="float">
            <text:p>0.0197275192280953</text:p>
          </table:table-cell>
          <table:table-cell office:value-type="float" office:value="0.0222315134139946" calcext:value-type="float">
            <text:p>0.0222315134139946</text:p>
          </table:table-cell>
          <table:table-cell office:value-type="float" office:value="0.020979516321045" calcext:value-type="float">
            <text:p>0.020979516321045</text:p>
          </table:table-cell>
          <table:table-cell office:value-type="float" office:value="0.0197275192280953" calcext:value-type="float">
            <text:p>0.0197275192280953</text:p>
          </table:table-cell>
          <table:table-cell office:value-type="float" office:value="0.0222315134139946" calcext:value-type="float">
            <text:p>0.0222315134139946</text:p>
          </table:table-cell>
          <table:table-cell office:value-type="float" office:value="0.0217565594211957" calcext:value-type="float">
            <text:p>0.0217565594211957</text:p>
          </table:table-cell>
          <table:table-cell office:value-type="float" office:value="0.0203955454645086" calcext:value-type="float">
            <text:p>0.0203955454645086</text:p>
          </table:table-cell>
          <table:table-cell office:value-type="float" office:value="0.0231175733778828" calcext:value-type="float">
            <text:p>0.0231175733778828</text:p>
          </table:table-cell>
          <table:table-cell office:value-type="float" office:value="0.0256531521230936" calcext:value-type="float">
            <text:p>0.0256531521230936</text:p>
          </table:table-cell>
          <table:table-cell office:value-type="float" office:value="0.0239249336151027" calcext:value-type="float">
            <text:p>0.0239249336151027</text:p>
          </table:table-cell>
          <table:table-cell office:value-type="float" office:value="0.0273813706310846" calcext:value-type="float">
            <text:p>0.0273813706310846</text:p>
          </table:table-cell>
          <table:table-cell office:value-type="float" office:value="0.0217565594211957" calcext:value-type="float">
            <text:p>0.0217565594211957</text:p>
          </table:table-cell>
          <table:table-cell office:value-type="float" office:value="0.0203955454645086" calcext:value-type="float">
            <text:p>0.0203955454645086</text:p>
          </table:table-cell>
          <table:table-cell office:value-type="float" office:value="0.0231175733778828" calcext:value-type="float">
            <text:p>0.0231175733778828</text:p>
          </table:table-cell>
          <table:table-cell office:value-type="float" office:value="4.03331304166667" calcext:value-type="float">
            <text:p>4.03331304166667</text:p>
          </table:table-cell>
        </table:table-row>
        <table:table-row table:style-name="ro1">
          <table:table-cell office:value-type="string" calcext:value-type="string">
            <text:p>bh_posdep_unbalanced_fdp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38917039495136" calcext:value-type="float">
            <text:p>0.0338917039495136</text:p>
          </table:table-cell>
          <table:table-cell office:value-type="float" office:value="0.0319336262998726" calcext:value-type="float">
            <text:p>0.0319336262998726</text:p>
          </table:table-cell>
          <table:table-cell office:value-type="float" office:value="0.0358497815991545" calcext:value-type="float">
            <text:p>0.0358497815991545</text:p>
          </table:table-cell>
          <table:table-cell office:value-type="float" office:value="0.0260360724585209" calcext:value-type="float">
            <text:p>0.0260360724585209</text:p>
          </table:table-cell>
          <table:table-cell office:value-type="float" office:value="0.0247627785975507" calcext:value-type="float">
            <text:p>0.0247627785975507</text:p>
          </table:table-cell>
          <table:table-cell office:value-type="float" office:value="0.027309366319491" calcext:value-type="float">
            <text:p>0.027309366319491</text:p>
          </table:table-cell>
          <table:table-cell office:value-type="float" office:value="0.0260360724585209" calcext:value-type="float">
            <text:p>0.0260360724585209</text:p>
          </table:table-cell>
          <table:table-cell office:value-type="float" office:value="0.0247627785975507" calcext:value-type="float">
            <text:p>0.0247627785975507</text:p>
          </table:table-cell>
          <table:table-cell office:value-type="float" office:value="0.027309366319491" calcext:value-type="float">
            <text:p>0.027309366319491</text:p>
          </table:table-cell>
          <table:table-cell office:value-type="float" office:value="0.0252758598159244" calcext:value-type="float">
            <text:p>0.0252758598159244</text:p>
          </table:table-cell>
          <table:table-cell office:value-type="float" office:value="0.0238001003022747" calcext:value-type="float">
            <text:p>0.0238001003022747</text:p>
          </table:table-cell>
          <table:table-cell office:value-type="float" office:value="0.0267516193295741" calcext:value-type="float">
            <text:p>0.0267516193295741</text:p>
          </table:table-cell>
          <table:table-cell office:value-type="float" office:value="0.0338917039495136" calcext:value-type="float">
            <text:p>0.0338917039495136</text:p>
          </table:table-cell>
          <table:table-cell office:value-type="float" office:value="0.0319336262998726" calcext:value-type="float">
            <text:p>0.0319336262998726</text:p>
          </table:table-cell>
          <table:table-cell office:value-type="float" office:value="0.0358497815991545" calcext:value-type="float">
            <text:p>0.0358497815991545</text:p>
          </table:table-cell>
          <table:table-cell office:value-type="float" office:value="0.0252758598159244" calcext:value-type="float">
            <text:p>0.0252758598159244</text:p>
          </table:table-cell>
          <table:table-cell office:value-type="float" office:value="0.0238001003022747" calcext:value-type="float">
            <text:p>0.0238001003022747</text:p>
          </table:table-cell>
          <table:table-cell office:value-type="float" office:value="0.0267516193295741" calcext:value-type="float">
            <text:p>0.0267516193295741</text:p>
          </table:table-cell>
          <table:table-cell office:value-type="float" office:value="0.0208209062654913" calcext:value-type="float">
            <text:p>0.0208209062654913</text:p>
          </table:table-cell>
          <table:table-cell office:value-type="float" office:value="0.018933122195986" calcext:value-type="float">
            <text:p>0.018933122195986</text:p>
          </table:table-cell>
          <table:table-cell office:value-type="float" office:value="0.0227086903349966" calcext:value-type="float">
            <text:p>0.0227086903349966</text:p>
          </table:table-cell>
          <table:table-cell office:value-type="float" office:value="0.034582244195762" calcext:value-type="float">
            <text:p>0.034582244195762</text:p>
          </table:table-cell>
          <table:table-cell office:value-type="float" office:value="0.0327004036564428" calcext:value-type="float">
            <text:p>0.0327004036564428</text:p>
          </table:table-cell>
          <table:table-cell office:value-type="float" office:value="0.0364640847350811" calcext:value-type="float">
            <text:p>0.0364640847350811</text:p>
          </table:table-cell>
          <table:table-cell office:value-type="float" office:value="0.034582244195762" calcext:value-type="float">
            <text:p>0.034582244195762</text:p>
          </table:table-cell>
          <table:table-cell office:value-type="float" office:value="0.0327004036564428" calcext:value-type="float">
            <text:p>0.0327004036564428</text:p>
          </table:table-cell>
          <table:table-cell office:value-type="float" office:value="0.0364640847350811" calcext:value-type="float">
            <text:p>0.0364640847350811</text:p>
          </table:table-cell>
          <table:table-cell office:value-type="float" office:value="0.0231938885884428" calcext:value-type="float">
            <text:p>0.0231938885884428</text:p>
          </table:table-cell>
          <table:table-cell office:value-type="float" office:value="0.0214162137281056" calcext:value-type="float">
            <text:p>0.0214162137281056</text:p>
          </table:table-cell>
          <table:table-cell office:value-type="float" office:value="0.0249715634487801" calcext:value-type="float">
            <text:p>0.0249715634487801</text:p>
          </table:table-cell>
          <table:table-cell office:value-type="float" office:value="0.0208209062654913" calcext:value-type="float">
            <text:p>0.0208209062654913</text:p>
          </table:table-cell>
          <table:table-cell office:value-type="float" office:value="0.018933122195986" calcext:value-type="float">
            <text:p>0.018933122195986</text:p>
          </table:table-cell>
          <table:table-cell office:value-type="float" office:value="0.0227086903349966" calcext:value-type="float">
            <text:p>0.0227086903349966</text:p>
          </table:table-cell>
          <table:table-cell office:value-type="float" office:value="0.0231938885884428" calcext:value-type="float">
            <text:p>0.0231938885884428</text:p>
          </table:table-cell>
          <table:table-cell office:value-type="float" office:value="0.0214162137281056" calcext:value-type="float">
            <text:p>0.0214162137281056</text:p>
          </table:table-cell>
          <table:table-cell office:value-type="float" office:value="0.0249715634487801" calcext:value-type="float">
            <text:p>0.0249715634487801</text:p>
          </table:table-cell>
          <table:table-cell office:value-type="float" office:value="0.0277749969289091" calcext:value-type="float">
            <text:p>0.0277749969289091</text:p>
          </table:table-cell>
          <table:table-cell office:value-type="float" office:value="0.0260244571590414" calcext:value-type="float">
            <text:p>0.0260244571590414</text:p>
          </table:table-cell>
          <table:table-cell office:value-type="float" office:value="0.0295255366987768" calcext:value-type="float">
            <text:p>0.0295255366987768</text:p>
          </table:table-cell>
          <table:table-cell office:value-type="float" office:value="0.0167200327621214" calcext:value-type="float">
            <text:p>0.0167200327621214</text:p>
          </table:table-cell>
          <table:table-cell office:value-type="float" office:value="0.0155857673428986" calcext:value-type="float">
            <text:p>0.0155857673428986</text:p>
          </table:table-cell>
          <table:table-cell office:value-type="float" office:value="0.0178542981813441" calcext:value-type="float">
            <text:p>0.0178542981813441</text:p>
          </table:table-cell>
          <table:table-cell office:value-type="float" office:value="0.0167200327621214" calcext:value-type="float">
            <text:p>0.0167200327621214</text:p>
          </table:table-cell>
          <table:table-cell office:value-type="float" office:value="0.0155857673428986" calcext:value-type="float">
            <text:p>0.0155857673428986</text:p>
          </table:table-cell>
          <table:table-cell office:value-type="float" office:value="0.0178542981813441" calcext:value-type="float">
            <text:p>0.0178542981813441</text:p>
          </table:table-cell>
          <table:table-cell office:value-type="float" office:value="0.0190141271776308" calcext:value-type="float">
            <text:p>0.0190141271776308</text:p>
          </table:table-cell>
          <table:table-cell office:value-type="float" office:value="0.0178044644689885" calcext:value-type="float">
            <text:p>0.0178044644689885</text:p>
          </table:table-cell>
          <table:table-cell office:value-type="float" office:value="0.0202237898862731" calcext:value-type="float">
            <text:p>0.0202237898862731</text:p>
          </table:table-cell>
          <table:table-cell office:value-type="float" office:value="0.0277749969289091" calcext:value-type="float">
            <text:p>0.0277749969289091</text:p>
          </table:table-cell>
          <table:table-cell office:value-type="float" office:value="0.0260244571590414" calcext:value-type="float">
            <text:p>0.0260244571590414</text:p>
          </table:table-cell>
          <table:table-cell office:value-type="float" office:value="0.0295255366987768" calcext:value-type="float">
            <text:p>0.0295255366987768</text:p>
          </table:table-cell>
          <table:table-cell office:value-type="float" office:value="0.0190141271776308" calcext:value-type="float">
            <text:p>0.0190141271776308</text:p>
          </table:table-cell>
          <table:table-cell office:value-type="float" office:value="0.0178044644689885" calcext:value-type="float">
            <text:p>0.0178044644689885</text:p>
          </table:table-cell>
          <table:table-cell office:value-type="float" office:value="0.0202237898862731" calcext:value-type="float">
            <text:p>0.0202237898862731</text:p>
          </table:table-cell>
          <table:table-cell office:value-type="float" office:value="4.1159315" calcext:value-type="float">
            <text:p>4.1159315</text:p>
          </table:table-cell>
        </table:table-row>
        <table:table-row table:style-name="ro1">
          <table:table-cell office:value-type="string" calcext:value-type="string">
            <text:p>bky_indep_null_fd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882616531433782" calcext:value-type="float">
            <text:p>0.0882616531433782</text:p>
          </table:table-cell>
          <table:table-cell office:value-type="float" office:value="0.114738346856622" calcext:value-type="float">
            <text:p>0.114738346856622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445489086808505" calcext:value-type="float">
            <text:p>0.0445489086808505</text:p>
          </table:table-cell>
          <table:table-cell office:value-type="float" office:value="0.0644510913191495" calcext:value-type="float">
            <text:p>0.0644510913191495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445489086808505" calcext:value-type="float">
            <text:p>0.0445489086808505</text:p>
          </table:table-cell>
          <table:table-cell office:value-type="float" office:value="0.0644510913191495" calcext:value-type="float">
            <text:p>0.06445109131914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77906263014912" calcext:value-type="float">
            <text:p>0.0877906263014912</text:p>
          </table:table-cell>
          <table:table-cell office:value-type="float" office:value="0.114209373698509" calcext:value-type="float">
            <text:p>0.11420937369850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40920423390754" calcext:value-type="float">
            <text:p>0.0440920423390754</text:p>
          </table:table-cell>
          <table:table-cell office:value-type="float" office:value="0.0639079576609246" calcext:value-type="float">
            <text:p>0.06390795766092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40920423390754" calcext:value-type="float">
            <text:p>0.0440920423390754</text:p>
          </table:table-cell>
          <table:table-cell office:value-type="float" office:value="0.0639079576609246" calcext:value-type="float">
            <text:p>0.06390795766092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13559403426397" calcext:value-type="float">
            <text:p>0.0413559403426397</text:p>
          </table:table-cell>
          <table:table-cell office:value-type="float" office:value="0.0606440596573603" calcext:value-type="float">
            <text:p>0.0606440596573603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09008038186809" calcext:value-type="float">
            <text:p>0.0409008038186809</text:p>
          </table:table-cell>
          <table:table-cell office:value-type="float" office:value="0.0600991961813192" calcext:value-type="float">
            <text:p>0.060099196181319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36354133014014" calcext:value-type="float">
            <text:p>0.0436354133014014</text:p>
          </table:table-cell>
          <table:table-cell office:value-type="float" office:value="0.0633645866985986" calcext:value-type="float">
            <text:p>0.063364586698598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4022599686349" calcext:value-type="float">
            <text:p>0.0234022599686349</text:p>
          </table:table-cell>
          <table:table-cell office:value-type="float" office:value="0.0385977400313651" calcext:value-type="float">
            <text:p>0.038597740031365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4022599686349" calcext:value-type="float">
            <text:p>0.0234022599686349</text:p>
          </table:table-cell>
          <table:table-cell office:value-type="float" office:value="0.0385977400313651" calcext:value-type="float">
            <text:p>0.0385977400313651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36354133014014" calcext:value-type="float">
            <text:p>0.0436354133014014</text:p>
          </table:table-cell>
          <table:table-cell office:value-type="float" office:value="0.0633645866985986" calcext:value-type="float">
            <text:p>0.063364586698598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5" calcext:value-type="float">
            <text:p>0.038038162934815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5" calcext:value-type="float">
            <text:p>0.0380381629348155</text:p>
          </table:table-cell>
          <table:table-cell office:value-type="float" office:value="140.92962925" calcext:value-type="float">
            <text:p>140.92962925</text:p>
          </table:table-cell>
        </table:table-row>
        <table:table-row table:style-name="ro1">
          <table:table-cell office:value-type="string" calcext:value-type="string">
            <text:p>bky_indep_posonly_fdp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5441109118461" calcext:value-type="float">
            <text:p>0.0465441109118461</text:p>
          </table:table-cell>
          <table:table-cell office:value-type="float" office:value="0.0460651191453778" calcext:value-type="float">
            <text:p>0.0460651191453778</text:p>
          </table:table-cell>
          <table:table-cell office:value-type="float" office:value="0.0470231026783143" calcext:value-type="float">
            <text:p>0.0470231026783143</text:p>
          </table:table-cell>
          <table:table-cell office:value-type="float" office:value="0.0408574549381996" calcext:value-type="float">
            <text:p>0.0408574549381996</text:p>
          </table:table-cell>
          <table:table-cell office:value-type="float" office:value="0.0403609420736892" calcext:value-type="float">
            <text:p>0.0403609420736892</text:p>
          </table:table-cell>
          <table:table-cell office:value-type="float" office:value="0.04135396780271" calcext:value-type="float">
            <text:p>0.04135396780271</text:p>
          </table:table-cell>
          <table:table-cell office:value-type="float" office:value="0.0450305026667112" calcext:value-type="float">
            <text:p>0.0450305026667112</text:p>
          </table:table-cell>
          <table:table-cell office:value-type="float" office:value="0.0445160882462179" calcext:value-type="float">
            <text:p>0.0445160882462179</text:p>
          </table:table-cell>
          <table:table-cell office:value-type="float" office:value="0.0455449170872045" calcext:value-type="float">
            <text:p>0.0455449170872045</text:p>
          </table:table-cell>
          <table:table-cell office:value-type="float" office:value="0.0433221634091813" calcext:value-type="float">
            <text:p>0.0433221634091813</text:p>
          </table:table-cell>
          <table:table-cell office:value-type="float" office:value="0.0428581901069407" calcext:value-type="float">
            <text:p>0.0428581901069407</text:p>
          </table:table-cell>
          <table:table-cell office:value-type="float" office:value="0.0437861367114218" calcext:value-type="float">
            <text:p>0.0437861367114218</text:p>
          </table:table-cell>
          <table:table-cell office:value-type="float" office:value="0.0465441109118461" calcext:value-type="float">
            <text:p>0.0465441109118461</text:p>
          </table:table-cell>
          <table:table-cell office:value-type="float" office:value="0.0460651191453778" calcext:value-type="float">
            <text:p>0.0460651191453778</text:p>
          </table:table-cell>
          <table:table-cell office:value-type="float" office:value="0.0470231026783143" calcext:value-type="float">
            <text:p>0.0470231026783143</text:p>
          </table:table-cell>
          <table:table-cell office:value-type="float" office:value="0.0433221634091813" calcext:value-type="float">
            <text:p>0.0433221634091813</text:p>
          </table:table-cell>
          <table:table-cell office:value-type="float" office:value="0.0428581901069407" calcext:value-type="float">
            <text:p>0.0428581901069407</text:p>
          </table:table-cell>
          <table:table-cell office:value-type="float" office:value="0.0437861367114218" calcext:value-type="float">
            <text:p>0.0437861367114218</text:p>
          </table:table-cell>
          <table:table-cell office:value-type="float" office:value="0.0464552179792901" calcext:value-type="float">
            <text:p>0.0464552179792901</text:p>
          </table:table-cell>
          <table:table-cell office:value-type="float" office:value="0.045976278896743" calcext:value-type="float">
            <text:p>0.045976278896743</text:p>
          </table:table-cell>
          <table:table-cell office:value-type="float" office:value="0.0469341570618372" calcext:value-type="float">
            <text:p>0.0469341570618372</text:p>
          </table:table-cell>
          <table:table-cell office:value-type="float" office:value="0.0209372137503737" calcext:value-type="float">
            <text:p>0.0209372137503737</text:p>
          </table:table-cell>
          <table:table-cell office:value-type="float" office:value="0.0205860399699512" calcext:value-type="float">
            <text:p>0.0205860399699512</text:p>
          </table:table-cell>
          <table:table-cell office:value-type="float" office:value="0.0212883875307962" calcext:value-type="float">
            <text:p>0.0212883875307962</text:p>
          </table:table-cell>
          <table:table-cell office:value-type="float" office:value="0.02314423531616" calcext:value-type="float">
            <text:p>0.02314423531616</text:p>
          </table:table-cell>
          <table:table-cell office:value-type="float" office:value="0.0227783296139668" calcext:value-type="float">
            <text:p>0.0227783296139668</text:p>
          </table:table-cell>
          <table:table-cell office:value-type="float" office:value="0.0235101410183532" calcext:value-type="float">
            <text:p>0.0235101410183532</text:p>
          </table:table-cell>
          <table:table-cell office:value-type="float" office:value="0.0431861030239523" calcext:value-type="float">
            <text:p>0.0431861030239523</text:p>
          </table:table-cell>
          <table:table-cell office:value-type="float" office:value="0.0427222282865243" calcext:value-type="float">
            <text:p>0.0427222282865243</text:p>
          </table:table-cell>
          <table:table-cell office:value-type="float" office:value="0.0436499777613804" calcext:value-type="float">
            <text:p>0.0436499777613804</text:p>
          </table:table-cell>
          <table:table-cell office:value-type="float" office:value="0.0464552179792901" calcext:value-type="float">
            <text:p>0.0464552179792901</text:p>
          </table:table-cell>
          <table:table-cell office:value-type="float" office:value="0.045976278896743" calcext:value-type="float">
            <text:p>0.045976278896743</text:p>
          </table:table-cell>
          <table:table-cell office:value-type="float" office:value="0.0469341570618372" calcext:value-type="float">
            <text:p>0.0469341570618372</text:p>
          </table:table-cell>
          <table:table-cell office:value-type="float" office:value="0.0431861030239523" calcext:value-type="float">
            <text:p>0.0431861030239523</text:p>
          </table:table-cell>
          <table:table-cell office:value-type="float" office:value="0.0427222282865243" calcext:value-type="float">
            <text:p>0.0427222282865243</text:p>
          </table:table-cell>
          <table:table-cell office:value-type="float" office:value="0.0436499777613804" calcext:value-type="float">
            <text:p>0.0436499777613804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82792018342514" calcext:value-type="float">
            <text:p>0.0282792018342514</text:p>
          </table:table-cell>
          <table:table-cell office:value-type="float" office:value="0.0447207981657486" calcext:value-type="float">
            <text:p>0.0447207981657486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82792018342514" calcext:value-type="float">
            <text:p>0.0282792018342514</text:p>
          </table:table-cell>
          <table:table-cell office:value-type="float" office:value="0.0447207981657486" calcext:value-type="float">
            <text:p>0.044720798165748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143.34465525" calcext:value-type="float">
            <text:p>143.34465525</text:p>
          </table:table-cell>
        </table:table-row>
        <table:table-row table:style-name="ro1">
          <table:table-cell office:value-type="string" calcext:value-type="string">
            <text:p>bky_indep_negonly_fd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1409152676798" calcext:value-type="float">
            <text:p>0.0481409152676798</text:p>
          </table:table-cell>
          <table:table-cell office:value-type="float" office:value="0.0476702740886874" calcext:value-type="float">
            <text:p>0.0476702740886874</text:p>
          </table:table-cell>
          <table:table-cell office:value-type="float" office:value="0.0486115564466723" calcext:value-type="float">
            <text:p>0.0486115564466723</text:p>
          </table:table-cell>
          <table:table-cell office:value-type="float" office:value="0.0421676462984066" calcext:value-type="float">
            <text:p>0.0421676462984066</text:p>
          </table:table-cell>
          <table:table-cell office:value-type="float" office:value="0.0416893140079937" calcext:value-type="float">
            <text:p>0.0416893140079937</text:p>
          </table:table-cell>
          <table:table-cell office:value-type="float" office:value="0.0426459785888196" calcext:value-type="float">
            <text:p>0.0426459785888196</text:p>
          </table:table-cell>
          <table:table-cell office:value-type="float" office:value="0.0462457598987848" calcext:value-type="float">
            <text:p>0.0462457598987848</text:p>
          </table:table-cell>
          <table:table-cell office:value-type="float" office:value="0.0457495674302249" calcext:value-type="float">
            <text:p>0.0457495674302249</text:p>
          </table:table-cell>
          <table:table-cell office:value-type="float" office:value="0.0467419523673446" calcext:value-type="float">
            <text:p>0.0467419523673446</text:p>
          </table:table-cell>
          <table:table-cell office:value-type="float" office:value="0.0447991074658434" calcext:value-type="float">
            <text:p>0.0447991074658434</text:p>
          </table:table-cell>
          <table:table-cell office:value-type="float" office:value="0.0443434512029588" calcext:value-type="float">
            <text:p>0.0443434512029588</text:p>
          </table:table-cell>
          <table:table-cell office:value-type="float" office:value="0.0452547637287281" calcext:value-type="float">
            <text:p>0.0452547637287281</text:p>
          </table:table-cell>
          <table:table-cell office:value-type="float" office:value="0.0481409152676798" calcext:value-type="float">
            <text:p>0.0481409152676798</text:p>
          </table:table-cell>
          <table:table-cell office:value-type="float" office:value="0.0476702740886874" calcext:value-type="float">
            <text:p>0.0476702740886874</text:p>
          </table:table-cell>
          <table:table-cell office:value-type="float" office:value="0.0486115564466723" calcext:value-type="float">
            <text:p>0.0486115564466723</text:p>
          </table:table-cell>
          <table:table-cell office:value-type="float" office:value="0.0447991074658434" calcext:value-type="float">
            <text:p>0.0447991074658434</text:p>
          </table:table-cell>
          <table:table-cell office:value-type="float" office:value="0.0443434512029588" calcext:value-type="float">
            <text:p>0.0443434512029588</text:p>
          </table:table-cell>
          <table:table-cell office:value-type="float" office:value="0.0452547637287281" calcext:value-type="float">
            <text:p>0.0452547637287281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843209164966" calcext:value-type="float">
            <text:p>0.023843209164966</text:p>
          </table:table-cell>
          <table:table-cell office:value-type="float" office:value="0.039156790835034" calcext:value-type="float">
            <text:p>0.039156790835034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843209164966" calcext:value-type="float">
            <text:p>0.023843209164966</text:p>
          </table:table-cell>
          <table:table-cell office:value-type="float" office:value="0.039156790835034" calcext:value-type="float">
            <text:p>0.03915679083503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office:value-type="float" office:value="0.0480674328158125" calcext:value-type="float">
            <text:p>0.0480674328158125</text:p>
          </table:table-cell>
          <table:table-cell office:value-type="float" office:value="0.0475969892057551" calcext:value-type="float">
            <text:p>0.0475969892057551</text:p>
          </table:table-cell>
          <table:table-cell office:value-type="float" office:value="0.04853787642587" calcext:value-type="float">
            <text:p>0.04853787642587</text:p>
          </table:table-cell>
          <table:table-cell office:value-type="float" office:value="0.0224893183980794" calcext:value-type="float">
            <text:p>0.0224893183980794</text:p>
          </table:table-cell>
          <table:table-cell office:value-type="float" office:value="0.0221393786446881" calcext:value-type="float">
            <text:p>0.0221393786446881</text:p>
          </table:table-cell>
          <table:table-cell office:value-type="float" office:value="0.0228392581514708" calcext:value-type="float">
            <text:p>0.0228392581514708</text:p>
          </table:table-cell>
          <table:table-cell office:value-type="float" office:value="0.0246242054531258" calcext:value-type="float">
            <text:p>0.0246242054531258</text:p>
          </table:table-cell>
          <table:table-cell office:value-type="float" office:value="0.0242593952331501" calcext:value-type="float">
            <text:p>0.0242593952331501</text:p>
          </table:table-cell>
          <table:table-cell office:value-type="float" office:value="0.0249890156731014" calcext:value-type="float">
            <text:p>0.0249890156731014</text:p>
          </table:table-cell>
          <table:table-cell office:value-type="float" office:value="0.0446922720763838" calcext:value-type="float">
            <text:p>0.0446922720763838</text:p>
          </table:table-cell>
          <table:table-cell office:value-type="float" office:value="0.0442371306988824" calcext:value-type="float">
            <text:p>0.0442371306988824</text:p>
          </table:table-cell>
          <table:table-cell office:value-type="float" office:value="0.0451474134538853" calcext:value-type="float">
            <text:p>0.0451474134538853</text:p>
          </table:table-cell>
          <table:table-cell office:value-type="float" office:value="0.0480674328158125" calcext:value-type="float">
            <text:p>0.0480674328158125</text:p>
          </table:table-cell>
          <table:table-cell office:value-type="float" office:value="0.0475969892057551" calcext:value-type="float">
            <text:p>0.0475969892057551</text:p>
          </table:table-cell>
          <table:table-cell office:value-type="float" office:value="0.04853787642587" calcext:value-type="float">
            <text:p>0.04853787642587</text:p>
          </table:table-cell>
          <table:table-cell office:value-type="float" office:value="0.0446922720763838" calcext:value-type="float">
            <text:p>0.0446922720763838</text:p>
          </table:table-cell>
          <table:table-cell office:value-type="float" office:value="0.0442371306988824" calcext:value-type="float">
            <text:p>0.0442371306988824</text:p>
          </table:table-cell>
          <table:table-cell office:value-type="float" office:value="0.0451474134538853" calcext:value-type="float">
            <text:p>0.0451474134538853</text:p>
          </table:table-cell>
          <table:table-cell office:value-type="float" office:value="143.533395708333" calcext:value-type="float">
            <text:p>143.533395708333</text:p>
          </table:table-cell>
        </table:table-row>
        <table:table-row table:style-name="ro1">
          <table:table-cell office:value-type="string" calcext:value-type="string">
            <text:p>bky_indep_balanced_fd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9369989408157" calcext:value-type="float">
            <text:p>0.0319369989408157</text:p>
          </table:table-cell>
          <table:table-cell office:value-type="float" office:value="0.0316605325949445" calcext:value-type="float">
            <text:p>0.0316605325949445</text:p>
          </table:table-cell>
          <table:table-cell office:value-type="float" office:value="0.032213465286687" calcext:value-type="float">
            <text:p>0.032213465286687</text:p>
          </table:table-cell>
          <table:table-cell office:value-type="float" office:value="0.0318933311869082" calcext:value-type="float">
            <text:p>0.0318933311869082</text:p>
          </table:table-cell>
          <table:table-cell office:value-type="float" office:value="0.0316156532767378" calcext:value-type="float">
            <text:p>0.0316156532767378</text:p>
          </table:table-cell>
          <table:table-cell office:value-type="float" office:value="0.0321710090970787" calcext:value-type="float">
            <text:p>0.0321710090970787</text:p>
          </table:table-cell>
          <table:table-cell office:value-type="float" office:value="0.0430784898859369" calcext:value-type="float">
            <text:p>0.0430784898859369</text:p>
          </table:table-cell>
          <table:table-cell office:value-type="float" office:value="0.0427573223716265" calcext:value-type="float">
            <text:p>0.0427573223716265</text:p>
          </table:table-cell>
          <table:table-cell office:value-type="float" office:value="0.0433996574002474" calcext:value-type="float">
            <text:p>0.0433996574002474</text:p>
          </table:table-cell>
          <table:table-cell office:value-type="float" office:value="0.043189313926826" calcext:value-type="float">
            <text:p>0.043189313926826</text:p>
          </table:table-cell>
          <table:table-cell office:value-type="float" office:value="0.0428670880914459" calcext:value-type="float">
            <text:p>0.0428670880914459</text:p>
          </table:table-cell>
          <table:table-cell office:value-type="float" office:value="0.0435115397622061" calcext:value-type="float">
            <text:p>0.0435115397622061</text:p>
          </table:table-cell>
          <table:table-cell office:value-type="float" office:value="0.0319369989408157" calcext:value-type="float">
            <text:p>0.0319369989408157</text:p>
          </table:table-cell>
          <table:table-cell office:value-type="float" office:value="0.0316605325949445" calcext:value-type="float">
            <text:p>0.0316605325949445</text:p>
          </table:table-cell>
          <table:table-cell office:value-type="float" office:value="0.032213465286687" calcext:value-type="float">
            <text:p>0.032213465286687</text:p>
          </table:table-cell>
          <table:table-cell office:value-type="float" office:value="0.043189313926826" calcext:value-type="float">
            <text:p>0.043189313926826</text:p>
          </table:table-cell>
          <table:table-cell office:value-type="float" office:value="0.0428670880914459" calcext:value-type="float">
            <text:p>0.0428670880914459</text:p>
          </table:table-cell>
          <table:table-cell office:value-type="float" office:value="0.0435115397622061" calcext:value-type="float">
            <text:p>0.0435115397622061</text:p>
          </table:table-cell>
          <table:table-cell office:value-type="float" office:value="0.0310484877562996" calcext:value-type="float">
            <text:p>0.0310484877562996</text:p>
          </table:table-cell>
          <table:table-cell office:value-type="float" office:value="0.0306599273790037" calcext:value-type="float">
            <text:p>0.0306599273790037</text:p>
          </table:table-cell>
          <table:table-cell office:value-type="float" office:value="0.0314370481335955" calcext:value-type="float">
            <text:p>0.0314370481335955</text:p>
          </table:table-cell>
          <table:table-cell office:value-type="float" office:value="0.0311066371110611" calcext:value-type="float">
            <text:p>0.0311066371110611</text:p>
          </table:table-cell>
          <table:table-cell office:value-type="float" office:value="0.0307234969230519" calcext:value-type="float">
            <text:p>0.0307234969230519</text:p>
          </table:table-cell>
          <table:table-cell office:value-type="float" office:value="0.0314897772990703" calcext:value-type="float">
            <text:p>0.0314897772990703</text:p>
          </table:table-cell>
          <table:table-cell office:value-type="float" office:value="0.0422742462743809" calcext:value-type="float">
            <text:p>0.0422742462743809</text:p>
          </table:table-cell>
          <table:table-cell office:value-type="float" office:value="0.0418432791625463" calcext:value-type="float">
            <text:p>0.0418432791625463</text:p>
          </table:table-cell>
          <table:table-cell office:value-type="float" office:value="0.0427052133862155" calcext:value-type="float">
            <text:p>0.0427052133862155</text:p>
          </table:table-cell>
          <table:table-cell office:value-type="float" office:value="0.0423023012935129" calcext:value-type="float">
            <text:p>0.0423023012935129</text:p>
          </table:table-cell>
          <table:table-cell office:value-type="float" office:value="0.0418558271304247" calcext:value-type="float">
            <text:p>0.0418558271304247</text:p>
          </table:table-cell>
          <table:table-cell office:value-type="float" office:value="0.0427487754566011" calcext:value-type="float">
            <text:p>0.0427487754566011</text:p>
          </table:table-cell>
          <table:table-cell office:value-type="float" office:value="0.0310484877562996" calcext:value-type="float">
            <text:p>0.0310484877562996</text:p>
          </table:table-cell>
          <table:table-cell office:value-type="float" office:value="0.0306599273790037" calcext:value-type="float">
            <text:p>0.0306599273790037</text:p>
          </table:table-cell>
          <table:table-cell office:value-type="float" office:value="0.0314370481335955" calcext:value-type="float">
            <text:p>0.0314370481335955</text:p>
          </table:table-cell>
          <table:table-cell office:value-type="float" office:value="0.0423023012935129" calcext:value-type="float">
            <text:p>0.0423023012935129</text:p>
          </table:table-cell>
          <table:table-cell office:value-type="float" office:value="0.0418558271304247" calcext:value-type="float">
            <text:p>0.0418558271304247</text:p>
          </table:table-cell>
          <table:table-cell office:value-type="float" office:value="0.0427487754566011" calcext:value-type="float">
            <text:p>0.0427487754566011</text:p>
          </table:table-cell>
          <table:table-cell office:value-type="float" office:value="0.0327178956037099" calcext:value-type="float">
            <text:p>0.0327178956037099</text:p>
          </table:table-cell>
          <table:table-cell office:value-type="float" office:value="0.0323313270266141" calcext:value-type="float">
            <text:p>0.0323313270266141</text:p>
          </table:table-cell>
          <table:table-cell office:value-type="float" office:value="0.0331044641808057" calcext:value-type="float">
            <text:p>0.0331044641808057</text:p>
          </table:table-cell>
          <table:table-cell office:value-type="float" office:value="0.0326197818777555" calcext:value-type="float">
            <text:p>0.0326197818777555</text:p>
          </table:table-cell>
          <table:table-cell office:value-type="float" office:value="0.0322391683903396" calcext:value-type="float">
            <text:p>0.0322391683903396</text:p>
          </table:table-cell>
          <table:table-cell office:value-type="float" office:value="0.0330003953651714" calcext:value-type="float">
            <text:p>0.0330003953651714</text:p>
          </table:table-cell>
          <table:table-cell office:value-type="float" office:value="0.0438038683457167" calcext:value-type="float">
            <text:p>0.0438038683457167</text:p>
          </table:table-cell>
          <table:table-cell office:value-type="float" office:value="0.0433708676554916" calcext:value-type="float">
            <text:p>0.0433708676554916</text:p>
          </table:table-cell>
          <table:table-cell office:value-type="float" office:value="0.0442368690359419" calcext:value-type="float">
            <text:p>0.0442368690359419</text:p>
          </table:table-cell>
          <table:table-cell office:value-type="float" office:value="0.0439164170137542" calcext:value-type="float">
            <text:p>0.0439164170137542</text:p>
          </table:table-cell>
          <table:table-cell office:value-type="float" office:value="0.0434713948019921" calcext:value-type="float">
            <text:p>0.0434713948019921</text:p>
          </table:table-cell>
          <table:table-cell office:value-type="float" office:value="0.0443614392255162" calcext:value-type="float">
            <text:p>0.0443614392255162</text:p>
          </table:table-cell>
          <table:table-cell office:value-type="float" office:value="0.0327178956037099" calcext:value-type="float">
            <text:p>0.0327178956037099</text:p>
          </table:table-cell>
          <table:table-cell office:value-type="float" office:value="0.0323313270266141" calcext:value-type="float">
            <text:p>0.0323313270266141</text:p>
          </table:table-cell>
          <table:table-cell office:value-type="float" office:value="0.0331044641808057" calcext:value-type="float">
            <text:p>0.0331044641808057</text:p>
          </table:table-cell>
          <table:table-cell office:value-type="float" office:value="0.0439164170137542" calcext:value-type="float">
            <text:p>0.0439164170137542</text:p>
          </table:table-cell>
          <table:table-cell office:value-type="float" office:value="0.0434713948019921" calcext:value-type="float">
            <text:p>0.0434713948019921</text:p>
          </table:table-cell>
          <table:table-cell office:value-type="float" office:value="0.0443614392255162" calcext:value-type="float">
            <text:p>0.0443614392255162</text:p>
          </table:table-cell>
          <table:table-cell office:value-type="float" office:value="178.378449083333" calcext:value-type="float">
            <text:p>178.378449083333</text:p>
          </table:table-cell>
        </table:table-row>
        <table:table-row table:style-name="ro1">
          <table:table-cell office:value-type="string" calcext:value-type="string">
            <text:p>bky_indep_unbalanced_fdp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3472267863293" calcext:value-type="float">
            <text:p>0.0373472267863293</text:p>
          </table:table-cell>
          <table:table-cell office:value-type="float" office:value="0.037056983181483" calcext:value-type="float">
            <text:p>0.037056983181483</text:p>
          </table:table-cell>
          <table:table-cell office:value-type="float" office:value="0.0376374703911756" calcext:value-type="float">
            <text:p>0.0376374703911756</text:p>
          </table:table-cell>
          <table:table-cell office:value-type="float" office:value="0.0320293509524127" calcext:value-type="float">
            <text:p>0.0320293509524127</text:p>
          </table:table-cell>
          <table:table-cell office:value-type="float" office:value="0.0317609996957987" calcext:value-type="float">
            <text:p>0.0317609996957987</text:p>
          </table:table-cell>
          <table:table-cell office:value-type="float" office:value="0.0322977022090267" calcext:value-type="float">
            <text:p>0.0322977022090267</text:p>
          </table:table-cell>
          <table:table-cell office:value-type="float" office:value="0.0430447083418675" calcext:value-type="float">
            <text:p>0.0430447083418675</text:p>
          </table:table-cell>
          <table:table-cell office:value-type="float" office:value="0.04273311995174" calcext:value-type="float">
            <text:p>0.04273311995174</text:p>
          </table:table-cell>
          <table:table-cell office:value-type="float" office:value="0.043356296731995" calcext:value-type="float">
            <text:p>0.043356296731995</text:p>
          </table:table-cell>
          <table:table-cell office:value-type="float" office:value="0.0427232538970137" calcext:value-type="float">
            <text:p>0.0427232538970137</text:p>
          </table:table-cell>
          <table:table-cell office:value-type="float" office:value="0.0424074329314355" calcext:value-type="float">
            <text:p>0.0424074329314355</text:p>
          </table:table-cell>
          <table:table-cell office:value-type="float" office:value="0.0430390748625918" calcext:value-type="float">
            <text:p>0.0430390748625918</text:p>
          </table:table-cell>
          <table:table-cell office:value-type="float" office:value="0.0373472267863293" calcext:value-type="float">
            <text:p>0.0373472267863293</text:p>
          </table:table-cell>
          <table:table-cell office:value-type="float" office:value="0.037056983181483" calcext:value-type="float">
            <text:p>0.037056983181483</text:p>
          </table:table-cell>
          <table:table-cell office:value-type="float" office:value="0.0376374703911756" calcext:value-type="float">
            <text:p>0.0376374703911756</text:p>
          </table:table-cell>
          <table:table-cell office:value-type="float" office:value="0.0427232538970137" calcext:value-type="float">
            <text:p>0.0427232538970137</text:p>
          </table:table-cell>
          <table:table-cell office:value-type="float" office:value="0.0424074329314355" calcext:value-type="float">
            <text:p>0.0424074329314355</text:p>
          </table:table-cell>
          <table:table-cell office:value-type="float" office:value="0.0430390748625918" calcext:value-type="float">
            <text:p>0.0430390748625918</text:p>
          </table:table-cell>
          <table:table-cell office:value-type="float" office:value="0.0264085192612414" calcext:value-type="float">
            <text:p>0.0264085192612414</text:p>
          </table:table-cell>
          <table:table-cell office:value-type="float" office:value="0.0257683168126205" calcext:value-type="float">
            <text:p>0.0257683168126205</text:p>
          </table:table-cell>
          <table:table-cell office:value-type="float" office:value="0.0270487217098622" calcext:value-type="float">
            <text:p>0.0270487217098622</text:p>
          </table:table-cell>
          <table:table-cell office:value-type="float" office:value="0.0737110061782724" calcext:value-type="float">
            <text:p>0.0737110061782724</text:p>
          </table:table-cell>
          <table:table-cell office:value-type="float" office:value="0.072845923714866" calcext:value-type="float">
            <text:p>0.072845923714866</text:p>
          </table:table-cell>
          <table:table-cell office:value-type="float" office:value="0.0745760886416788" calcext:value-type="float">
            <text:p>0.0745760886416788</text:p>
          </table:table-cell>
          <table:table-cell office:value-type="float" office:value="0.0986482562113452" calcext:value-type="float">
            <text:p>0.0986482562113452</text:p>
          </table:table-cell>
          <table:table-cell office:value-type="float" office:value="0.0977053915992053" calcext:value-type="float">
            <text:p>0.0977053915992053</text:p>
          </table:table-cell>
          <table:table-cell office:value-type="float" office:value="0.0995911208234851" calcext:value-type="float">
            <text:p>0.0995911208234851</text:p>
          </table:table-cell>
          <table:table-cell office:value-type="float" office:value="0.0443270016097676" calcext:value-type="float">
            <text:p>0.0443270016097676</text:p>
          </table:table-cell>
          <table:table-cell office:value-type="float" office:value="0.0435551449364945" calcext:value-type="float">
            <text:p>0.0435551449364945</text:p>
          </table:table-cell>
          <table:table-cell office:value-type="float" office:value="0.0450988582830407" calcext:value-type="float">
            <text:p>0.0450988582830407</text:p>
          </table:table-cell>
          <table:table-cell office:value-type="float" office:value="0.0264085192612414" calcext:value-type="float">
            <text:p>0.0264085192612414</text:p>
          </table:table-cell>
          <table:table-cell office:value-type="float" office:value="0.0257683168126205" calcext:value-type="float">
            <text:p>0.0257683168126205</text:p>
          </table:table-cell>
          <table:table-cell office:value-type="float" office:value="0.0270487217098622" calcext:value-type="float">
            <text:p>0.0270487217098622</text:p>
          </table:table-cell>
          <table:table-cell office:value-type="float" office:value="0.0443270016097676" calcext:value-type="float">
            <text:p>0.0443270016097676</text:p>
          </table:table-cell>
          <table:table-cell office:value-type="float" office:value="0.0435551449364945" calcext:value-type="float">
            <text:p>0.0435551449364945</text:p>
          </table:table-cell>
          <table:table-cell office:value-type="float" office:value="0.0450988582830407" calcext:value-type="float">
            <text:p>0.0450988582830407</text:p>
          </table:table-cell>
          <table:table-cell office:value-type="float" office:value="0.0392236462010286" calcext:value-type="float">
            <text:p>0.0392236462010286</text:p>
          </table:table-cell>
          <table:table-cell office:value-type="float" office:value="0.0388976599088633" calcext:value-type="float">
            <text:p>0.0388976599088633</text:p>
          </table:table-cell>
          <table:table-cell office:value-type="float" office:value="0.0395496324931939" calcext:value-type="float">
            <text:p>0.0395496324931939</text:p>
          </table:table-cell>
          <table:table-cell office:value-type="float" office:value="0.0209601627908177" calcext:value-type="float">
            <text:p>0.0209601627908177</text:p>
          </table:table-cell>
          <table:table-cell office:value-type="float" office:value="0.0207164466869499" calcext:value-type="float">
            <text:p>0.0207164466869499</text:p>
          </table:table-cell>
          <table:table-cell office:value-type="float" office:value="0.0212038788946855" calcext:value-type="float">
            <text:p>0.0212038788946855</text:p>
          </table:table-cell>
          <table:table-cell office:value-type="float" office:value="0.0279833627556571" calcext:value-type="float">
            <text:p>0.0279833627556571</text:p>
          </table:table-cell>
          <table:table-cell office:value-type="float" office:value="0.0276954268005899" calcext:value-type="float">
            <text:p>0.0276954268005899</text:p>
          </table:table-cell>
          <table:table-cell office:value-type="float" office:value="0.0282712987107243" calcext:value-type="float">
            <text:p>0.0282712987107243</text:p>
          </table:table-cell>
          <table:table-cell office:value-type="float" office:value="0.0423158782421644" calcext:value-type="float">
            <text:p>0.0423158782421644</text:p>
          </table:table-cell>
          <table:table-cell office:value-type="float" office:value="0.0419730393432153" calcext:value-type="float">
            <text:p>0.0419730393432153</text:p>
          </table:table-cell>
          <table:table-cell office:value-type="float" office:value="0.0426587171411136" calcext:value-type="float">
            <text:p>0.0426587171411136</text:p>
          </table:table-cell>
          <table:table-cell office:value-type="float" office:value="0.0392236462010286" calcext:value-type="float">
            <text:p>0.0392236462010286</text:p>
          </table:table-cell>
          <table:table-cell office:value-type="float" office:value="0.0388976599088633" calcext:value-type="float">
            <text:p>0.0388976599088633</text:p>
          </table:table-cell>
          <table:table-cell office:value-type="float" office:value="0.0395496324931939" calcext:value-type="float">
            <text:p>0.0395496324931939</text:p>
          </table:table-cell>
          <table:table-cell office:value-type="float" office:value="0.0423158782421644" calcext:value-type="float">
            <text:p>0.0423158782421644</text:p>
          </table:table-cell>
          <table:table-cell office:value-type="float" office:value="0.0419730393432153" calcext:value-type="float">
            <text:p>0.0419730393432153</text:p>
          </table:table-cell>
          <table:table-cell office:value-type="float" office:value="0.0426587171411136" calcext:value-type="float">
            <text:p>0.0426587171411136</text:p>
          </table:table-cell>
          <table:table-cell office:value-type="float" office:value="174.84810275" calcext:value-type="float">
            <text:p>174.84810275</text:p>
          </table:table-cell>
        </table:table-row>
        <table:table-row table:style-name="ro1">
          <table:table-cell office:value-type="string" calcext:value-type="string">
            <text:p>bky_posdep_null_fd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779232816479987" calcext:value-type="float">
            <text:p>0.0779232816479987</text:p>
          </table:table-cell>
          <table:table-cell office:value-type="float" office:value="0.103076718352001" calcext:value-type="float">
            <text:p>0.10307671835200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912390923404" calcext:value-type="float">
            <text:p>0.035912390923404</text:p>
          </table:table-cell>
          <table:table-cell office:value-type="float" office:value="0.054087609076596" calcext:value-type="float">
            <text:p>0.05408760907659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912390923404" calcext:value-type="float">
            <text:p>0.035912390923404</text:p>
          </table:table-cell>
          <table:table-cell office:value-type="float" office:value="0.054087609076596" calcext:value-type="float">
            <text:p>0.054087609076596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48212027630846" calcext:value-type="float">
            <text:p>0.048212027630846</text:p>
          </table:table-cell>
          <table:table-cell office:value-type="float" office:value="0.068787972369154" calcext:value-type="float">
            <text:p>0.068787972369154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51690959817875" calcext:value-type="float">
            <text:p>0.0251690959817875</text:p>
          </table:table-cell>
          <table:table-cell office:value-type="float" office:value="0.0408309040182125" calcext:value-type="float">
            <text:p>0.04083090401821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844108802212873" calcext:value-type="float">
            <text:p>0.00844108802212873</text:p>
          </table:table-cell>
          <table:table-cell office:value-type="float" office:value="0.0185589119778713" calcext:value-type="float">
            <text:p>0.018558911977871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23075354959014" calcext:value-type="float">
            <text:p>0.0323075354959014</text:p>
          </table:table-cell>
          <table:table-cell office:value-type="float" office:value="0.0496924645040986" calcext:value-type="float">
            <text:p>0.049692464504098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7144586579749" calcext:value-type="float">
            <text:p>0.0147144586579749</text:p>
          </table:table-cell>
          <table:table-cell office:value-type="float" office:value="0.0272855413420251" calcext:value-type="float">
            <text:p>0.027285541342025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7144586579749" calcext:value-type="float">
            <text:p>0.0147144586579749</text:p>
          </table:table-cell>
          <table:table-cell office:value-type="float" office:value="0.0272855413420251" calcext:value-type="float">
            <text:p>0.0272855413420251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6" calcext:value-type="float">
            <text:p>0.032410392349641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6714942502949" calcext:value-type="float">
            <text:p>0.0096714942502949</text:p>
          </table:table-cell>
          <table:table-cell office:value-type="float" office:value="0.0203285057497051" calcext:value-type="float">
            <text:p>0.0203285057497051</text:p>
          </table:table-cell>
          <table:table-cell office:value-type="float" office:value="130.053238" calcext:value-type="float">
            <text:p>130.053238</text:p>
          </table:table-cell>
        </table:table-row>
        <table:table-row table:style-name="ro1">
          <table:table-cell office:value-type="string" calcext:value-type="string">
            <text:p>bky_posdep_posonly_fdp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47643837935987" calcext:value-type="float">
            <text:p>0.0547643837935987</text:p>
          </table:table-cell>
          <table:table-cell office:value-type="float" office:value="0.0503780967310324" calcext:value-type="float">
            <text:p>0.0503780967310324</text:p>
          </table:table-cell>
          <table:table-cell office:value-type="float" office:value="0.0591506708561651" calcext:value-type="float">
            <text:p>0.0591506708561651</text:p>
          </table:table-cell>
          <table:table-cell office:value-type="float" office:value="0.0414827050347948" calcext:value-type="float">
            <text:p>0.0414827050347948</text:p>
          </table:table-cell>
          <table:table-cell office:value-type="float" office:value="0.0385293024796882" calcext:value-type="float">
            <text:p>0.0385293024796882</text:p>
          </table:table-cell>
          <table:table-cell office:value-type="float" office:value="0.0444361075899013" calcext:value-type="float">
            <text:p>0.0444361075899013</text:p>
          </table:table-cell>
          <table:table-cell office:value-type="float" office:value="0.0457580009074015" calcext:value-type="float">
            <text:p>0.0457580009074015</text:p>
          </table:table-cell>
          <table:table-cell office:value-type="float" office:value="0.0426577461112365" calcext:value-type="float">
            <text:p>0.0426577461112365</text:p>
          </table:table-cell>
          <table:table-cell office:value-type="float" office:value="0.0488582557035666" calcext:value-type="float">
            <text:p>0.0488582557035666</text:p>
          </table:table-cell>
          <table:table-cell office:value-type="float" office:value="0.0368033034232349" calcext:value-type="float">
            <text:p>0.0368033034232349</text:p>
          </table:table-cell>
          <table:table-cell office:value-type="float" office:value="0.0340727490204422" calcext:value-type="float">
            <text:p>0.0340727490204422</text:p>
          </table:table-cell>
          <table:table-cell office:value-type="float" office:value="0.0395338578260277" calcext:value-type="float">
            <text:p>0.0395338578260277</text:p>
          </table:table-cell>
          <table:table-cell office:value-type="float" office:value="0.0547643837935987" calcext:value-type="float">
            <text:p>0.0547643837935987</text:p>
          </table:table-cell>
          <table:table-cell office:value-type="float" office:value="0.0503780967310324" calcext:value-type="float">
            <text:p>0.0503780967310324</text:p>
          </table:table-cell>
          <table:table-cell office:value-type="float" office:value="0.0591506708561651" calcext:value-type="float">
            <text:p>0.0591506708561651</text:p>
          </table:table-cell>
          <table:table-cell office:value-type="float" office:value="0.0368033034232349" calcext:value-type="float">
            <text:p>0.0368033034232349</text:p>
          </table:table-cell>
          <table:table-cell office:value-type="float" office:value="0.0340727490204422" calcext:value-type="float">
            <text:p>0.0340727490204422</text:p>
          </table:table-cell>
          <table:table-cell office:value-type="float" office:value="0.0395338578260277" calcext:value-type="float">
            <text:p>0.0395338578260277</text:p>
          </table:table-cell>
          <table:table-cell office:value-type="float" office:value="0.0498718663045679" calcext:value-type="float">
            <text:p>0.0498718663045679</text:p>
          </table:table-cell>
          <table:table-cell office:value-type="float" office:value="0.0462783891990904" calcext:value-type="float">
            <text:p>0.0462783891990904</text:p>
          </table:table-cell>
          <table:table-cell office:value-type="float" office:value="0.0534653434100455" calcext:value-type="float">
            <text:p>0.0534653434100455</text:p>
          </table:table-cell>
          <table:table-cell office:value-type="float" office:value="0.0208642219368224" calcext:value-type="float">
            <text:p>0.0208642219368224</text:p>
          </table:table-cell>
          <table:table-cell office:value-type="float" office:value="0.019056769384865" calcext:value-type="float">
            <text:p>0.019056769384865</text:p>
          </table:table-cell>
          <table:table-cell office:value-type="float" office:value="0.0226716744887799" calcext:value-type="float">
            <text:p>0.0226716744887799</text:p>
          </table:table-cell>
          <table:table-cell office:value-type="float" office:value="0.0242490085192263" calcext:value-type="float">
            <text:p>0.0242490085192263</text:p>
          </table:table-cell>
          <table:table-cell office:value-type="float" office:value="0.0221378729556753" calcext:value-type="float">
            <text:p>0.0221378729556753</text:p>
          </table:table-cell>
          <table:table-cell office:value-type="float" office:value="0.0263601440827774" calcext:value-type="float">
            <text:p>0.0263601440827774</text:p>
          </table:table-cell>
          <table:table-cell office:value-type="float" office:value="0.0346723820896969" calcext:value-type="float">
            <text:p>0.0346723820896969</text:p>
          </table:table-cell>
          <table:table-cell office:value-type="float" office:value="0.0323785334117597" calcext:value-type="float">
            <text:p>0.0323785334117597</text:p>
          </table:table-cell>
          <table:table-cell office:value-type="float" office:value="0.0369662307676342" calcext:value-type="float">
            <text:p>0.0369662307676342</text:p>
          </table:table-cell>
          <table:table-cell office:value-type="float" office:value="0.0498718663045679" calcext:value-type="float">
            <text:p>0.0498718663045679</text:p>
          </table:table-cell>
          <table:table-cell office:value-type="float" office:value="0.0462783891990904" calcext:value-type="float">
            <text:p>0.0462783891990904</text:p>
          </table:table-cell>
          <table:table-cell office:value-type="float" office:value="0.0534653434100455" calcext:value-type="float">
            <text:p>0.0534653434100455</text:p>
          </table:table-cell>
          <table:table-cell office:value-type="float" office:value="0.0346723820896969" calcext:value-type="float">
            <text:p>0.0346723820896969</text:p>
          </table:table-cell>
          <table:table-cell office:value-type="float" office:value="0.0323785334117597" calcext:value-type="float">
            <text:p>0.0323785334117597</text:p>
          </table:table-cell>
          <table:table-cell office:value-type="float" office:value="0.0369662307676342" calcext:value-type="float">
            <text:p>0.036966230767634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72" calcext:value-type="float">
            <text:p>0.72</text:p>
          </table:table-cell>
          <table:table-cell office:value-type="float" office:value="0.700317196452138" calcext:value-type="float">
            <text:p>0.700317196452138</text:p>
          </table:table-cell>
          <table:table-cell office:value-type="float" office:value="0.739682803547862" calcext:value-type="float">
            <text:p>0.739682803547862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738711639524253" calcext:value-type="float">
            <text:p>0.738711639524253</text:p>
          </table:table-cell>
          <table:table-cell office:value-type="float" office:value="0.776288360475747" calcext:value-type="float">
            <text:p>0.77628836047574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146.815735875" calcext:value-type="float">
            <text:p>146.815735875</text:p>
          </table:table-cell>
        </table:table-row>
        <table:table-row table:style-name="ro1">
          <table:table-cell office:value-type="string" calcext:value-type="string">
            <text:p>bky_posdep_negonly_fd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603159429791217" calcext:value-type="float">
            <text:p>0.0603159429791217</text:p>
          </table:table-cell>
          <table:table-cell office:value-type="float" office:value="0.0555979988346444" calcext:value-type="float">
            <text:p>0.0555979988346444</text:p>
          </table:table-cell>
          <table:table-cell office:value-type="float" office:value="0.065033887123599" calcext:value-type="float">
            <text:p>0.065033887123599</text:p>
          </table:table-cell>
          <table:table-cell office:value-type="float" office:value="0.0443380176883488" calcext:value-type="float">
            <text:p>0.0443380176883488</text:p>
          </table:table-cell>
          <table:table-cell office:value-type="float" office:value="0.0412780754470763" calcext:value-type="float">
            <text:p>0.0412780754470763</text:p>
          </table:table-cell>
          <table:table-cell office:value-type="float" office:value="0.0473979599296213" calcext:value-type="float">
            <text:p>0.0473979599296213</text:p>
          </table:table-cell>
          <table:table-cell office:value-type="float" office:value="0.048854806754776" calcext:value-type="float">
            <text:p>0.048854806754776</text:p>
          </table:table-cell>
          <table:table-cell office:value-type="float" office:value="0.0456448453096364" calcext:value-type="float">
            <text:p>0.0456448453096364</text:p>
          </table:table-cell>
          <table:table-cell office:value-type="float" office:value="0.0520647681999155" calcext:value-type="float">
            <text:p>0.0520647681999155</text:p>
          </table:table-cell>
          <table:table-cell office:value-type="float" office:value="0.0406992001795939" calcext:value-type="float">
            <text:p>0.0406992001795939</text:p>
          </table:table-cell>
          <table:table-cell office:value-type="float" office:value="0.0377217248985911" calcext:value-type="float">
            <text:p>0.0377217248985911</text:p>
          </table:table-cell>
          <table:table-cell office:value-type="float" office:value="0.0436766754605967" calcext:value-type="float">
            <text:p>0.0436766754605967</text:p>
          </table:table-cell>
          <table:table-cell office:value-type="float" office:value="0.0603159429791217" calcext:value-type="float">
            <text:p>0.0603159429791217</text:p>
          </table:table-cell>
          <table:table-cell office:value-type="float" office:value="0.0555979988346444" calcext:value-type="float">
            <text:p>0.0555979988346444</text:p>
          </table:table-cell>
          <table:table-cell office:value-type="float" office:value="0.065033887123599" calcext:value-type="float">
            <text:p>0.065033887123599</text:p>
          </table:table-cell>
          <table:table-cell office:value-type="float" office:value="0.0401992001795939" calcext:value-type="float">
            <text:p>0.0401992001795939</text:p>
          </table:table-cell>
          <table:table-cell office:value-type="float" office:value="0.0373739135118251" calcext:value-type="float">
            <text:p>0.0373739135118251</text:p>
          </table:table-cell>
          <table:table-cell office:value-type="float" office:value="0.0430244868473627" calcext:value-type="float">
            <text:p>0.0430244868473627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701" calcext:value-type="float">
            <text:p>0.701</text:p>
          </table:table-cell>
          <table:table-cell office:value-type="float" office:value="0.680930511818752" calcext:value-type="float">
            <text:p>0.680930511818752</text:p>
          </table:table-cell>
          <table:table-cell office:value-type="float" office:value="0.721069488181248" calcext:value-type="float">
            <text:p>0.721069488181248</text:p>
          </table:table-cell>
          <table:table-cell office:value-type="float" office:value="0.748" calcext:value-type="float">
            <text:p>0.748</text:p>
          </table:table-cell>
          <table:table-cell office:value-type="float" office:value="0.728967634766115" calcext:value-type="float">
            <text:p>0.728967634766115</text:p>
          </table:table-cell>
          <table:table-cell office:value-type="float" office:value="0.767032365233885" calcext:value-type="float">
            <text:p>0.76703236523388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538051558506195" calcext:value-type="float">
            <text:p>0.0538051558506195</text:p>
          </table:table-cell>
          <table:table-cell office:value-type="float" office:value="0.0500833346522934" calcext:value-type="float">
            <text:p>0.0500833346522934</text:p>
          </table:table-cell>
          <table:table-cell office:value-type="float" office:value="0.0575269770489456" calcext:value-type="float">
            <text:p>0.0575269770489456</text:p>
          </table:table-cell>
          <table:table-cell office:value-type="float" office:value="0.0238521466080477" calcext:value-type="float">
            <text:p>0.0238521466080477</text:p>
          </table:table-cell>
          <table:table-cell office:value-type="float" office:value="0.022019390783501" calcext:value-type="float">
            <text:p>0.022019390783501</text:p>
          </table:table-cell>
          <table:table-cell office:value-type="float" office:value="0.0256849024325944" calcext:value-type="float">
            <text:p>0.0256849024325944</text:p>
          </table:table-cell>
          <table:table-cell office:value-type="float" office:value="0.0274109223545761" calcext:value-type="float">
            <text:p>0.0274109223545761</text:p>
          </table:table-cell>
          <table:table-cell office:value-type="float" office:value="0.0252740445959724" calcext:value-type="float">
            <text:p>0.0252740445959724</text:p>
          </table:table-cell>
          <table:table-cell office:value-type="float" office:value="0.0295478001131797" calcext:value-type="float">
            <text:p>0.0295478001131797</text:p>
          </table:table-cell>
          <table:table-cell office:value-type="float" office:value="0.0377926492793391" calcext:value-type="float">
            <text:p>0.0377926492793391</text:p>
          </table:table-cell>
          <table:table-cell office:value-type="float" office:value="0.0354609625713108" calcext:value-type="float">
            <text:p>0.0354609625713108</text:p>
          </table:table-cell>
          <table:table-cell office:value-type="float" office:value="0.0401243359873673" calcext:value-type="float">
            <text:p>0.0401243359873673</text:p>
          </table:table-cell>
          <table:table-cell office:value-type="float" office:value="0.0538051558506195" calcext:value-type="float">
            <text:p>0.0538051558506195</text:p>
          </table:table-cell>
          <table:table-cell office:value-type="float" office:value="0.0500833346522934" calcext:value-type="float">
            <text:p>0.0500833346522934</text:p>
          </table:table-cell>
          <table:table-cell office:value-type="float" office:value="0.0575269770489456" calcext:value-type="float">
            <text:p>0.0575269770489456</text:p>
          </table:table-cell>
          <table:table-cell office:value-type="float" office:value="0.0377926492793391" calcext:value-type="float">
            <text:p>0.0377926492793391</text:p>
          </table:table-cell>
          <table:table-cell office:value-type="float" office:value="0.0354609625713108" calcext:value-type="float">
            <text:p>0.0354609625713108</text:p>
          </table:table-cell>
          <table:table-cell office:value-type="float" office:value="0.0401243359873673" calcext:value-type="float">
            <text:p>0.0401243359873673</text:p>
          </table:table-cell>
          <table:table-cell office:value-type="float" office:value="146.670813875" calcext:value-type="float">
            <text:p>146.670813875</text:p>
          </table:table-cell>
        </table:table-row>
        <table:table-row table:style-name="ro1">
          <table:table-cell office:value-type="string" calcext:value-type="string">
            <text:p>bky_posdep_balanced_fdp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1139818899207" calcext:value-type="float">
            <text:p>0.0461139818899207</text:p>
          </table:table-cell>
          <table:table-cell office:value-type="float" office:value="0.0436528798653196" calcext:value-type="float">
            <text:p>0.0436528798653196</text:p>
          </table:table-cell>
          <table:table-cell office:value-type="float" office:value="0.0485750839145217" calcext:value-type="float">
            <text:p>0.0485750839145217</text:p>
          </table:table-cell>
          <table:table-cell office:value-type="float" office:value="0.031178207983744" calcext:value-type="float">
            <text:p>0.031178207983744</text:p>
          </table:table-cell>
          <table:table-cell office:value-type="float" office:value="0.029884008655192" calcext:value-type="float">
            <text:p>0.029884008655192</text:p>
          </table:table-cell>
          <table:table-cell office:value-type="float" office:value="0.032472407312296" calcext:value-type="float">
            <text:p>0.032472407312296</text:p>
          </table:table-cell>
          <table:table-cell office:value-type="float" office:value="0.0419166101629642" calcext:value-type="float">
            <text:p>0.0419166101629642</text:p>
          </table:table-cell>
          <table:table-cell office:value-type="float" office:value="0.040373743329734" calcext:value-type="float">
            <text:p>0.040373743329734</text:p>
          </table:table-cell>
          <table:table-cell office:value-type="float" office:value="0.0434594769961944" calcext:value-type="float">
            <text:p>0.0434594769961944</text:p>
          </table:table-cell>
          <table:table-cell office:value-type="float" office:value="0.0439436994398561" calcext:value-type="float">
            <text:p>0.0439436994398561</text:p>
          </table:table-cell>
          <table:table-cell office:value-type="float" office:value="0.0419905126368214" calcext:value-type="float">
            <text:p>0.0419905126368214</text:p>
          </table:table-cell>
          <table:table-cell office:value-type="float" office:value="0.0458968862428909" calcext:value-type="float">
            <text:p>0.0458968862428909</text:p>
          </table:table-cell>
          <table:table-cell office:value-type="float" office:value="0.0461139818899207" calcext:value-type="float">
            <text:p>0.0461139818899207</text:p>
          </table:table-cell>
          <table:table-cell office:value-type="float" office:value="0.0436528798653196" calcext:value-type="float">
            <text:p>0.0436528798653196</text:p>
          </table:table-cell>
          <table:table-cell office:value-type="float" office:value="0.0485750839145217" calcext:value-type="float">
            <text:p>0.0485750839145217</text:p>
          </table:table-cell>
          <table:table-cell office:value-type="float" office:value="0.0439436994398561" calcext:value-type="float">
            <text:p>0.0439436994398561</text:p>
          </table:table-cell>
          <table:table-cell office:value-type="float" office:value="0.0419905126368214" calcext:value-type="float">
            <text:p>0.0419905126368214</text:p>
          </table:table-cell>
          <table:table-cell office:value-type="float" office:value="0.0458968862428909" calcext:value-type="float">
            <text:p>0.0458968862428909</text:p>
          </table:table-cell>
          <table:table-cell office:value-type="float" office:value="0.0308773459269538" calcext:value-type="float">
            <text:p>0.0308773459269538</text:p>
          </table:table-cell>
          <table:table-cell office:value-type="float" office:value="0.0286201271474805" calcext:value-type="float">
            <text:p>0.0286201271474805</text:p>
          </table:table-cell>
          <table:table-cell office:value-type="float" office:value="0.0331345647064271" calcext:value-type="float">
            <text:p>0.0331345647064271</text:p>
          </table:table-cell>
          <table:table-cell office:value-type="float" office:value="0.0234425971598238" calcext:value-type="float">
            <text:p>0.0234425971598238</text:p>
          </table:table-cell>
          <table:table-cell office:value-type="float" office:value="0.0219832363209768" calcext:value-type="float">
            <text:p>0.0219832363209768</text:p>
          </table:table-cell>
          <table:table-cell office:value-type="float" office:value="0.0249019579986708" calcext:value-type="float">
            <text:p>0.0249019579986708</text:p>
          </table:table-cell>
          <table:table-cell office:value-type="float" office:value="0.0328700510537996" calcext:value-type="float">
            <text:p>0.0328700510537996</text:p>
          </table:table-cell>
          <table:table-cell office:value-type="float" office:value="0.0310050719612794" calcext:value-type="float">
            <text:p>0.0310050719612794</text:p>
          </table:table-cell>
          <table:table-cell office:value-type="float" office:value="0.0347350301463197" calcext:value-type="float">
            <text:p>0.0347350301463197</text:p>
          </table:table-cell>
          <table:table-cell office:value-type="float" office:value="0.0335281095797336" calcext:value-type="float">
            <text:p>0.0335281095797336</text:p>
          </table:table-cell>
          <table:table-cell office:value-type="float" office:value="0.0315064230296538" calcext:value-type="float">
            <text:p>0.0315064230296538</text:p>
          </table:table-cell>
          <table:table-cell office:value-type="float" office:value="0.0355497961298135" calcext:value-type="float">
            <text:p>0.0355497961298135</text:p>
          </table:table-cell>
          <table:table-cell office:value-type="float" office:value="0.0308773459269538" calcext:value-type="float">
            <text:p>0.0308773459269538</text:p>
          </table:table-cell>
          <table:table-cell office:value-type="float" office:value="0.0286201271474805" calcext:value-type="float">
            <text:p>0.0286201271474805</text:p>
          </table:table-cell>
          <table:table-cell office:value-type="float" office:value="0.0331345647064271" calcext:value-type="float">
            <text:p>0.0331345647064271</text:p>
          </table:table-cell>
          <table:table-cell office:value-type="float" office:value="0.0335281095797336" calcext:value-type="float">
            <text:p>0.0335281095797336</text:p>
          </table:table-cell>
          <table:table-cell office:value-type="float" office:value="0.0315064230296538" calcext:value-type="float">
            <text:p>0.0315064230296538</text:p>
          </table:table-cell>
          <table:table-cell office:value-type="float" office:value="0.0355497961298135" calcext:value-type="float">
            <text:p>0.0355497961298135</text:p>
          </table:table-cell>
          <table:table-cell office:value-type="float" office:value="0.0337827485863552" calcext:value-type="float">
            <text:p>0.0337827485863552</text:p>
          </table:table-cell>
          <table:table-cell office:value-type="float" office:value="0.0315895988435838" calcext:value-type="float">
            <text:p>0.0315895988435838</text:p>
          </table:table-cell>
          <table:table-cell office:value-type="float" office:value="0.0359758983291265" calcext:value-type="float">
            <text:p>0.0359758983291265</text:p>
          </table:table-cell>
          <table:table-cell office:value-type="float" office:value="0.0262250211984469" calcext:value-type="float">
            <text:p>0.0262250211984469</text:p>
          </table:table-cell>
          <table:table-cell office:value-type="float" office:value="0.0247819106294738" calcext:value-type="float">
            <text:p>0.0247819106294738</text:p>
          </table:table-cell>
          <table:table-cell office:value-type="float" office:value="0.02766813176742" calcext:value-type="float">
            <text:p>0.02766813176742</text:p>
          </table:table-cell>
          <table:table-cell office:value-type="float" office:value="0.03579679468568" calcext:value-type="float">
            <text:p>0.03579679468568</text:p>
          </table:table-cell>
          <table:table-cell office:value-type="float" office:value="0.0339482781222025" calcext:value-type="float">
            <text:p>0.0339482781222025</text:p>
          </table:table-cell>
          <table:table-cell office:value-type="float" office:value="0.0376453112491574" calcext:value-type="float">
            <text:p>0.0376453112491574</text:p>
          </table:table-cell>
          <table:table-cell office:value-type="float" office:value="0.0362324690759776" calcext:value-type="float">
            <text:p>0.0362324690759776</text:p>
          </table:table-cell>
          <table:table-cell office:value-type="float" office:value="0.0342493608347462" calcext:value-type="float">
            <text:p>0.0342493608347462</text:p>
          </table:table-cell>
          <table:table-cell office:value-type="float" office:value="0.038215577317209" calcext:value-type="float">
            <text:p>0.038215577317209</text:p>
          </table:table-cell>
          <table:table-cell office:value-type="float" office:value="0.0337827485863552" calcext:value-type="float">
            <text:p>0.0337827485863552</text:p>
          </table:table-cell>
          <table:table-cell office:value-type="float" office:value="0.0315895988435838" calcext:value-type="float">
            <text:p>0.0315895988435838</text:p>
          </table:table-cell>
          <table:table-cell office:value-type="float" office:value="0.0359758983291265" calcext:value-type="float">
            <text:p>0.0359758983291265</text:p>
          </table:table-cell>
          <table:table-cell office:value-type="float" office:value="0.0362324690759776" calcext:value-type="float">
            <text:p>0.0362324690759776</text:p>
          </table:table-cell>
          <table:table-cell office:value-type="float" office:value="0.0342493608347462" calcext:value-type="float">
            <text:p>0.0342493608347462</text:p>
          </table:table-cell>
          <table:table-cell office:value-type="float" office:value="0.038215577317209" calcext:value-type="float">
            <text:p>0.038215577317209</text:p>
          </table:table-cell>
          <table:table-cell office:value-type="float" office:value="177.956899" calcext:value-type="float">
            <text:p>177.956899</text:p>
          </table:table-cell>
        </table:table-row>
        <table:table-row table:style-name="ro1">
          <table:table-cell office:value-type="string" calcext:value-type="string">
            <text:p>bky_posdep_unbalanced_fdp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0355492417441" calcext:value-type="float">
            <text:p>0.050355492417441</text:p>
          </table:table-cell>
          <table:table-cell office:value-type="float" office:value="0.0473850845151331" calcext:value-type="float">
            <text:p>0.0473850845151331</text:p>
          </table:table-cell>
          <table:table-cell office:value-type="float" office:value="0.053325900319749" calcext:value-type="float">
            <text:p>0.053325900319749</text:p>
          </table:table-cell>
          <table:table-cell office:value-type="float" office:value="0.0318681332218541" calcext:value-type="float">
            <text:p>0.0318681332218541</text:p>
          </table:table-cell>
          <table:table-cell office:value-type="float" office:value="0.0303604635640866" calcext:value-type="float">
            <text:p>0.0303604635640866</text:p>
          </table:table-cell>
          <table:table-cell office:value-type="float" office:value="0.0333758028796215" calcext:value-type="float">
            <text:p>0.0333758028796215</text:p>
          </table:table-cell>
          <table:table-cell office:value-type="float" office:value="0.0429237567674282" calcext:value-type="float">
            <text:p>0.0429237567674282</text:p>
          </table:table-cell>
          <table:table-cell office:value-type="float" office:value="0.0411203405882185" calcext:value-type="float">
            <text:p>0.0411203405882185</text:p>
          </table:table-cell>
          <table:table-cell office:value-type="float" office:value="0.044727172946638" calcext:value-type="float">
            <text:p>0.044727172946638</text:p>
          </table:table-cell>
          <table:table-cell office:value-type="float" office:value="0.043791750527058" calcext:value-type="float">
            <text:p>0.043791750527058</text:p>
          </table:table-cell>
          <table:table-cell office:value-type="float" office:value="0.0414546011816249" calcext:value-type="float">
            <text:p>0.0414546011816249</text:p>
          </table:table-cell>
          <table:table-cell office:value-type="float" office:value="0.046128899872491" calcext:value-type="float">
            <text:p>0.046128899872491</text:p>
          </table:table-cell>
          <table:table-cell office:value-type="float" office:value="0.050355492417441" calcext:value-type="float">
            <text:p>0.050355492417441</text:p>
          </table:table-cell>
          <table:table-cell office:value-type="float" office:value="0.0473850845151331" calcext:value-type="float">
            <text:p>0.0473850845151331</text:p>
          </table:table-cell>
          <table:table-cell office:value-type="float" office:value="0.053325900319749" calcext:value-type="float">
            <text:p>0.053325900319749</text:p>
          </table:table-cell>
          <table:table-cell office:value-type="float" office:value="0.043791750527058" calcext:value-type="float">
            <text:p>0.043791750527058</text:p>
          </table:table-cell>
          <table:table-cell office:value-type="float" office:value="0.0414546011816249" calcext:value-type="float">
            <text:p>0.0414546011816249</text:p>
          </table:table-cell>
          <table:table-cell office:value-type="float" office:value="0.046128899872491" calcext:value-type="float">
            <text:p>0.046128899872491</text:p>
          </table:table-cell>
          <table:table-cell office:value-type="float" office:value="0.0249036545805977" calcext:value-type="float">
            <text:p>0.0249036545805977</text:p>
          </table:table-cell>
          <table:table-cell office:value-type="float" office:value="0.0225986973939122" calcext:value-type="float">
            <text:p>0.0225986973939122</text:p>
          </table:table-cell>
          <table:table-cell office:value-type="float" office:value="0.0272086117672832" calcext:value-type="float">
            <text:p>0.0272086117672832</text:p>
          </table:table-cell>
          <table:table-cell office:value-type="float" office:value="0.0452089101965971" calcext:value-type="float">
            <text:p>0.0452089101965971</text:p>
          </table:table-cell>
          <table:table-cell office:value-type="float" office:value="0.0430012648476569" calcext:value-type="float">
            <text:p>0.0430012648476569</text:p>
          </table:table-cell>
          <table:table-cell office:value-type="float" office:value="0.0474165555455374" calcext:value-type="float">
            <text:p>0.0474165555455374</text:p>
          </table:table-cell>
          <table:table-cell office:value-type="float" office:value="0.0614472133738937" calcext:value-type="float">
            <text:p>0.0614472133738937</text:p>
          </table:table-cell>
          <table:table-cell office:value-type="float" office:value="0.0588612148390959" calcext:value-type="float">
            <text:p>0.0588612148390959</text:p>
          </table:table-cell>
          <table:table-cell office:value-type="float" office:value="0.0640332119086914" calcext:value-type="float">
            <text:p>0.0640332119086914</text:p>
          </table:table-cell>
          <table:table-cell office:value-type="float" office:value="0.0314478431828632" calcext:value-type="float">
            <text:p>0.0314478431828632</text:p>
          </table:table-cell>
          <table:table-cell office:value-type="float" office:value="0.029101604514009" calcext:value-type="float">
            <text:p>0.029101604514009</text:p>
          </table:table-cell>
          <table:table-cell office:value-type="float" office:value="0.0337940818517174" calcext:value-type="float">
            <text:p>0.0337940818517174</text:p>
          </table:table-cell>
          <table:table-cell office:value-type="float" office:value="0.0249036545805977" calcext:value-type="float">
            <text:p>0.0249036545805977</text:p>
          </table:table-cell>
          <table:table-cell office:value-type="float" office:value="0.0225986973939122" calcext:value-type="float">
            <text:p>0.0225986973939122</text:p>
          </table:table-cell>
          <table:table-cell office:value-type="float" office:value="0.0272086117672832" calcext:value-type="float">
            <text:p>0.0272086117672832</text:p>
          </table:table-cell>
          <table:table-cell office:value-type="float" office:value="0.0314478431828632" calcext:value-type="float">
            <text:p>0.0314478431828632</text:p>
          </table:table-cell>
          <table:table-cell office:value-type="float" office:value="0.029101604514009" calcext:value-type="float">
            <text:p>0.029101604514009</text:p>
          </table:table-cell>
          <table:table-cell office:value-type="float" office:value="0.0337940818517174" calcext:value-type="float">
            <text:p>0.0337940818517174</text:p>
          </table:table-cell>
          <table:table-cell office:value-type="float" office:value="0.0433606934334783" calcext:value-type="float">
            <text:p>0.0433606934334783</text:p>
          </table:table-cell>
          <table:table-cell office:value-type="float" office:value="0.0406549279675959" calcext:value-type="float">
            <text:p>0.0406549279675959</text:p>
          </table:table-cell>
          <table:table-cell office:value-type="float" office:value="0.0460664588993606" calcext:value-type="float">
            <text:p>0.0460664588993606</text:p>
          </table:table-cell>
          <table:table-cell office:value-type="float" office:value="0.019911008441492" calcext:value-type="float">
            <text:p>0.019911008441492</text:p>
          </table:table-cell>
          <table:table-cell office:value-type="float" office:value="0.0185862280488227" calcext:value-type="float">
            <text:p>0.0185862280488227</text:p>
          </table:table-cell>
          <table:table-cell office:value-type="float" office:value="0.0212357888341613" calcext:value-type="float">
            <text:p>0.0212357888341613</text:p>
          </table:table-cell>
          <table:table-cell office:value-type="float" office:value="0.0282153052951519" calcext:value-type="float">
            <text:p>0.0282153052951519</text:p>
          </table:table-cell>
          <table:table-cell office:value-type="float" office:value="0.0264000590381569" calcext:value-type="float">
            <text:p>0.0264000590381569</text:p>
          </table:table-cell>
          <table:table-cell office:value-type="float" office:value="0.0300305515521469" calcext:value-type="float">
            <text:p>0.0300305515521469</text:p>
          </table:table-cell>
          <table:table-cell office:value-type="float" office:value="0.0374627412494925" calcext:value-type="float">
            <text:p>0.0374627412494925</text:p>
          </table:table-cell>
          <table:table-cell office:value-type="float" office:value="0.0354261005701652" calcext:value-type="float">
            <text:p>0.0354261005701652</text:p>
          </table:table-cell>
          <table:table-cell office:value-type="float" office:value="0.0394993819288197" calcext:value-type="float">
            <text:p>0.0394993819288197</text:p>
          </table:table-cell>
          <table:table-cell office:value-type="float" office:value="0.0433606934334783" calcext:value-type="float">
            <text:p>0.0433606934334783</text:p>
          </table:table-cell>
          <table:table-cell office:value-type="float" office:value="0.0406549279675959" calcext:value-type="float">
            <text:p>0.0406549279675959</text:p>
          </table:table-cell>
          <table:table-cell office:value-type="float" office:value="0.0460664588993606" calcext:value-type="float">
            <text:p>0.0460664588993606</text:p>
          </table:table-cell>
          <table:table-cell office:value-type="float" office:value="0.0374627412494925" calcext:value-type="float">
            <text:p>0.0374627412494925</text:p>
          </table:table-cell>
          <table:table-cell office:value-type="float" office:value="0.0354261005701652" calcext:value-type="float">
            <text:p>0.0354261005701652</text:p>
          </table:table-cell>
          <table:table-cell office:value-type="float" office:value="0.0394993819288197" calcext:value-type="float">
            <text:p>0.0394993819288197</text:p>
          </table:table-cell>
          <table:table-cell office:value-type="float" office:value="177.018266125" calcext:value-type="float">
            <text:p>177.018266125</text:p>
          </table:table-cell>
        </table:table-row>
      </table:table>
      <table:named-expressions/>
      <table:database-ranges>
        <table:database-range table:name="__Anonymous_Sheet_DB__0" table:target-range-address="formatted.A2:formatted.X22" table:display-filter-buttons="true"/>
        <table:database-range table:name="__Anonymous_Sheet_DB__1" table:target-range-address="raw.A1:raw.AX1048576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8T23:41:02.429337000</dc:date>
    <meta:editing-duration>PT16H43M4S</meta:editing-duration>
    <meta:editing-cycles>28</meta:editing-cycles>
    <meta:generator>LibreOffice/25.8.1.1$MacOSX_AARCH64 LibreOffice_project/54047653041915e595ad4e45cccea684809c77b5</meta:generator>
    <meta:document-statistic meta:table-count="2" meta:cell-count="1935" meta:object-count="0"/>
  </office:meta>
</office:document-meta>
</file>